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mm"/>
    </style:style>
    <style:style style:name="co2" style:family="table-column">
      <style:table-column-properties fo:break-before="auto" style:column-width="15.5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lium in Krypton (ga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/>
          <table:table-cell office:value-type="string" calcext:value-type="string">
            <text:p><text:s/>Ion</text:p>
          </table:table-cell>
          <table:table-cell table:number-columns-repeated="2" office:value-type="string" calcext:value-type="string">
            <text:p><text:s text:c="6"/>dE/dx</text:p>
          </table:table-cell>
          <table:table-cell office:value-type="string" calcext:value-type="string">
            <text:p><text:s text:c="4"/>Pro</text:p>
          </table:table-cell>
          <table:table-cell office:value-type="string" calcext:value-type="string">
            <text:p>ject</text:p>
          </table:table-cell>
          <table:table-cell office:value-type="string" calcext:value-type="string">
            <text:p>ed <text:s/>Long</text:p>
          </table:table-cell>
          <table:table-cell office:value-type="string" calcext:value-type="string">
            <text:p>itud</text:p>
          </table:table-cell>
          <table:table-cell office:value-type="string" calcext:value-type="string">
            <text:p>inal <text:s text:c="2"/>Later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<text:s text:c="6"/>Elec.</text:p>
          </table:table-cell>
          <table:table-cell office:value-type="string" calcext:value-type="string">
            <text:p><text:s text:c="6"/>Nuclea</text:p>
          </table:table-cell>
          <table:table-cell office:value-type="string" calcext:value-type="string">
            <text:p>r <text:s text:c="4"/>R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<text:s text:c="5"/>Str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ng <text:s text:c="2"/>Straggl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 <text:s/>------</text:p>
          </table:table-cell>
          <table:table-cell office:value-type="string" calcext:value-type="string">
            <text:p>---- -------</text:p>
          </table:table-cell>
          <table:table-cell office:value-type="string" calcext:value-type="string">
            <text:p>--- 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-------</text:p>
          </table:table-cell>
          <table:table-cell table:number-columns-repeated="9"/>
        </table:table-row>
        <table:table-row table:style-name="ro1">
          <table:table-cell office:value-type="float" office:value="9.99999" calcext:value-type="float">
            <text:p>9,99999</text:p>
          </table:table-cell>
          <table:table-cell office:value-type="string" calcext:value-type="string">
            <text:p><text:s/>eV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1 um</text:p>
          </table:table-cell>
          <table:table-cell table:number-columns-repeated="2"/>
          <table:table-cell table:formula="of:=[.E4]*0.0000000001" office:value-type="float" office:value="0.000000655" calcext:value-type="float">
            <text:p>6,55E-07</text:p>
          </table:table-cell>
          <table:table-cell table:formula="of:=[.A4]" office:value-type="float" office:value="9.99999" calcext:value-type="float">
            <text:p>9,99999</text:p>
          </table:table-cell>
          <table:table-cell table:number-columns-repeated="3"/>
          <table:table-cell table:formula="of:=([.$L$160]-[.L4])/[.$L$160]" office:value-type="float" office:value="0.999990622763064" calcext:value-type="float">
            <text:p>0,999990622763064</text:p>
          </table:table-cell>
          <table:table-cell table:formula="of:=[.M4]/[.$M$160]" office:value-type="float" office:value="0.000000999999" calcext:value-type="float">
            <text:p>9,99999E-07</text:p>
          </table:table-cell>
        </table:table-row>
        <table:table-row table:style-name="ro1">
          <table:table-cell office:value-type="float" office:value="10.9999" calcext:value-type="float">
            <text:p>10,9999</text:p>
          </table:table-cell>
          <table:table-cell office:value-type="string" calcext:value-type="string">
            <text:p><text:s/>eV</text:p>
          </table:table-cell>
          <table:table-cell office:value-type="float" office:value="0.002612" calcext:value-type="float">
            <text:p>0,002612</text:p>
          </table:table-cell>
          <table:table-cell office:value-type="float" office:value="0.003804" calcext:value-type="float">
            <text:p>0,003804</text:p>
          </table:table-cell>
          <table:table-cell office:value-type="float" office:value="6852" calcext:value-type="float">
            <text:p>6852</text:p>
          </table:table-cell>
          <table:table-cell office:value-type="string" calcext:value-type="string">
            <text:p>A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6 um</text:p>
          </table:table-cell>
          <table:table-cell table:number-columns-repeated="2"/>
          <table:table-cell table:formula="of:=[.E5]*0.0000000001" office:value-type="float" office:value="0.0000006852" calcext:value-type="float">
            <text:p>6,852E-07</text:p>
          </table:table-cell>
          <table:table-cell table:formula="of:=[.A5]" office:value-type="float" office:value="10.9999" calcext:value-type="float">
            <text:p>10,9999</text:p>
          </table:table-cell>
          <table:table-cell table:number-columns-repeated="3"/>
          <table:table-cell table:formula="of:=([.$L$160]-[.L5])/[.$L$160]" office:value-type="float" office:value="0.999990190408017" calcext:value-type="float">
            <text:p>0,999990190408017</text:p>
          </table:table-cell>
          <table:table-cell table:formula="of:=[.M5]/[.$M$160]" office:value-type="float" office:value="0.00000109999" calcext:value-type="float">
            <text:p>1,09999E-06</text:p>
          </table:table-cell>
        </table:table-row>
        <table:table-row table:style-name="ro1">
          <table:table-cell office:value-type="float" office:value="11.9999" calcext:value-type="float">
            <text:p>11,9999</text:p>
          </table:table-cell>
          <table:table-cell office:value-type="string" calcext:value-type="string">
            <text:p><text:s/>eV</text:p>
          </table:table-cell>
          <table:table-cell office:value-type="float" office:value="0.002728" calcext:value-type="float">
            <text:p>0,002728</text:p>
          </table:table-cell>
          <table:table-cell office:value-type="float" office:value="0.003979" calcext:value-type="float">
            <text:p>0,003979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A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1 um</text:p>
          </table:table-cell>
          <table:table-cell table:number-columns-repeated="2"/>
          <table:table-cell table:formula="of:=[.E6]*0.0000000001" office:value-type="float" office:value="0.0000007143" calcext:value-type="float">
            <text:p>7,143E-07</text:p>
          </table:table-cell>
          <table:table-cell table:formula="of:=[.A6]" office:value-type="float" office:value="11.9999" calcext:value-type="float">
            <text:p>11,9999</text:p>
          </table:table-cell>
          <table:table-cell table:number-columns-repeated="3"/>
          <table:table-cell table:formula="of:=([.$L$160]-[.L6])/[.$L$160]" office:value-type="float" office:value="0.999989773801002" calcext:value-type="float">
            <text:p>0,999989773801002</text:p>
          </table:table-cell>
          <table:table-cell table:formula="of:=[.M6]/[.$M$160]" office:value-type="float" office:value="0.00000119999" calcext:value-type="float">
            <text:p>1,19999E-06</text:p>
          </table:table-cell>
        </table:table-row>
        <table:table-row table:style-name="ro1">
          <table:table-cell office:value-type="float" office:value="12.9999" calcext:value-type="float">
            <text:p>12,9999</text:p>
          </table:table-cell>
          <table:table-cell office:value-type="string" calcext:value-type="string">
            <text:p><text:s/>eV</text:p>
          </table:table-cell>
          <table:table-cell office:value-type="float" office:value="0.002839" calcext:value-type="float">
            <text:p>0,002839</text:p>
          </table:table-cell>
          <table:table-cell office:value-type="float" office:value="0.004146" calcext:value-type="float">
            <text:p>0,004146</text:p>
          </table:table-cell>
          <table:table-cell office:value-type="float" office:value="7425" calcext:value-type="float">
            <text:p>7425</text:p>
          </table:table-cell>
          <table:table-cell office:value-type="string" calcext:value-type="string">
            <text:p>A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6 um</text:p>
          </table:table-cell>
          <table:table-cell table:number-columns-repeated="2"/>
          <table:table-cell table:formula="of:=[.E7]*0.0000000001" office:value-type="float" office:value="0.0000007425" calcext:value-type="float">
            <text:p>7,425E-07</text:p>
          </table:table-cell>
          <table:table-cell table:formula="of:=[.A7]" office:value-type="float" office:value="12.9999" calcext:value-type="float">
            <text:p>12,9999</text:p>
          </table:table-cell>
          <table:table-cell table:number-columns-repeated="3"/>
          <table:table-cell table:formula="of:=([.$L$160]-[.L7])/[.$L$160]" office:value-type="float" office:value="0.99998937007874" calcext:value-type="float">
            <text:p>0,99998937007874</text:p>
          </table:table-cell>
          <table:table-cell table:formula="of:=[.M7]/[.$M$160]" office:value-type="float" office:value="0.00000129999" calcext:value-type="float">
            <text:p>1,29999E-06</text:p>
          </table:table-cell>
        </table:table-row>
        <table:table-row table:style-name="ro1">
          <table:table-cell office:value-type="float" office:value="13.9999" calcext:value-type="float">
            <text:p>13,9999</text:p>
          </table:table-cell>
          <table:table-cell office:value-type="string" calcext:value-type="string">
            <text:p><text:s/>eV</text:p>
          </table:table-cell>
          <table:table-cell office:value-type="float" office:value="0.002947" calcext:value-type="float">
            <text:p>0,002947</text:p>
          </table:table-cell>
          <table:table-cell office:value-type="float" office:value="0.004306" calcext:value-type="float">
            <text:p>0,004306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A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1 um</text:p>
          </table:table-cell>
          <table:table-cell table:number-columns-repeated="2"/>
          <table:table-cell table:formula="of:=[.E8]*0.0000000001" office:value-type="float" office:value="0.0000007698" calcext:value-type="float">
            <text:p>7,698E-07</text:p>
          </table:table-cell>
          <table:table-cell table:formula="of:=[.A8]" office:value-type="float" office:value="13.9999" calcext:value-type="float">
            <text:p>13,9999</text:p>
          </table:table-cell>
          <table:table-cell table:number-columns-repeated="3"/>
          <table:table-cell table:formula="of:=([.$L$160]-[.L8])/[.$L$160]" office:value-type="float" office:value="0.999988979241231" calcext:value-type="float">
            <text:p>0,999988979241231</text:p>
          </table:table-cell>
          <table:table-cell table:formula="of:=[.M8]/[.$M$160]" office:value-type="float" office:value="0.00000139999" calcext:value-type="float">
            <text:p>1,39999E-06</text:p>
          </table:table-cell>
        </table:table-row>
        <table:table-row table:style-name="ro1">
          <table:table-cell office:value-type="float" office:value="14.9999" calcext:value-type="float">
            <text:p>14,9999</text:p>
          </table:table-cell>
          <table:table-cell office:value-type="string" calcext:value-type="string">
            <text:p><text:s/>eV</text:p>
          </table:table-cell>
          <table:table-cell office:value-type="float" office:value="0.00305" calcext:value-type="float">
            <text:p>0,00305</text:p>
          </table:table-cell>
          <table:table-cell office:value-type="float" office:value="0.004459" calcext:value-type="float">
            <text:p>0,004459</text:p>
          </table:table-cell>
          <table:table-cell office:value-type="float" office:value="7963" calcext:value-type="float">
            <text:p>7963</text:p>
          </table:table-cell>
          <table:table-cell office:value-type="string" calcext:value-type="string">
            <text:p>A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6 um</text:p>
          </table:table-cell>
          <table:table-cell table:number-columns-repeated="2"/>
          <table:table-cell table:formula="of:=[.E9]*0.0000000001" office:value-type="float" office:value="0.0000007963" calcext:value-type="float">
            <text:p>7,963E-07</text:p>
          </table:table-cell>
          <table:table-cell table:formula="of:=[.A9]" office:value-type="float" office:value="14.9999" calcext:value-type="float">
            <text:p>14,9999</text:p>
          </table:table-cell>
          <table:table-cell table:number-columns-repeated="3"/>
          <table:table-cell table:formula="of:=([.$L$160]-[.L9])/[.$L$160]" office:value-type="float" office:value="0.999988599856836" calcext:value-type="float">
            <text:p>0,999988599856836</text:p>
          </table:table-cell>
          <table:table-cell table:formula="of:=[.M9]/[.$M$160]" office:value-type="float" office:value="0.00000149999" calcext:value-type="float">
            <text:p>1,49999E-06</text:p>
          </table:table-cell>
        </table:table-row>
        <table:table-row table:style-name="ro1">
          <table:table-cell office:value-type="float" office:value="15.9999" calcext:value-type="float">
            <text:p>15,9999</text:p>
          </table:table-cell>
          <table:table-cell office:value-type="string" calcext:value-type="string">
            <text:p><text:s/>eV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4606" calcext:value-type="float">
            <text:p>0,004606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A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50 um</text:p>
          </table:table-cell>
          <table:table-cell table:number-columns-repeated="2"/>
          <table:table-cell table:formula="of:=[.E10]*0.0000000001" office:value-type="float" office:value="0.0000008221" calcext:value-type="float">
            <text:p>8,221E-07</text:p>
          </table:table-cell>
          <table:table-cell table:formula="of:=[.A10]" office:value-type="float" office:value="15.9999" calcext:value-type="float">
            <text:p>15,9999</text:p>
          </table:table-cell>
          <table:table-cell table:number-columns-repeated="3"/>
          <table:table-cell table:formula="of:=([.$L$160]-[.L10])/[.$L$160]" office:value-type="float" office:value="0.999988230493915" calcext:value-type="float">
            <text:p>0,999988230493915</text:p>
          </table:table-cell>
          <table:table-cell table:formula="of:=[.M10]/[.$M$160]" office:value-type="float" office:value="0.00000159999" calcext:value-type="float">
            <text:p>1,59999E-06</text:p>
          </table:table-cell>
        </table:table-row>
        <table:table-row table:style-name="ro1">
          <table:table-cell office:value-type="float" office:value="16.9999" calcext:value-type="float">
            <text:p>16,9999</text:p>
          </table:table-cell>
          <table:table-cell office:value-type="string" calcext:value-type="string">
            <text:p><text:s/>eV</text:p>
          </table:table-cell>
          <table:table-cell office:value-type="float" office:value="0.003247" calcext:value-type="float">
            <text:p>0,003247</text:p>
          </table:table-cell>
          <table:table-cell office:value-type="float" office:value="0.004747" calcext:value-type="float">
            <text:p>0,004747</text:p>
          </table:table-cell>
          <table:table-cell office:value-type="float" office:value="8472" calcext:value-type="float">
            <text:p>8472</text:p>
          </table:table-cell>
          <table:table-cell office:value-type="string" calcext:value-type="string">
            <text:p>A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54 um</text:p>
          </table:table-cell>
          <table:table-cell table:number-columns-repeated="2"/>
          <table:table-cell table:formula="of:=[.E11]*0.0000000001" office:value-type="float" office:value="0.0000008472" calcext:value-type="float">
            <text:p>8,472E-07</text:p>
          </table:table-cell>
          <table:table-cell table:formula="of:=[.A11]" office:value-type="float" office:value="16.9999" calcext:value-type="float">
            <text:p>16,9999</text:p>
          </table:table-cell>
          <table:table-cell table:number-columns-repeated="3"/>
          <table:table-cell table:formula="of:=([.$L$160]-[.L11])/[.$L$160]" office:value-type="float" office:value="0.99998787115247" calcext:value-type="float">
            <text:p>0,99998787115247</text:p>
          </table:table-cell>
          <table:table-cell table:formula="of:=[.M11]/[.$M$160]" office:value-type="float" office:value="0.00000169999" calcext:value-type="float">
            <text:p>1,69999E-06</text:p>
          </table:table-cell>
        </table:table-row>
        <table:table-row table:style-name="ro1">
          <table:table-cell office:value-type="float" office:value="17.9999" calcext:value-type="float">
            <text:p>17,9999</text:p>
          </table:table-cell>
          <table:table-cell office:value-type="string" calcext:value-type="string">
            <text:p><text:s/>eV</text:p>
          </table:table-cell>
          <table:table-cell office:value-type="float" office:value="0.003341" calcext:value-type="float">
            <text:p>0,003341</text:p>
          </table:table-cell>
          <table:table-cell office:value-type="float" office:value="0.004883" calcext:value-type="float">
            <text:p>0,004883</text:p>
          </table:table-cell>
          <table:table-cell office:value-type="float" office:value="8718" calcext:value-type="float">
            <text:p>8718</text:p>
          </table:table-cell>
          <table:table-cell office:value-type="string" calcext:value-type="string">
            <text:p>A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59 um</text:p>
          </table:table-cell>
          <table:table-cell table:number-columns-repeated="2"/>
          <table:table-cell table:formula="of:=[.E12]*0.0000000001" office:value-type="float" office:value="0.0000008718" calcext:value-type="float">
            <text:p>8,718E-07</text:p>
          </table:table-cell>
          <table:table-cell table:formula="of:=[.A12]" office:value-type="float" office:value="17.9999" calcext:value-type="float">
            <text:p>17,9999</text:p>
          </table:table-cell>
          <table:table-cell table:number-columns-repeated="3"/>
          <table:table-cell table:formula="of:=([.$L$160]-[.L12])/[.$L$160]" office:value-type="float" office:value="0.99998751896922" calcext:value-type="float">
            <text:p>0,99998751896922</text:p>
          </table:table-cell>
          <table:table-cell table:formula="of:=[.M12]/[.$M$160]" office:value-type="float" office:value="0.00000179999" calcext:value-type="float">
            <text:p>1,79999E-06</text:p>
          </table:table-cell>
        </table:table-row>
        <table:table-row table:style-name="ro1">
          <table:table-cell office:value-type="float" office:value="19.9999" calcext:value-type="float">
            <text:p>19,9999</text:p>
          </table:table-cell>
          <table:table-cell office:value-type="string" calcext:value-type="string">
            <text:p><text:s/>eV</text:p>
          </table:table-cell>
          <table:table-cell office:value-type="float" office:value="0.003522" calcext:value-type="float">
            <text:p>0,003522</text:p>
          </table:table-cell>
          <table:table-cell office:value-type="float" office:value="0.005142" calcext:value-type="float">
            <text:p>0,005142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A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67 um</text:p>
          </table:table-cell>
          <table:table-cell table:number-columns-repeated="2"/>
          <table:table-cell table:formula="of:=[.E13]*0.0000000001" office:value-type="float" office:value="0.0000009199" calcext:value-type="float">
            <text:p>9,199E-07</text:p>
          </table:table-cell>
          <table:table-cell table:formula="of:=[.A13]" office:value-type="float" office:value="19.9999" calcext:value-type="float">
            <text:p>19,9999</text:p>
          </table:table-cell>
          <table:table-cell table:number-columns-repeated="3"/>
          <table:table-cell table:formula="of:=([.$L$160]-[.L13])/[.$L$160]" office:value-type="float" office:value="0.999986830350752" calcext:value-type="float">
            <text:p>0,999986830350752</text:p>
          </table:table-cell>
          <table:table-cell table:formula="of:=[.M13]/[.$M$160]" office:value-type="float" office:value="0.00000199999" calcext:value-type="float">
            <text:p>1,99999E-06</text:p>
          </table:table-cell>
        </table:table-row>
        <table:table-row table:style-name="ro1">
          <table:table-cell office:value-type="float" office:value="22.4999" calcext:value-type="float">
            <text:p>22,4999</text:p>
          </table:table-cell>
          <table:table-cell office:value-type="string" calcext:value-type="string">
            <text:p><text:s/>eV</text:p>
          </table:table-cell>
          <table:table-cell office:value-type="float" office:value="0.003735" calcext:value-type="float">
            <text:p>0,003735</text:p>
          </table:table-cell>
          <table:table-cell office:value-type="float" office:value="0.005443" calcext:value-type="float">
            <text:p>0,005443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A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76 um</text:p>
          </table:table-cell>
          <table:table-cell table:number-columns-repeated="2"/>
          <table:table-cell table:formula="of:=[.E14]*0.0000000001" office:value-type="float" office:value="0.0000009773" calcext:value-type="float">
            <text:p>9,773E-07</text:p>
          </table:table-cell>
          <table:table-cell table:formula="of:=[.A14]" office:value-type="float" office:value="22.4999" calcext:value-type="float">
            <text:p>22,4999</text:p>
          </table:table-cell>
          <table:table-cell table:number-columns-repeated="3"/>
          <table:table-cell table:formula="of:=([.$L$160]-[.L14])/[.$L$160]" office:value-type="float" office:value="0.999986008589835" calcext:value-type="float">
            <text:p>0,999986008589835</text:p>
          </table:table-cell>
          <table:table-cell table:formula="of:=[.M14]/[.$M$160]" office:value-type="float" office:value="0.00000224999" calcext:value-type="float">
            <text:p>2,24999E-06</text:p>
          </table:table-cell>
        </table:table-row>
        <table:table-row table:style-name="ro1">
          <table:table-cell office:value-type="float" office:value="24.9999" calcext:value-type="float">
            <text:p>24,9999</text:p>
          </table:table-cell>
          <table:table-cell office:value-type="string" calcext:value-type="string">
            <text:p><text:s/>eV</text:p>
          </table:table-cell>
          <table:table-cell office:value-type="float" office:value="0.003938" calcext:value-type="float">
            <text:p>0,003938</text:p>
          </table:table-cell>
          <table:table-cell office:value-type="float" office:value="0.005724" calcext:value-type="float">
            <text:p>0,005724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um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85 um</text:p>
          </table:table-cell>
          <table:table-cell table:number-columns-repeated="2"/>
          <table:table-cell table:formula="of:=[.E15]*0.000001" office:value-type="float" office:value="0.00000103" calcext:value-type="float">
            <text:p>1,03E-06</text:p>
          </table:table-cell>
          <table:table-cell table:formula="of:=[.A15]" office:value-type="float" office:value="24.9999" calcext:value-type="float">
            <text:p>24,9999</text:p>
          </table:table-cell>
          <table:table-cell table:number-columns-repeated="3"/>
          <table:table-cell table:formula="of:=([.$L$160]-[.L15])/[.$L$160]" office:value-type="float" office:value="0.999985254115963" calcext:value-type="float">
            <text:p>0,999985254115963</text:p>
          </table:table-cell>
          <table:table-cell table:formula="of:=[.M15]/[.$M$160]" office:value-type="float" office:value="0.00000249999" calcext:value-type="float">
            <text:p>2,49999E-06</text:p>
          </table:table-cell>
        </table:table-row>
        <table:table-row table:style-name="ro1">
          <table:table-cell office:value-type="float" office:value="27.4999" calcext:value-type="float">
            <text:p>27,4999</text:p>
          </table:table-cell>
          <table:table-cell office:value-type="string" calcext:value-type="string">
            <text:p><text:s/>eV</text:p>
          </table:table-cell>
          <table:table-cell office:value-type="float" office:value="0.00413" calcext:value-type="float">
            <text:p>0,00413</text:p>
          </table:table-cell>
          <table:table-cell office:value-type="float" office:value="0.005986" calcext:value-type="float">
            <text:p>0,005986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um</text:p>
          </table:table-cell>
          <table:table-cell office:value-type="float" office:value="2.73" calcext:value-type="float">
            <text:p>2,7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94 um</text:p>
          </table:table-cell>
          <table:table-cell table:number-columns-repeated="2"/>
          <table:table-cell table:formula="of:=[.E16]*0.000001" office:value-type="float" office:value="0.00000108" calcext:value-type="float">
            <text:p>1,08E-06</text:p>
          </table:table-cell>
          <table:table-cell table:formula="of:=[.A16]" office:value-type="float" office:value="27.4999" calcext:value-type="float">
            <text:p>27,4999</text:p>
          </table:table-cell>
          <table:table-cell table:number-columns-repeated="3"/>
          <table:table-cell table:formula="of:=([.$L$160]-[.L16])/[.$L$160]" office:value-type="float" office:value="0.999984538296349" calcext:value-type="float">
            <text:p>0,999984538296349</text:p>
          </table:table-cell>
          <table:table-cell table:formula="of:=[.M16]/[.$M$160]" office:value-type="float" office:value="0.00000274999" calcext:value-type="float">
            <text:p>2,74999E-06</text:p>
          </table:table-cell>
        </table:table-row>
        <table:table-row table:style-name="ro1">
          <table:table-cell office:value-type="float" office:value="29.9999" calcext:value-type="float">
            <text:p>29,9999</text:p>
          </table:table-cell>
          <table:table-cell office:value-type="string" calcext:value-type="string">
            <text:p><text:s/>eV</text:p>
          </table:table-cell>
          <table:table-cell office:value-type="float" office:value="0.004313" calcext:value-type="float">
            <text:p>0,004313</text:p>
          </table:table-cell>
          <table:table-cell office:value-type="float" office:value="0.006233" calcext:value-type="float">
            <text:p>0,006233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um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03 um</text:p>
          </table:table-cell>
          <table:table-cell table:number-columns-repeated="2"/>
          <table:table-cell table:formula="of:=[.E17]*0.000001" office:value-type="float" office:value="0.00000114" calcext:value-type="float">
            <text:p>1,14E-06</text:p>
          </table:table-cell>
          <table:table-cell table:formula="of:=[.A17]" office:value-type="float" office:value="29.9999" calcext:value-type="float">
            <text:p>29,9999</text:p>
          </table:table-cell>
          <table:table-cell table:number-columns-repeated="3"/>
          <table:table-cell table:formula="of:=([.$L$160]-[.L17])/[.$L$160]" office:value-type="float" office:value="0.999983679312813" calcext:value-type="float">
            <text:p>0,999983679312813</text:p>
          </table:table-cell>
          <table:table-cell table:formula="of:=[.M17]/[.$M$160]" office:value-type="float" office:value="0.00000299999" calcext:value-type="float">
            <text:p>2,99999E-06</text:p>
          </table:table-cell>
        </table:table-row>
        <table:table-row table:style-name="ro1">
          <table:table-cell office:value-type="float" office:value="32.4999" calcext:value-type="float">
            <text:p>32,4999</text:p>
          </table:table-cell>
          <table:table-cell office:value-type="string" calcext:value-type="string">
            <text:p><text:s/>eV</text:p>
          </table:table-cell>
          <table:table-cell office:value-type="float" office:value="0.004489" calcext:value-type="float">
            <text:p>0,004489</text:p>
          </table:table-cell>
          <table:table-cell office:value-type="float" office:value="0.006466" calcext:value-type="float">
            <text:p>0,006466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um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11 um</text:p>
          </table:table-cell>
          <table:table-cell table:number-columns-repeated="2"/>
          <table:table-cell table:formula="of:=[.E18]*0.000001" office:value-type="float" office:value="0.00000119" calcext:value-type="float">
            <text:p>1,19E-06</text:p>
          </table:table-cell>
          <table:table-cell table:formula="of:=[.A18]" office:value-type="float" office:value="32.4999" calcext:value-type="float">
            <text:p>32,4999</text:p>
          </table:table-cell>
          <table:table-cell table:number-columns-repeated="3"/>
          <table:table-cell table:formula="of:=([.$L$160]-[.L18])/[.$L$160]" office:value-type="float" office:value="0.9999829634932" calcext:value-type="float">
            <text:p>0,9999829634932</text:p>
          </table:table-cell>
          <table:table-cell table:formula="of:=[.M18]/[.$M$160]" office:value-type="float" office:value="0.00000324999" calcext:value-type="float">
            <text:p>3,24999E-06</text:p>
          </table:table-cell>
        </table:table-row>
        <table:table-row table:style-name="ro1">
          <table:table-cell office:value-type="float" office:value="34.9999" calcext:value-type="float">
            <text:p>34,9999</text:p>
          </table:table-cell>
          <table:table-cell office:value-type="string" calcext:value-type="string">
            <text:p><text:s/>eV</text:p>
          </table:table-cell>
          <table:table-cell office:value-type="float" office:value="0.004659" calcext:value-type="float">
            <text:p>0,004659</text:p>
          </table:table-cell>
          <table:table-cell office:value-type="float" office:value="0.006688" calcext:value-type="float">
            <text:p>0,006688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um</text:p>
          </table:table-cell>
          <table:table-cell office:value-type="float" office:value="3.07" calcext:value-type="float">
            <text:p>3,0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19 um</text:p>
          </table:table-cell>
          <table:table-cell table:number-columns-repeated="2"/>
          <table:table-cell table:formula="of:=[.E19]*0.000001" office:value-type="float" office:value="0.00000123" calcext:value-type="float">
            <text:p>1,23E-06</text:p>
          </table:table-cell>
          <table:table-cell table:formula="of:=[.A19]" office:value-type="float" office:value="34.9999" calcext:value-type="float">
            <text:p>34,9999</text:p>
          </table:table-cell>
          <table:table-cell table:number-columns-repeated="3"/>
          <table:table-cell table:formula="of:=([.$L$160]-[.L19])/[.$L$160]" office:value-type="float" office:value="0.999982390837509" calcext:value-type="float">
            <text:p>0,999982390837509</text:p>
          </table:table-cell>
          <table:table-cell table:formula="of:=[.M19]/[.$M$160]" office:value-type="float" office:value="0.00000349999" calcext:value-type="float">
            <text:p>3,49999E-06</text:p>
          </table:table-cell>
        </table:table-row>
        <table:table-row table:style-name="ro1">
          <table:table-cell office:value-type="float" office:value="37.4999" calcext:value-type="float">
            <text:p>37,4999</text:p>
          </table:table-cell>
          <table:table-cell office:value-type="string" calcext:value-type="string">
            <text:p><text:s/>eV</text:p>
          </table:table-cell>
          <table:table-cell office:value-type="float" office:value="0.004822" calcext:value-type="float">
            <text:p>0,004822</text:p>
          </table:table-cell>
          <table:table-cell office:value-type="float" office:value="0.006898" calcext:value-type="float">
            <text:p>0,006898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um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26 um</text:p>
          </table:table-cell>
          <table:table-cell table:number-columns-repeated="2"/>
          <table:table-cell table:formula="of:=[.E20]*0.000001" office:value-type="float" office:value="0.00000128" calcext:value-type="float">
            <text:p>1,28E-06</text:p>
          </table:table-cell>
          <table:table-cell table:formula="of:=[.A20]" office:value-type="float" office:value="37.4999" calcext:value-type="float">
            <text:p>37,4999</text:p>
          </table:table-cell>
          <table:table-cell table:number-columns-repeated="3"/>
          <table:table-cell table:formula="of:=([.$L$160]-[.L20])/[.$L$160]" office:value-type="float" office:value="0.999981675017895" calcext:value-type="float">
            <text:p>0,999981675017895</text:p>
          </table:table-cell>
          <table:table-cell table:formula="of:=[.M20]/[.$M$160]" office:value-type="float" office:value="0.00000374999" calcext:value-type="float">
            <text:p>3,74999E-06</text:p>
          </table:table-cell>
        </table:table-row>
        <table:table-row table:style-name="ro1">
          <table:table-cell office:value-type="float" office:value="39.9999" calcext:value-type="float">
            <text:p>39,9999</text:p>
          </table:table-cell>
          <table:table-cell office:value-type="string" calcext:value-type="string">
            <text:p><text:s/>eV</text:p>
          </table:table-cell>
          <table:table-cell office:value-type="float" office:value="0.004981" calcext:value-type="float">
            <text:p>0,004981</text:p>
          </table:table-cell>
          <table:table-cell office:value-type="float" office:value="0.007099" calcext:value-type="float">
            <text:p>0,007099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um</text:p>
          </table:table-cell>
          <table:table-cell office:value-type="float" office:value="3.28" calcext:value-type="float">
            <text:p>3,2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34 um</text:p>
          </table:table-cell>
          <table:table-cell table:number-columns-repeated="2"/>
          <table:table-cell table:formula="of:=[.E21]*0.000001" office:value-type="float" office:value="0.00000133" calcext:value-type="float">
            <text:p>1,33E-06</text:p>
          </table:table-cell>
          <table:table-cell table:formula="of:=[.A21]" office:value-type="float" office:value="39.9999" calcext:value-type="float">
            <text:p>39,9999</text:p>
          </table:table-cell>
          <table:table-cell table:number-columns-repeated="3"/>
          <table:table-cell table:formula="of:=([.$L$160]-[.L21])/[.$L$160]" office:value-type="float" office:value="0.999980959198282" calcext:value-type="float">
            <text:p>0,999980959198282</text:p>
          </table:table-cell>
          <table:table-cell table:formula="of:=[.M21]/[.$M$160]" office:value-type="float" office:value="0.00000399999" calcext:value-type="float">
            <text:p>3,99999E-06</text:p>
          </table:table-cell>
        </table:table-row>
        <table:table-row table:style-name="ro1">
          <table:table-cell office:value-type="float" office:value="44.9999" calcext:value-type="float">
            <text:p>44,9999</text:p>
          </table:table-cell>
          <table:table-cell office:value-type="string" calcext:value-type="string">
            <text:p><text:s/>eV</text:p>
          </table:table-cell>
          <table:table-cell office:value-type="float" office:value="0.005283" calcext:value-type="float">
            <text:p>0,005283</text:p>
          </table:table-cell>
          <table:table-cell office:value-type="float" office:value="0.007476" calcext:value-type="float">
            <text:p>0,007476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um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48 um</text:p>
          </table:table-cell>
          <table:table-cell table:number-columns-repeated="2"/>
          <table:table-cell table:formula="of:=[.E22]*0.000001" office:value-type="float" office:value="0.00000142" calcext:value-type="float">
            <text:p>1,42E-06</text:p>
          </table:table-cell>
          <table:table-cell table:formula="of:=[.A22]" office:value-type="float" office:value="44.9999" calcext:value-type="float">
            <text:p>44,9999</text:p>
          </table:table-cell>
          <table:table-cell table:number-columns-repeated="3"/>
          <table:table-cell table:formula="of:=([.$L$160]-[.L22])/[.$L$160]" office:value-type="float" office:value="0.999979670722978" calcext:value-type="float">
            <text:p>0,999979670722978</text:p>
          </table:table-cell>
          <table:table-cell table:formula="of:=[.M22]/[.$M$160]" office:value-type="float" office:value="0.00000449999" calcext:value-type="float">
            <text:p>4,49999E-06</text:p>
          </table:table-cell>
        </table:table-row>
        <table:table-row table:style-name="ro1">
          <table:table-cell office:value-type="float" office:value="49.9999" calcext:value-type="float">
            <text:p>49,9999</text:p>
          </table:table-cell>
          <table:table-cell office:value-type="string" calcext:value-type="string">
            <text:p><text:s/>eV</text:p>
          </table:table-cell>
          <table:table-cell office:value-type="float" office:value="0.005568" calcext:value-type="float">
            <text:p>0,005568</text:p>
          </table:table-cell>
          <table:table-cell office:value-type="float" office:value="0.007822" calcext:value-type="float">
            <text:p>0,00782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m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61 um</text:p>
          </table:table-cell>
          <table:table-cell table:number-columns-repeated="2"/>
          <table:table-cell table:formula="of:=[.E23]*0.000001" office:value-type="float" office:value="0.0000015" calcext:value-type="float">
            <text:p>1,5E-06</text:p>
          </table:table-cell>
          <table:table-cell table:formula="of:=[.A23]" office:value-type="float" office:value="49.9999" calcext:value-type="float">
            <text:p>49,9999</text:p>
          </table:table-cell>
          <table:table-cell table:number-columns-repeated="3"/>
          <table:table-cell table:formula="of:=([.$L$160]-[.L23])/[.$L$160]" office:value-type="float" office:value="0.999978525411596" calcext:value-type="float">
            <text:p>0,999978525411596</text:p>
          </table:table-cell>
          <table:table-cell table:formula="of:=[.M23]/[.$M$160]" office:value-type="float" office:value="0.00000499999" calcext:value-type="float">
            <text:p>4,99999E-06</text:p>
          </table:table-cell>
        </table:table-row>
        <table:table-row table:style-name="ro1">
          <table:table-cell office:value-type="float" office:value="54.9999" calcext:value-type="float">
            <text:p>54,9999</text:p>
          </table:table-cell>
          <table:table-cell office:value-type="string" calcext:value-type="string">
            <text:p><text:s/>eV</text:p>
          </table:table-cell>
          <table:table-cell office:value-type="float" office:value="0.00584" calcext:value-type="float">
            <text:p>0,00584</text:p>
          </table:table-cell>
          <table:table-cell office:value-type="float" office:value="0.008144" calcext:value-type="float">
            <text:p>0,008144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um</text:p>
          </table:table-cell>
          <table:table-cell office:value-type="float" office:value="3.85" calcext:value-type="float">
            <text:p>3,8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75 um</text:p>
          </table:table-cell>
          <table:table-cell table:number-columns-repeated="2"/>
          <table:table-cell table:formula="of:=[.E24]*0.000001" office:value-type="float" office:value="0.00000159" calcext:value-type="float">
            <text:p>1,59E-06</text:p>
          </table:table-cell>
          <table:table-cell table:formula="of:=[.A24]" office:value-type="float" office:value="54.9999" calcext:value-type="float">
            <text:p>54,9999</text:p>
          </table:table-cell>
          <table:table-cell table:number-columns-repeated="3"/>
          <table:table-cell table:formula="of:=([.$L$160]-[.L24])/[.$L$160]" office:value-type="float" office:value="0.999977236936292" calcext:value-type="float">
            <text:p>0,999977236936292</text:p>
          </table:table-cell>
          <table:table-cell table:formula="of:=[.M24]/[.$M$160]" office:value-type="float" office:value="0.00000549999" calcext:value-type="float">
            <text:p>5,49999E-06</text:p>
          </table:table-cell>
        </table:table-row>
        <table:table-row table:style-name="ro1">
          <table:table-cell office:value-type="float" office:value="59.9999" calcext:value-type="float">
            <text:p>59,9999</text:p>
          </table:table-cell>
          <table:table-cell office:value-type="string" calcext:value-type="string">
            <text:p><text:s/>eV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8445" calcext:value-type="float">
            <text:p>0,00844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um</text:p>
          </table:table-cell>
          <table:table-cell office:value-type="float" office:value="4.02" calcext:value-type="float">
            <text:p>4,0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87 um</text:p>
          </table:table-cell>
          <table:table-cell table:number-columns-repeated="2"/>
          <table:table-cell table:formula="of:=[.E25]*0.000001" office:value-type="float" office:value="0.00000167" calcext:value-type="float">
            <text:p>1,67E-06</text:p>
          </table:table-cell>
          <table:table-cell table:formula="of:=[.A25]" office:value-type="float" office:value="59.9999" calcext:value-type="float">
            <text:p>59,9999</text:p>
          </table:table-cell>
          <table:table-cell table:number-columns-repeated="3"/>
          <table:table-cell table:formula="of:=([.$L$160]-[.L25])/[.$L$160]" office:value-type="float" office:value="0.999976091624911" calcext:value-type="float">
            <text:p>0,999976091624911</text:p>
          </table:table-cell>
          <table:table-cell table:formula="of:=[.M25]/[.$M$160]" office:value-type="float" office:value="0.00000599999" calcext:value-type="float">
            <text:p>5,99999E-06</text:p>
          </table:table-cell>
        </table:table-row>
        <table:table-row table:style-name="ro1">
          <table:table-cell office:value-type="float" office:value="64.9999" calcext:value-type="float">
            <text:p>64,9999</text:p>
          </table:table-cell>
          <table:table-cell office:value-type="string" calcext:value-type="string">
            <text:p><text:s/>eV</text:p>
          </table:table-cell>
          <table:table-cell office:value-type="float" office:value="0.006349" calcext:value-type="float">
            <text:p>0,006349</text:p>
          </table:table-cell>
          <table:table-cell office:value-type="float" office:value="0.008727" calcext:value-type="float">
            <text:p>0,008727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um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99 um</text:p>
          </table:table-cell>
          <table:table-cell table:number-columns-repeated="2"/>
          <table:table-cell table:formula="of:=[.E26]*0.000001" office:value-type="float" office:value="0.00000175" calcext:value-type="float">
            <text:p>1,75E-06</text:p>
          </table:table-cell>
          <table:table-cell table:formula="of:=[.A26]" office:value-type="float" office:value="64.9999" calcext:value-type="float">
            <text:p>64,9999</text:p>
          </table:table-cell>
          <table:table-cell table:number-columns-repeated="3"/>
          <table:table-cell table:formula="of:=([.$L$160]-[.L26])/[.$L$160]" office:value-type="float" office:value="0.999974946313529" calcext:value-type="float">
            <text:p>0,999974946313529</text:p>
          </table:table-cell>
          <table:table-cell table:formula="of:=[.M26]/[.$M$160]" office:value-type="float" office:value="0.00000649999" calcext:value-type="float">
            <text:p>6,49999E-06</text:p>
          </table:table-cell>
        </table:table-row>
        <table:table-row table:style-name="ro1">
          <table:table-cell office:value-type="float" office:value="69.9999" calcext:value-type="float">
            <text:p>69,9999</text:p>
          </table:table-cell>
          <table:table-cell office:value-type="string" calcext:value-type="string">
            <text:p><text:s/>eV</text:p>
          </table:table-cell>
          <table:table-cell office:value-type="float" office:value="0.006589" calcext:value-type="float">
            <text:p>0,006589</text:p>
          </table:table-cell>
          <table:table-cell office:value-type="float" office:value="0.008993" calcext:value-type="float">
            <text:p>0,008993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um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11 um</text:p>
          </table:table-cell>
          <table:table-cell table:number-columns-repeated="2"/>
          <table:table-cell table:formula="of:=[.E27]*0.000001" office:value-type="float" office:value="0.00000183" calcext:value-type="float">
            <text:p>1,83E-06</text:p>
          </table:table-cell>
          <table:table-cell table:formula="of:=[.A27]" office:value-type="float" office:value="69.9999" calcext:value-type="float">
            <text:p>69,9999</text:p>
          </table:table-cell>
          <table:table-cell table:number-columns-repeated="3"/>
          <table:table-cell table:formula="of:=([.$L$160]-[.L27])/[.$L$160]" office:value-type="float" office:value="0.999973801002147" calcext:value-type="float">
            <text:p>0,999973801002147</text:p>
          </table:table-cell>
          <table:table-cell table:formula="of:=[.M27]/[.$M$160]" office:value-type="float" office:value="0.00000699999" calcext:value-type="float">
            <text:p>6,99999E-06</text:p>
          </table:table-cell>
        </table:table-row>
        <table:table-row table:style-name="ro1">
          <table:table-cell office:value-type="float" office:value="79.9999" calcext:value-type="float">
            <text:p>79,9999</text:p>
          </table:table-cell>
          <table:table-cell office:value-type="string" calcext:value-type="string">
            <text:p><text:s/>eV</text:p>
          </table:table-cell>
          <table:table-cell office:value-type="float" office:value="0.007044" calcext:value-type="float">
            <text:p>0,007044</text:p>
          </table:table-cell>
          <table:table-cell office:value-type="float" office:value="0.009481" calcext:value-type="float">
            <text:p>0,009481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um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34 um</text:p>
          </table:table-cell>
          <table:table-cell table:number-columns-repeated="2"/>
          <table:table-cell table:formula="of:=[.E28]*0.000001" office:value-type="float" office:value="0.00000198" calcext:value-type="float">
            <text:p>1,98E-06</text:p>
          </table:table-cell>
          <table:table-cell table:formula="of:=[.A28]" office:value-type="float" office:value="79.9999" calcext:value-type="float">
            <text:p>79,9999</text:p>
          </table:table-cell>
          <table:table-cell table:number-columns-repeated="3"/>
          <table:table-cell table:formula="of:=([.$L$160]-[.L28])/[.$L$160]" office:value-type="float" office:value="0.999971653543307" calcext:value-type="float">
            <text:p>0,999971653543307</text:p>
          </table:table-cell>
          <table:table-cell table:formula="of:=[.M28]/[.$M$160]" office:value-type="float" office:value="0.00000799999" calcext:value-type="float">
            <text:p>7,99999E-06</text:p>
          </table:table-cell>
        </table:table-row>
        <table:table-row table:style-name="ro1">
          <table:table-cell office:value-type="float" office:value="89.9999" calcext:value-type="float">
            <text:p>89,9999</text:p>
          </table:table-cell>
          <table:table-cell office:value-type="string" calcext:value-type="string">
            <text:p><text:s/>eV</text:p>
          </table:table-cell>
          <table:table-cell office:value-type="float" office:value="0.007471" calcext:value-type="float">
            <text:p>0,007471</text:p>
          </table:table-cell>
          <table:table-cell office:value-type="float" office:value="0.009923" calcext:value-type="float">
            <text:p>0,009923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um</text:p>
          </table:table-cell>
          <table:table-cell office:value-type="float" office:value="4.97" calcext:value-type="float">
            <text:p>4,9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55 um</text:p>
          </table:table-cell>
          <table:table-cell table:number-columns-repeated="2"/>
          <table:table-cell table:formula="of:=[.E29]*0.000001" office:value-type="float" office:value="0.00000212" calcext:value-type="float">
            <text:p>2,12E-06</text:p>
          </table:table-cell>
          <table:table-cell table:formula="of:=[.A29]" office:value-type="float" office:value="89.9999" calcext:value-type="float">
            <text:p>89,9999</text:p>
          </table:table-cell>
          <table:table-cell table:number-columns-repeated="3"/>
          <table:table-cell table:formula="of:=([.$L$160]-[.L29])/[.$L$160]" office:value-type="float" office:value="0.999969649248389" calcext:value-type="float">
            <text:p>0,999969649248389</text:p>
          </table:table-cell>
          <table:table-cell table:formula="of:=[.M29]/[.$M$160]" office:value-type="float" office:value="0.00000899999" calcext:value-type="float">
            <text:p>8,99999E-06</text:p>
          </table:table-cell>
        </table:table-row>
        <table:table-row table:style-name="ro1">
          <table:table-cell office:value-type="float" office:value="99.9999" calcext:value-type="float">
            <text:p>99,9999</text:p>
          </table:table-cell>
          <table:table-cell office:value-type="string" calcext:value-type="string">
            <text:p><text:s/>eV</text:p>
          </table:table-cell>
          <table:table-cell office:value-type="float" office:value="0.007875" calcext:value-type="float">
            <text:p>0,007875</text:p>
          </table:table-cell>
          <table:table-cell office:value-type="float" office:value="0.01033" calcext:value-type="float">
            <text:p>0,01033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um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76 um</text:p>
          </table:table-cell>
          <table:table-cell table:number-columns-repeated="2"/>
          <table:table-cell table:formula="of:=[.E30]*0.000001" office:value-type="float" office:value="0.00000226" calcext:value-type="float">
            <text:p>2,26E-06</text:p>
          </table:table-cell>
          <table:table-cell table:formula="of:=[.A30]" office:value-type="float" office:value="99.9999" calcext:value-type="float">
            <text:p>99,9999</text:p>
          </table:table-cell>
          <table:table-cell table:number-columns-repeated="3"/>
          <table:table-cell table:formula="of:=([.$L$160]-[.L30])/[.$L$160]" office:value-type="float" office:value="0.999967644953472" calcext:value-type="float">
            <text:p>0,999967644953472</text:p>
          </table:table-cell>
          <table:table-cell table:formula="of:=[.M30]/[.$M$160]" office:value-type="float" office:value="0.00000999999" calcext:value-type="float">
            <text:p>9,99999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eV</text:p>
          </table:table-cell>
          <table:table-cell office:value-type="float" office:value="0.008259" calcext:value-type="float">
            <text:p>0,008259</text:p>
          </table:table-cell>
          <table:table-cell office:value-type="float" office:value="0.0107" calcext:value-type="float">
            <text:p>0,0107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um</text:p>
          </table:table-cell>
          <table:table-cell office:value-type="float" office:value="5.53" calcext:value-type="float">
            <text:p>5,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96 um</text:p>
          </table:table-cell>
          <table:table-cell table:number-columns-repeated="2"/>
          <table:table-cell table:formula="of:=[.E31]*0.000001" office:value-type="float" office:value="0.0000024" calcext:value-type="float">
            <text:p>2,4E-06</text:p>
          </table:table-cell>
          <table:table-cell table:formula="of:=[.A31]" office:value-type="float" office:value="110" calcext:value-type="float">
            <text:p>110</text:p>
          </table:table-cell>
          <table:table-cell table:number-columns-repeated="3"/>
          <table:table-cell table:formula="of:=([.$L$160]-[.L31])/[.$L$160]" office:value-type="float" office:value="0.999965640658554" calcext:value-type="float">
            <text:p>0,999965640658554</text:p>
          </table:table-cell>
          <table:table-cell table:formula="of:=[.M31]/[.$M$160]" office:value-type="float" office:value="0.000011" calcext:value-type="float">
            <text:p>1,1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eV</text:p>
          </table:table-cell>
          <table:table-cell office:value-type="float" office:value="0.008627" calcext:value-type="float">
            <text:p>0,008627</text:p>
          </table:table-cell>
          <table:table-cell office:value-type="float" office:value="0.01104" calcext:value-type="float">
            <text:p>0,01104</text:p>
          </table:table-cell>
          <table:table-cell office:value-type="float" office:value="2.53" calcext:value-type="float">
            <text:p>2,53</text:p>
          </table:table-cell>
          <table:table-cell office:value-type="string" calcext:value-type="string">
            <text:p>um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16 um</text:p>
          </table:table-cell>
          <table:table-cell table:number-columns-repeated="2"/>
          <table:table-cell table:formula="of:=[.E32]*0.000001" office:value-type="float" office:value="0.00000253" calcext:value-type="float">
            <text:p>2,53E-06</text:p>
          </table:table-cell>
          <table:table-cell table:formula="of:=[.A32]" office:value-type="float" office:value="120" calcext:value-type="float">
            <text:p>120</text:p>
          </table:table-cell>
          <table:table-cell table:number-columns-repeated="3"/>
          <table:table-cell table:formula="of:=([.$L$160]-[.L32])/[.$L$160]" office:value-type="float" office:value="0.999963779527559" calcext:value-type="float">
            <text:p>0,999963779527559</text:p>
          </table:table-cell>
          <table:table-cell table:formula="of:=[.M32]/[.$M$160]"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eV</text:p>
          </table:table-cell>
          <table:table-cell office:value-type="float" office:value="0.008979" calcext:value-type="float">
            <text:p>0,008979</text:p>
          </table:table-cell>
          <table:table-cell office:value-type="float" office:value="0.01135" calcext:value-type="float">
            <text:p>0,01135</text:p>
          </table:table-cell>
          <table:table-cell office:value-type="float" office:value="2.67" calcext:value-type="float">
            <text:p>2,67</text:p>
          </table:table-cell>
          <table:table-cell office:value-type="string" calcext:value-type="string">
            <text:p>um</text:p>
          </table:table-cell>
          <table:table-cell office:value-type="float" office:value="6.06" calcext:value-type="float">
            <text:p>6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34 um</text:p>
          </table:table-cell>
          <table:table-cell table:number-columns-repeated="2"/>
          <table:table-cell table:formula="of:=[.E33]*0.000001" office:value-type="float" office:value="0.00000267" calcext:value-type="float">
            <text:p>2,67E-06</text:p>
          </table:table-cell>
          <table:table-cell table:formula="of:=[.A33]" office:value-type="float" office:value="130" calcext:value-type="float">
            <text:p>130</text:p>
          </table:table-cell>
          <table:table-cell table:number-columns-repeated="3"/>
          <table:table-cell table:formula="of:=([.$L$160]-[.L33])/[.$L$160]" office:value-type="float" office:value="0.999961775232641" calcext:value-type="float">
            <text:p>0,999961775232641</text:p>
          </table:table-cell>
          <table:table-cell table:formula="of:=[.M33]/[.$M$160]" office:value-type="float" office:value="0.000013" calcext:value-type="float">
            <text:p>1,3E-05</text:p>
          </table:table-cell>
        </table:table-row>
        <table:table-row table:style-name="ro1">
          <table:table-cell office:value-type="float" office:value="139.999" calcext:value-type="float">
            <text:p>139,999</text:p>
          </table:table-cell>
          <table:table-cell office:value-type="string" calcext:value-type="string">
            <text:p><text:s/>eV</text:p>
          </table:table-cell>
          <table:table-cell office:value-type="float" office:value="0.009318" calcext:value-type="float">
            <text:p>0,009318</text:p>
          </table:table-cell>
          <table:table-cell office:value-type="float" office:value="0.01165" calcext:value-type="float">
            <text:p>0,01165</text:p>
          </table:table-cell>
          <table:table-cell office:value-type="float" office:value="2.79" calcext:value-type="float">
            <text:p>2,79</text:p>
          </table:table-cell>
          <table:table-cell office:value-type="string" calcext:value-type="string">
            <text:p>um</text:p>
          </table:table-cell>
          <table:table-cell office:value-type="float" office:value="6.31" calcext:value-type="float">
            <text:p>6,3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53 um</text:p>
          </table:table-cell>
          <table:table-cell table:number-columns-repeated="2"/>
          <table:table-cell table:formula="of:=[.E34]*0.000001" office:value-type="float" office:value="0.00000279" calcext:value-type="float">
            <text:p>2,79E-06</text:p>
          </table:table-cell>
          <table:table-cell table:formula="of:=[.A34]" office:value-type="float" office:value="139.999" calcext:value-type="float">
            <text:p>139,999</text:p>
          </table:table-cell>
          <table:table-cell table:number-columns-repeated="3"/>
          <table:table-cell table:formula="of:=([.$L$160]-[.L34])/[.$L$160]" office:value-type="float" office:value="0.999960057265569" calcext:value-type="float">
            <text:p>0,999960057265569</text:p>
          </table:table-cell>
          <table:table-cell table:formula="of:=[.M34]/[.$M$160]" office:value-type="float" office:value="0.0000139999" calcext:value-type="float">
            <text:p>1,39999E-05</text:p>
          </table:table-cell>
        </table:table-row>
        <table:table-row table:style-name="ro1">
          <table:table-cell office:value-type="float" office:value="149.999" calcext:value-type="float">
            <text:p>149,999</text:p>
          </table:table-cell>
          <table:table-cell office:value-type="string" calcext:value-type="string">
            <text:p><text:s/>eV</text:p>
          </table:table-cell>
          <table:table-cell office:value-type="float" office:value="0.009645" calcext:value-type="float">
            <text:p>0,009645</text:p>
          </table:table-cell>
          <table:table-cell office:value-type="float" office:value="0.01193" calcext:value-type="float">
            <text:p>0,01193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um</text:p>
          </table:table-cell>
          <table:table-cell office:value-type="float" office:value="6.56" calcext:value-type="float">
            <text:p>6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70 um</text:p>
          </table:table-cell>
          <table:table-cell table:number-columns-repeated="2"/>
          <table:table-cell table:formula="of:=[.E35]*0.000001" office:value-type="float" office:value="0.00000292" calcext:value-type="float">
            <text:p>2,92E-06</text:p>
          </table:table-cell>
          <table:table-cell table:formula="of:=[.A35]" office:value-type="float" office:value="149.999" calcext:value-type="float">
            <text:p>149,999</text:p>
          </table:table-cell>
          <table:table-cell table:number-columns-repeated="3"/>
          <table:table-cell table:formula="of:=([.$L$160]-[.L35])/[.$L$160]" office:value-type="float" office:value="0.999958196134574" calcext:value-type="float">
            <text:p>0,999958196134574</text:p>
          </table:table-cell>
          <table:table-cell table:formula="of:=[.M35]/[.$M$160]" office:value-type="float" office:value="0.0000149999" calcext:value-type="float">
            <text:p>1,49999E-05</text:p>
          </table:table-cell>
        </table:table-row>
        <table:table-row table:style-name="ro1">
          <table:table-cell office:value-type="float" office:value="159.999" calcext:value-type="float">
            <text:p>159,999</text:p>
          </table:table-cell>
          <table:table-cell office:value-type="string" calcext:value-type="string">
            <text:p><text:s/>eV</text:p>
          </table:table-cell>
          <table:table-cell office:value-type="float" office:value="0.009961" calcext:value-type="float">
            <text:p>0,009961</text:p>
          </table:table-cell>
          <table:table-cell office:value-type="float" office:value="0.01219" calcext:value-type="float">
            <text:p>0,01219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um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88 um</text:p>
          </table:table-cell>
          <table:table-cell table:number-columns-repeated="2"/>
          <table:table-cell table:formula="of:=[.E36]*0.000001" office:value-type="float" office:value="0.00000305" calcext:value-type="float">
            <text:p>3,05E-06</text:p>
          </table:table-cell>
          <table:table-cell table:formula="of:=[.A36]" office:value-type="float" office:value="159.999" calcext:value-type="float">
            <text:p>159,999</text:p>
          </table:table-cell>
          <table:table-cell table:number-columns-repeated="3"/>
          <table:table-cell table:formula="of:=([.$L$160]-[.L36])/[.$L$160]" office:value-type="float" office:value="0.999956335003579" calcext:value-type="float">
            <text:p>0,999956335003579</text:p>
          </table:table-cell>
          <table:table-cell table:formula="of:=[.M36]/[.$M$160]" office:value-type="float" office:value="0.0000159999" calcext:value-type="float">
            <text:p>1,59999E-05</text:p>
          </table:table-cell>
        </table:table-row>
        <table:table-row table:style-name="ro1">
          <table:table-cell office:value-type="float" office:value="169.999" calcext:value-type="float">
            <text:p>169,999</text:p>
          </table:table-cell>
          <table:table-cell office:value-type="string" calcext:value-type="string">
            <text:p><text:s/>eV</text:p>
          </table:table-cell>
          <table:table-cell office:value-type="float" office:value="0.01027" calcext:value-type="float">
            <text:p>0,01027</text:p>
          </table:table-cell>
          <table:table-cell office:value-type="float" office:value="0.01244" calcext:value-type="float">
            <text:p>0,01244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um</text:p>
          </table:table-cell>
          <table:table-cell office:value-type="float" office:value="7.03" calcext:value-type="float">
            <text:p>7,0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05 um</text:p>
          </table:table-cell>
          <table:table-cell table:number-columns-repeated="2"/>
          <table:table-cell table:formula="of:=[.E37]*0.000001" office:value-type="float" office:value="0.00000317" calcext:value-type="float">
            <text:p>3,17E-06</text:p>
          </table:table-cell>
          <table:table-cell table:formula="of:=[.A37]" office:value-type="float" office:value="169.999" calcext:value-type="float">
            <text:p>169,999</text:p>
          </table:table-cell>
          <table:table-cell table:number-columns-repeated="3"/>
          <table:table-cell table:formula="of:=([.$L$160]-[.L37])/[.$L$160]" office:value-type="float" office:value="0.999954617036507" calcext:value-type="float">
            <text:p>0,999954617036507</text:p>
          </table:table-cell>
          <table:table-cell table:formula="of:=[.M37]/[.$M$160]" office:value-type="float" office:value="0.0000169999" calcext:value-type="float">
            <text:p>1,69999E-05</text:p>
          </table:table-cell>
        </table:table-row>
        <table:table-row table:style-name="ro1">
          <table:table-cell office:value-type="float" office:value="179.999" calcext:value-type="float">
            <text:p>179,999</text:p>
          </table:table-cell>
          <table:table-cell office:value-type="string" calcext:value-type="string">
            <text:p><text:s/>eV</text:p>
          </table:table-cell>
          <table:table-cell office:value-type="float" office:value="0.01057" calcext:value-type="float">
            <text:p>0,01057</text:p>
          </table:table-cell>
          <table:table-cell office:value-type="float" office:value="0.01267" calcext:value-type="float">
            <text:p>0,01267</text:p>
          </table:table-cell>
          <table:table-cell office:value-type="float" office:value="3.29" calcext:value-type="float">
            <text:p>3,29</text:p>
          </table:table-cell>
          <table:table-cell office:value-type="string" calcext:value-type="string">
            <text:p>um</text:p>
          </table:table-cell>
          <table:table-cell office:value-type="float" office:value="7.26" calcext:value-type="float">
            <text:p>7,2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22 um</text:p>
          </table:table-cell>
          <table:table-cell table:number-columns-repeated="2"/>
          <table:table-cell table:formula="of:=[.E38]*0.000001" office:value-type="float" office:value="0.00000329" calcext:value-type="float">
            <text:p>3,29E-06</text:p>
          </table:table-cell>
          <table:table-cell table:formula="of:=[.A38]" office:value-type="float" office:value="179.999" calcext:value-type="float">
            <text:p>179,999</text:p>
          </table:table-cell>
          <table:table-cell table:number-columns-repeated="3"/>
          <table:table-cell table:formula="of:=([.$L$160]-[.L38])/[.$L$160]" office:value-type="float" office:value="0.999952899069434" calcext:value-type="float">
            <text:p>0,999952899069434</text:p>
          </table:table-cell>
          <table:table-cell table:formula="of:=[.M38]/[.$M$160]" office:value-type="float" office:value="0.0000179999" calcext:value-type="float">
            <text:p>1,79999E-05</text:p>
          </table:table-cell>
        </table:table-row>
        <table:table-row table:style-name="ro1">
          <table:table-cell office:value-type="float" office:value="199.999" calcext:value-type="float">
            <text:p>199,999</text:p>
          </table:table-cell>
          <table:table-cell office:value-type="string" calcext:value-type="string">
            <text:p><text:s/>eV</text:p>
          </table:table-cell>
          <table:table-cell office:value-type="float" office:value="0.01114" calcext:value-type="float">
            <text:p>0,01114</text:p>
          </table:table-cell>
          <table:table-cell office:value-type="float" office:value="0.0131" calcext:value-type="float">
            <text:p>0,0131</text:p>
          </table:table-cell>
          <table:table-cell office:value-type="float" office:value="3.53" calcext:value-type="float">
            <text:p>3,53</text:p>
          </table:table-cell>
          <table:table-cell office:value-type="string" calcext:value-type="string">
            <text:p>um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54 um</text:p>
          </table:table-cell>
          <table:table-cell table:number-columns-repeated="2"/>
          <table:table-cell table:formula="of:=[.E39]*0.000001" office:value-type="float" office:value="0.00000353" calcext:value-type="float">
            <text:p>3,53E-06</text:p>
          </table:table-cell>
          <table:table-cell table:formula="of:=[.A39]" office:value-type="float" office:value="199.999" calcext:value-type="float">
            <text:p>199,999</text:p>
          </table:table-cell>
          <table:table-cell table:number-columns-repeated="3"/>
          <table:table-cell table:formula="of:=([.$L$160]-[.L39])/[.$L$160]" office:value-type="float" office:value="0.99994946313529" calcext:value-type="float">
            <text:p>0,99994946313529</text:p>
          </table:table-cell>
          <table:table-cell table:formula="of:=[.M39]/[.$M$160]" office:value-type="float" office:value="0.0000199999" calcext:value-type="float">
            <text:p>1,99999E-05</text:p>
          </table:table-cell>
        </table:table-row>
        <table:table-row table:style-name="ro1">
          <table:table-cell office:value-type="float" office:value="224.999" calcext:value-type="float">
            <text:p>224,999</text:p>
          </table:table-cell>
          <table:table-cell office:value-type="string" calcext:value-type="string">
            <text:p><text:s/>eV</text:p>
          </table:table-cell>
          <table:table-cell office:value-type="float" office:value="0.01181" calcext:value-type="float">
            <text:p>0,01181</text:p>
          </table:table-cell>
          <table:table-cell office:value-type="float" office:value="0.01358" calcext:value-type="float">
            <text:p>0,01358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um</text:p>
          </table:table-cell>
          <table:table-cell office:value-type="float" office:value="8.25" calcext:value-type="float">
            <text:p>8,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94 um</text:p>
          </table:table-cell>
          <table:table-cell table:number-columns-repeated="2"/>
          <table:table-cell table:formula="of:=[.E40]*0.000001" office:value-type="float" office:value="0.00000382" calcext:value-type="float">
            <text:p>3,82E-06</text:p>
          </table:table-cell>
          <table:table-cell table:formula="of:=[.A40]" office:value-type="float" office:value="224.999" calcext:value-type="float">
            <text:p>224,999</text:p>
          </table:table-cell>
          <table:table-cell table:number-columns-repeated="3"/>
          <table:table-cell table:formula="of:=([.$L$160]-[.L40])/[.$L$160]" office:value-type="float" office:value="0.999945311381532" calcext:value-type="float">
            <text:p>0,999945311381532</text:p>
          </table:table-cell>
          <table:table-cell table:formula="of:=[.M40]/[.$M$160]" office:value-type="float" office:value="0.0000224999" calcext:value-type="float">
            <text:p>2,24999E-05</text:p>
          </table:table-cell>
        </table:table-row>
        <table:table-row table:style-name="ro1">
          <table:table-cell office:value-type="float" office:value="249.999" calcext:value-type="float">
            <text:p>249,999</text:p>
          </table:table-cell>
          <table:table-cell office:value-type="string" calcext:value-type="string">
            <text:p><text:s/>eV</text:p>
          </table:table-cell>
          <table:table-cell office:value-type="float" office:value="0.01245" calcext:value-type="float">
            <text:p>0,01245</text:p>
          </table:table-cell>
          <table:table-cell office:value-type="float" office:value="0.01401" calcext:value-type="float">
            <text:p>0,01401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um</text:p>
          </table:table-cell>
          <table:table-cell office:value-type="float" office:value="8.77" calcext:value-type="float">
            <text:p>8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32 um</text:p>
          </table:table-cell>
          <table:table-cell table:number-columns-repeated="2"/>
          <table:table-cell table:formula="of:=[.E41]*0.000001" office:value-type="float" office:value="0.00000411" calcext:value-type="float">
            <text:p>4,11E-06</text:p>
          </table:table-cell>
          <table:table-cell table:formula="of:=[.A41]" office:value-type="float" office:value="249.999" calcext:value-type="float">
            <text:p>249,999</text:p>
          </table:table-cell>
          <table:table-cell table:number-columns-repeated="3"/>
          <table:table-cell table:formula="of:=([.$L$160]-[.L41])/[.$L$160]" office:value-type="float" office:value="0.999941159627774" calcext:value-type="float">
            <text:p>0,999941159627774</text:p>
          </table:table-cell>
          <table:table-cell table:formula="of:=[.M41]/[.$M$160]" office:value-type="float" office:value="0.0000249999" calcext:value-type="float">
            <text:p>2,49999E-05</text:p>
          </table:table-cell>
        </table:table-row>
        <table:table-row table:style-name="ro1">
          <table:table-cell office:value-type="float" office:value="274.999" calcext:value-type="float">
            <text:p>274,999</text:p>
          </table:table-cell>
          <table:table-cell office:value-type="string" calcext:value-type="string">
            <text:p><text:s/>eV</text:p>
          </table:table-cell>
          <table:table-cell office:value-type="float" office:value="0.01306" calcext:value-type="float">
            <text:p>0,01306</text:p>
          </table:table-cell>
          <table:table-cell office:value-type="float" office:value="0.0144" calcext:value-type="float">
            <text:p>0,0144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um</text:p>
          </table:table-cell>
          <table:table-cell office:value-type="float" office:value="9.28" calcext:value-type="float">
            <text:p>9,2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68 um</text:p>
          </table:table-cell>
          <table:table-cell table:number-columns-repeated="2"/>
          <table:table-cell table:formula="of:=[.E42]*0.000001" office:value-type="float" office:value="0.00000439" calcext:value-type="float">
            <text:p>4,39E-06</text:p>
          </table:table-cell>
          <table:table-cell table:formula="of:=[.A42]" office:value-type="float" office:value="274.999" calcext:value-type="float">
            <text:p>274,999</text:p>
          </table:table-cell>
          <table:table-cell table:number-columns-repeated="3"/>
          <table:table-cell table:formula="of:=([.$L$160]-[.L42])/[.$L$160]" office:value-type="float" office:value="0.999937151037938" calcext:value-type="float">
            <text:p>0,999937151037938</text:p>
          </table:table-cell>
          <table:table-cell table:formula="of:=[.M42]/[.$M$160]" office:value-type="float" office:value="0.0000274999" calcext:value-type="float">
            <text:p>2,74999E-05</text:p>
          </table:table-cell>
        </table:table-row>
        <table:table-row table:style-name="ro1">
          <table:table-cell office:value-type="float" office:value="299.999" calcext:value-type="float">
            <text:p>299,999</text:p>
          </table:table-cell>
          <table:table-cell office:value-type="string" calcext:value-type="string">
            <text:p><text:s/>eV</text:p>
          </table:table-cell>
          <table:table-cell office:value-type="float" office:value="0.01364" calcext:value-type="float">
            <text:p>0,01364</text:p>
          </table:table-cell>
          <table:table-cell office:value-type="float" office:value="0.01476" calcext:value-type="float">
            <text:p>0,01476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um</text:p>
          </table:table-cell>
          <table:table-cell office:value-type="float" office:value="9.77" calcext:value-type="float">
            <text:p>9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04 um</text:p>
          </table:table-cell>
          <table:table-cell table:number-columns-repeated="2"/>
          <table:table-cell table:formula="of:=[.E43]*0.000001" office:value-type="float" office:value="0.00000466" calcext:value-type="float">
            <text:p>4,66E-06</text:p>
          </table:table-cell>
          <table:table-cell table:formula="of:=[.A43]" office:value-type="float" office:value="299.999" calcext:value-type="float">
            <text:p>299,999</text:p>
          </table:table-cell>
          <table:table-cell table:number-columns-repeated="3"/>
          <table:table-cell table:formula="of:=([.$L$160]-[.L43])/[.$L$160]" office:value-type="float" office:value="0.999933285612026" calcext:value-type="float">
            <text:p>0,999933285612026</text:p>
          </table:table-cell>
          <table:table-cell table:formula="of:=[.M43]/[.$M$160]" office:value-type="float" office:value="0.0000299999" calcext:value-type="float">
            <text:p>2,99999E-05</text:p>
          </table:table-cell>
        </table:table-row>
        <table:table-row table:style-name="ro1">
          <table:table-cell office:value-type="float" office:value="324.999" calcext:value-type="float">
            <text:p>324,999</text:p>
          </table:table-cell>
          <table:table-cell office:value-type="string" calcext:value-type="string">
            <text:p><text:s/>eV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508" calcext:value-type="float">
            <text:p>0,01508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um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39 um</text:p>
          </table:table-cell>
          <table:table-cell table:number-columns-repeated="2"/>
          <table:table-cell table:formula="of:=[.E44]*0.000001" office:value-type="float" office:value="0.00000493" calcext:value-type="float">
            <text:p>4,93E-06</text:p>
          </table:table-cell>
          <table:table-cell table:formula="of:=[.A44]" office:value-type="float" office:value="324.999" calcext:value-type="float">
            <text:p>324,999</text:p>
          </table:table-cell>
          <table:table-cell table:number-columns-repeated="3"/>
          <table:table-cell table:formula="of:=([.$L$160]-[.L44])/[.$L$160]" office:value-type="float" office:value="0.999929420186113" calcext:value-type="float">
            <text:p>0,999929420186113</text:p>
          </table:table-cell>
          <table:table-cell table:formula="of:=[.M44]/[.$M$160]" office:value-type="float" office:value="0.0000324999" calcext:value-type="float">
            <text:p>3,24999E-05</text:p>
          </table:table-cell>
        </table:table-row>
        <table:table-row table:style-name="ro1">
          <table:table-cell office:value-type="float" office:value="349.999" calcext:value-type="float">
            <text:p>349,999</text:p>
          </table:table-cell>
          <table:table-cell office:value-type="string" calcext:value-type="string">
            <text:p><text:s/>eV</text:p>
          </table:table-cell>
          <table:table-cell office:value-type="float" office:value="0.01473" calcext:value-type="float">
            <text:p>0,01473</text:p>
          </table:table-cell>
          <table:table-cell office:value-type="float" office:value="0.01537" calcext:value-type="float">
            <text:p>0,01537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um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73 um</text:p>
          </table:table-cell>
          <table:table-cell table:number-columns-repeated="2"/>
          <table:table-cell table:formula="of:=[.E45]*0.000001" office:value-type="float" office:value="0.0000052" calcext:value-type="float">
            <text:p>5,2E-06</text:p>
          </table:table-cell>
          <table:table-cell table:formula="of:=[.A45]" office:value-type="float" office:value="349.999" calcext:value-type="float">
            <text:p>349,999</text:p>
          </table:table-cell>
          <table:table-cell table:number-columns-repeated="3"/>
          <table:table-cell table:formula="of:=([.$L$160]-[.L45])/[.$L$160]" office:value-type="float" office:value="0.9999255547602" calcext:value-type="float">
            <text:p>0,9999255547602</text:p>
          </table:table-cell>
          <table:table-cell table:formula="of:=[.M45]/[.$M$160]" office:value-type="float" office:value="0.0000349999" calcext:value-type="float">
            <text:p>3,49999E-05</text:p>
          </table:table-cell>
        </table:table-row>
        <table:table-row table:style-name="ro1">
          <table:table-cell office:value-type="float" office:value="374.999" calcext:value-type="float">
            <text:p>374,999</text:p>
          </table:table-cell>
          <table:table-cell office:value-type="string" calcext:value-type="string">
            <text:p><text:s/>eV</text:p>
          </table:table-cell>
          <table:table-cell office:value-type="float" office:value="0.01525" calcext:value-type="float">
            <text:p>0,01525</text:p>
          </table:table-cell>
          <table:table-cell office:value-type="float" office:value="0.01565" calcext:value-type="float">
            <text:p>0,01565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um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07 um</text:p>
          </table:table-cell>
          <table:table-cell table:number-columns-repeated="2"/>
          <table:table-cell table:formula="of:=[.E46]*0.000001" office:value-type="float" office:value="0.00000546" calcext:value-type="float">
            <text:p>5,46E-06</text:p>
          </table:table-cell>
          <table:table-cell table:formula="of:=[.A46]" office:value-type="float" office:value="374.999" calcext:value-type="float">
            <text:p>374,999</text:p>
          </table:table-cell>
          <table:table-cell table:number-columns-repeated="3"/>
          <table:table-cell table:formula="of:=([.$L$160]-[.L46])/[.$L$160]" office:value-type="float" office:value="0.99992183249821" calcext:value-type="float">
            <text:p>0,99992183249821</text:p>
          </table:table-cell>
          <table:table-cell table:formula="of:=[.M46]/[.$M$160]" office:value-type="float" office:value="0.0000374999" calcext:value-type="float">
            <text:p>3,74999E-05</text:p>
          </table:table-cell>
        </table:table-row>
        <table:table-row table:style-name="ro1">
          <table:table-cell office:value-type="float" office:value="399.999" calcext:value-type="float">
            <text:p>399,999</text:p>
          </table:table-cell>
          <table:table-cell office:value-type="string" calcext:value-type="string">
            <text:p><text:s/>eV</text:p>
          </table:table-cell>
          <table:table-cell office:value-type="float" office:value="0.01575" calcext:value-type="float">
            <text:p>0,01575</text:p>
          </table:table-cell>
          <table:table-cell office:value-type="float" office:value="0.0159" calcext:value-type="float">
            <text:p>0,0159</text:p>
          </table:table-cell>
          <table:table-cell office:value-type="float" office:value="5.73" calcext:value-type="float">
            <text:p>5,73</text:p>
          </table:table-cell>
          <table:table-cell office:value-type="string" calcext:value-type="string">
            <text:p>um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39 um</text:p>
          </table:table-cell>
          <table:table-cell table:number-columns-repeated="2"/>
          <table:table-cell table:formula="of:=[.E47]*0.000001" office:value-type="float" office:value="0.00000573" calcext:value-type="float">
            <text:p>5,73E-06</text:p>
          </table:table-cell>
          <table:table-cell table:formula="of:=[.A47]" office:value-type="float" office:value="399.999" calcext:value-type="float">
            <text:p>399,999</text:p>
          </table:table-cell>
          <table:table-cell table:number-columns-repeated="3"/>
          <table:table-cell table:formula="of:=([.$L$160]-[.L47])/[.$L$160]" office:value-type="float" office:value="0.999917967072298" calcext:value-type="float">
            <text:p>0,999917967072298</text:p>
          </table:table-cell>
          <table:table-cell table:formula="of:=[.M47]/[.$M$160]" office:value-type="float" office:value="0.0000399999" calcext:value-type="float">
            <text:p>3,99999E-05</text:p>
          </table:table-cell>
        </table:table-row>
        <table:table-row table:style-name="ro1">
          <table:table-cell office:value-type="float" office:value="449.999" calcext:value-type="float">
            <text:p>449,999</text:p>
          </table:table-cell>
          <table:table-cell office:value-type="string" calcext:value-type="string">
            <text:p><text:s/>eV</text:p>
          </table:table-cell>
          <table:table-cell office:value-type="float" office:value="0.01671" calcext:value-type="float">
            <text:p>0,01671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6.25" calcext:value-type="float">
            <text:p>6,25</text:p>
          </table:table-cell>
          <table:table-cell office:value-type="string" calcext:value-type="string">
            <text:p>um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03 um</text:p>
          </table:table-cell>
          <table:table-cell table:number-columns-repeated="2"/>
          <table:table-cell table:formula="of:=[.E48]*0.000001" office:value-type="float" office:value="0.00000625" calcext:value-type="float">
            <text:p>6,25E-06</text:p>
          </table:table-cell>
          <table:table-cell table:formula="of:=[.A48]" office:value-type="float" office:value="449.999" calcext:value-type="float">
            <text:p>449,999</text:p>
          </table:table-cell>
          <table:table-cell table:number-columns-repeated="3"/>
          <table:table-cell table:formula="of:=([.$L$160]-[.L48])/[.$L$160]" office:value-type="float" office:value="0.999910522548318" calcext:value-type="float">
            <text:p>0,999910522548318</text:p>
          </table:table-cell>
          <table:table-cell table:formula="of:=[.M48]/[.$M$160]" office:value-type="float" office:value="0.0000449999" calcext:value-type="float">
            <text:p>4,49999E-05</text:p>
          </table:table-cell>
        </table:table-row>
        <table:table-row table:style-name="ro1">
          <table:table-cell office:value-type="float" office:value="499.999" calcext:value-type="float">
            <text:p>499,999</text:p>
          </table:table-cell>
          <table:table-cell office:value-type="string" calcext:value-type="string">
            <text:p><text:s/>eV</text:p>
          </table:table-cell>
          <table:table-cell office:value-type="float" office:value="0.01761" calcext:value-type="float">
            <text:p>0,01761</text:p>
          </table:table-cell>
          <table:table-cell office:value-type="float" office:value="0.01675" calcext:value-type="float">
            <text:p>0,01675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um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65 um</text:p>
          </table:table-cell>
          <table:table-cell table:number-columns-repeated="2"/>
          <table:table-cell table:formula="of:=[.E49]*0.000001" office:value-type="float" office:value="0.00000675" calcext:value-type="float">
            <text:p>6,75E-06</text:p>
          </table:table-cell>
          <table:table-cell table:formula="of:=[.A49]" office:value-type="float" office:value="499.999" calcext:value-type="float">
            <text:p>499,999</text:p>
          </table:table-cell>
          <table:table-cell table:number-columns-repeated="3"/>
          <table:table-cell table:formula="of:=([.$L$160]-[.L49])/[.$L$160]" office:value-type="float" office:value="0.999903364352183" calcext:value-type="float">
            <text:p>0,999903364352183</text:p>
          </table:table-cell>
          <table:table-cell table:formula="of:=[.M49]/[.$M$160]" office:value-type="float" office:value="0.0000499999" calcext:value-type="float">
            <text:p>4,99999E-05</text:p>
          </table:table-cell>
        </table:table-row>
        <table:table-row table:style-name="ro1">
          <table:table-cell office:value-type="float" office:value="549.999" calcext:value-type="float">
            <text:p>549,999</text:p>
          </table:table-cell>
          <table:table-cell office:value-type="string" calcext:value-type="string">
            <text:p><text:s/>eV</text:p>
          </table:table-cell>
          <table:table-cell office:value-type="float" office:value="0.01847" calcext:value-type="float">
            <text:p>0,01847</text:p>
          </table:table-cell>
          <table:table-cell office:value-type="float" office:value="0.0171" calcext:value-type="float">
            <text:p>0,0171</text:p>
          </table:table-cell>
          <table:table-cell office:value-type="float" office:value="7.26" calcext:value-type="float">
            <text:p>7,26</text:p>
          </table:table-cell>
          <table:table-cell office:value-type="string" calcext:value-type="string">
            <text:p>um</text:p>
          </table:table-cell>
          <table:table-cell office:value-type="float" office:value="14.16" calcext:value-type="float">
            <text:p>14,1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0,25 um</text:p>
          </table:table-cell>
          <table:table-cell table:number-columns-repeated="2"/>
          <table:table-cell table:formula="of:=[.E50]*0.000001" office:value-type="float" office:value="0.00000726" calcext:value-type="float">
            <text:p>7,26E-06</text:p>
          </table:table-cell>
          <table:table-cell table:formula="of:=[.A50]" office:value-type="float" office:value="549.999" calcext:value-type="float">
            <text:p>549,999</text:p>
          </table:table-cell>
          <table:table-cell table:number-columns-repeated="3"/>
          <table:table-cell table:formula="of:=([.$L$160]-[.L50])/[.$L$160]" office:value-type="float" office:value="0.999896062992126" calcext:value-type="float">
            <text:p>0,999896062992126</text:p>
          </table:table-cell>
          <table:table-cell table:formula="of:=[.M50]/[.$M$160]" office:value-type="float" office:value="0.0000549999" calcext:value-type="float">
            <text:p>5,49999E-05</text:p>
          </table:table-cell>
        </table:table-row>
        <table:table-row table:style-name="ro1">
          <table:table-cell office:value-type="float" office:value="599.999" calcext:value-type="float">
            <text:p>599,999</text:p>
          </table:table-cell>
          <table:table-cell office:value-type="string" calcext:value-type="string">
            <text:p><text:s/>eV</text:p>
          </table:table-cell>
          <table:table-cell office:value-type="float" office:value="0.01929" calcext:value-type="float">
            <text:p>0,01929</text:p>
          </table:table-cell>
          <table:table-cell office:value-type="float" office:value="0.01741" calcext:value-type="float">
            <text:p>0,01741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um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0,84 um</text:p>
          </table:table-cell>
          <table:table-cell table:number-columns-repeated="2"/>
          <table:table-cell table:formula="of:=[.E51]*0.000001" office:value-type="float" office:value="0.00000775" calcext:value-type="float">
            <text:p>7,75E-06</text:p>
          </table:table-cell>
          <table:table-cell table:formula="of:=[.A51]" office:value-type="float" office:value="599.999" calcext:value-type="float">
            <text:p>599,999</text:p>
          </table:table-cell>
          <table:table-cell table:number-columns-repeated="3"/>
          <table:table-cell table:formula="of:=([.$L$160]-[.L51])/[.$L$160]" office:value-type="float" office:value="0.999889047959914" calcext:value-type="float">
            <text:p>0,999889047959914</text:p>
          </table:table-cell>
          <table:table-cell table:formula="of:=[.M51]/[.$M$160]" office:value-type="float" office:value="0.0000599999" calcext:value-type="float">
            <text:p>5,99999E-05</text:p>
          </table:table-cell>
        </table:table-row>
        <table:table-row table:style-name="ro1">
          <table:table-cell office:value-type="float" office:value="649.999" calcext:value-type="float">
            <text:p>649,999</text:p>
          </table:table-cell>
          <table:table-cell office:value-type="string" calcext:value-type="string">
            <text:p><text:s/>eV</text:p>
          </table:table-cell>
          <table:table-cell office:value-type="float" office:value="0.02008" calcext:value-type="float">
            <text:p>0,02008</text:p>
          </table:table-cell>
          <table:table-cell office:value-type="float" office:value="0.01768" calcext:value-type="float">
            <text:p>0,01768</text:p>
          </table:table-cell>
          <table:table-cell office:value-type="float" office:value="8.24" calcext:value-type="float">
            <text:p>8,24</text:p>
          </table:table-cell>
          <table:table-cell office:value-type="string" calcext:value-type="string">
            <text:p>um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1,41 um</text:p>
          </table:table-cell>
          <table:table-cell table:number-columns-repeated="2"/>
          <table:table-cell table:formula="of:=[.E52]*0.000001" office:value-type="float" office:value="0.00000824" calcext:value-type="float">
            <text:p>8,24E-06</text:p>
          </table:table-cell>
          <table:table-cell table:formula="of:=[.A52]" office:value-type="float" office:value="649.999" calcext:value-type="float">
            <text:p>649,999</text:p>
          </table:table-cell>
          <table:table-cell table:number-columns-repeated="3"/>
          <table:table-cell table:formula="of:=([.$L$160]-[.L52])/[.$L$160]" office:value-type="float" office:value="0.999882032927702" calcext:value-type="float">
            <text:p>0,999882032927702</text:p>
          </table:table-cell>
          <table:table-cell table:formula="of:=[.M52]/[.$M$160]" office:value-type="float" office:value="0.0000649999" calcext:value-type="float">
            <text:p>6,49999E-05</text:p>
          </table:table-cell>
        </table:table-row>
        <table:table-row table:style-name="ro1">
          <table:table-cell office:value-type="float" office:value="699.999" calcext:value-type="float">
            <text:p>699,999</text:p>
          </table:table-cell>
          <table:table-cell office:value-type="string" calcext:value-type="string">
            <text:p><text:s/>eV</text:p>
          </table:table-cell>
          <table:table-cell office:value-type="float" office:value="0.02084" calcext:value-type="float">
            <text:p>0,02084</text:p>
          </table:table-cell>
          <table:table-cell office:value-type="float" office:value="0.01793" calcext:value-type="float">
            <text:p>0,01793</text:p>
          </table:table-cell>
          <table:table-cell office:value-type="float" office:value="8.73" calcext:value-type="float">
            <text:p>8,73</text:p>
          </table:table-cell>
          <table:table-cell office:value-type="string" calcext:value-type="string">
            <text:p>um</text:p>
          </table:table-cell>
          <table:table-cell office:value-type="float" office:value="16.51" calcext:value-type="float">
            <text:p>16,5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1,98 um</text:p>
          </table:table-cell>
          <table:table-cell table:number-columns-repeated="2"/>
          <table:table-cell table:formula="of:=[.E53]*0.000001" office:value-type="float" office:value="0.00000873" calcext:value-type="float">
            <text:p>8,73E-06</text:p>
          </table:table-cell>
          <table:table-cell table:formula="of:=[.A53]" office:value-type="float" office:value="699.999" calcext:value-type="float">
            <text:p>699,999</text:p>
          </table:table-cell>
          <table:table-cell table:number-columns-repeated="3"/>
          <table:table-cell table:formula="of:=([.$L$160]-[.L53])/[.$L$160]" office:value-type="float" office:value="0.99987501789549" calcext:value-type="float">
            <text:p>0,99987501789549</text:p>
          </table:table-cell>
          <table:table-cell table:formula="of:=[.M53]/[.$M$160]" office:value-type="float" office:value="0.0000699999" calcext:value-type="float">
            <text:p>6,99999E-05</text:p>
          </table:table-cell>
        </table:table-row>
        <table:table-row table:style-name="ro1">
          <table:table-cell office:value-type="float" office:value="799.999" calcext:value-type="float">
            <text:p>799,999</text:p>
          </table:table-cell>
          <table:table-cell office:value-type="string" calcext:value-type="string">
            <text:p><text:s/>eV</text:p>
          </table:table-cell>
          <table:table-cell office:value-type="float" office:value="0.02227" calcext:value-type="float">
            <text:p>0,02227</text:p>
          </table:table-cell>
          <table:table-cell office:value-type="float" office:value="0.01836" calcext:value-type="float">
            <text:p>0,01836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u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3,07 um</text:p>
          </table:table-cell>
          <table:table-cell table:number-columns-repeated="2"/>
          <table:table-cell table:formula="of:=[.E54]*0.000001" office:value-type="float" office:value="0.0000097" calcext:value-type="float">
            <text:p>9,7E-06</text:p>
          </table:table-cell>
          <table:table-cell table:formula="of:=[.A54]" office:value-type="float" office:value="799.999" calcext:value-type="float">
            <text:p>799,999</text:p>
          </table:table-cell>
          <table:table-cell table:number-columns-repeated="3"/>
          <table:table-cell table:formula="of:=([.$L$160]-[.L54])/[.$L$160]" office:value-type="float" office:value="0.999861130994989" calcext:value-type="float">
            <text:p>0,999861130994989</text:p>
          </table:table-cell>
          <table:table-cell table:formula="of:=[.M54]/[.$M$160]" office:value-type="float" office:value="0.0000799999" calcext:value-type="float">
            <text:p>7,99999E-05</text:p>
          </table:table-cell>
        </table:table-row>
        <table:table-row table:style-name="ro1">
          <table:table-cell office:value-type="float" office:value="899.999" calcext:value-type="float">
            <text:p>899,999</text:p>
          </table:table-cell>
          <table:table-cell office:value-type="string" calcext:value-type="string">
            <text:p><text:s/>eV</text:p>
          </table:table-cell>
          <table:table-cell office:value-type="float" office:value="0.02363" calcext:value-type="float">
            <text:p>0,02363</text:p>
          </table:table-cell>
          <table:table-cell office:value-type="float" office:value="0.01871" calcext:value-type="float">
            <text:p>0,01871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um</text:p>
          </table:table-cell>
          <table:table-cell office:value-type="float" office:value="19.45" calcext:value-type="float">
            <text:p>19,4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4,13 um</text:p>
          </table:table-cell>
          <table:table-cell table:number-columns-repeated="2"/>
          <table:table-cell table:formula="of:=[.E55]*0.000001" office:value-type="float" office:value="0.00001066" calcext:value-type="float">
            <text:p>1,066E-05</text:p>
          </table:table-cell>
          <table:table-cell table:formula="of:=[.A55]" office:value-type="float" office:value="899.999" calcext:value-type="float">
            <text:p>899,999</text:p>
          </table:table-cell>
          <table:table-cell table:number-columns-repeated="3"/>
          <table:table-cell table:formula="of:=([.$L$160]-[.L55])/[.$L$160]" office:value-type="float" office:value="0.999847387258411" calcext:value-type="float">
            <text:p>0,999847387258411</text:p>
          </table:table-cell>
          <table:table-cell table:formula="of:=[.M55]/[.$M$160]" office:value-type="float" office:value="0.0000899999" calcext:value-type="float">
            <text:p>8,99999E-05</text:p>
          </table:table-cell>
        </table:table-row>
        <table:table-row table:style-name="ro1">
          <table:table-cell office:value-type="float" office:value="999.999" calcext:value-type="float">
            <text:p>999,999</text:p>
          </table:table-cell>
          <table:table-cell office:value-type="string" calcext:value-type="string">
            <text:p><text:s/>eV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19" calcext:value-type="float">
            <text:p>0,019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um</text:p>
          </table:table-cell>
          <table:table-cell office:value-type="float" office:value="20.85" calcext:value-type="float">
            <text:p>20,8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5,16 um</text:p>
          </table:table-cell>
          <table:table-cell table:number-columns-repeated="2"/>
          <table:table-cell table:formula="of:=[.E56]*0.000001" office:value-type="float" office:value="0.0000116" calcext:value-type="float">
            <text:p>1,16E-05</text:p>
          </table:table-cell>
          <table:table-cell table:formula="of:=[.A56]" office:value-type="float" office:value="999.999" calcext:value-type="float">
            <text:p>999,999</text:p>
          </table:table-cell>
          <table:table-cell table:number-columns-repeated="3"/>
          <table:table-cell table:formula="of:=([.$L$160]-[.L56])/[.$L$160]" office:value-type="float" office:value="0.999833929849678" calcext:value-type="float">
            <text:p>0,999833929849678</text:p>
          </table:table-cell>
          <table:table-cell table:formula="of:=[.M56]/[.$M$160]" office:value-type="float" office:value="0.0000999999" calcext:value-type="float">
            <text:p>9,99999E-0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keV</text:p>
          </table:table-cell>
          <table:table-cell office:value-type="float" office:value="0.02612" calcext:value-type="float">
            <text:p>0,02612</text:p>
          </table:table-cell>
          <table:table-cell office:value-type="float" office:value="0.01924" calcext:value-type="float">
            <text:p>0,01924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um</text:p>
          </table:table-cell>
          <table:table-cell office:value-type="float" office:value="22.22" calcext:value-type="float">
            <text:p>22,2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6,17 um</text:p>
          </table:table-cell>
          <table:table-cell table:number-columns-repeated="2"/>
          <table:table-cell table:formula="of:=[.E57]*0.000001" office:value-type="float" office:value="0.00001254" calcext:value-type="float">
            <text:p>1,254E-05</text:p>
          </table:table-cell>
          <table:table-cell table:formula="of:=[.A57]*1000" office:value-type="float" office:value="1100" calcext:value-type="float">
            <text:p>1100</text:p>
          </table:table-cell>
          <table:table-cell table:number-columns-repeated="3"/>
          <table:table-cell table:formula="of:=([.$L$160]-[.L57])/[.$L$160]" office:value-type="float" office:value="0.999820472440945" calcext:value-type="float">
            <text:p>0,999820472440945</text:p>
          </table:table-cell>
          <table:table-cell table:formula="of:=[.M57]/[.$M$160]" office:value-type="float" office:value="0.00011" calcext:value-type="float">
            <text:p>0,000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keV</text:p>
          </table:table-cell>
          <table:table-cell office:value-type="float" office:value="0.02728" calcext:value-type="float">
            <text:p>0,02728</text:p>
          </table:table-cell>
          <table:table-cell office:value-type="float" office:value="0.01945" calcext:value-type="float">
            <text:p>0,01945</text:p>
          </table:table-cell>
          <table:table-cell office:value-type="float" office:value="13.48" calcext:value-type="float">
            <text:p>13,48</text:p>
          </table:table-cell>
          <table:table-cell office:value-type="string" calcext:value-type="string">
            <text:p>um</text:p>
          </table:table-cell>
          <table:table-cell office:value-type="float" office:value="23.56" calcext:value-type="float">
            <text:p>23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7,15 um</text:p>
          </table:table-cell>
          <table:table-cell table:number-columns-repeated="2"/>
          <table:table-cell table:formula="of:=[.E58]*0.000001" office:value-type="float" office:value="0.00001348" calcext:value-type="float">
            <text:p>1,348E-05</text:p>
          </table:table-cell>
          <table:table-cell table:formula="of:=[.A58]*1000" office:value-type="float" office:value="1200" calcext:value-type="float">
            <text:p>1200</text:p>
          </table:table-cell>
          <table:table-cell table:number-columns-repeated="3"/>
          <table:table-cell table:formula="of:=([.$L$160]-[.L58])/[.$L$160]" office:value-type="float" office:value="0.999807015032212" calcext:value-type="float">
            <text:p>0,999807015032212</text:p>
          </table:table-cell>
          <table:table-cell table:formula="of:=[.M58]/[.$M$160]"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keV</text:p>
          </table:table-cell>
          <table:table-cell office:value-type="float" office:value="0.02839" calcext:value-type="float">
            <text:p>0,02839</text:p>
          </table:table-cell>
          <table:table-cell office:value-type="float" office:value="0.01962" calcext:value-type="float">
            <text:p>0,01962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um</text:p>
          </table:table-cell>
          <table:table-cell office:value-type="float" office:value="24.87" calcext:value-type="float">
            <text:p>24,8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8,12 um</text:p>
          </table:table-cell>
          <table:table-cell table:number-columns-repeated="2"/>
          <table:table-cell table:formula="of:=[.E59]*0.000001" office:value-type="float" office:value="0.00001441" calcext:value-type="float">
            <text:p>1,441E-05</text:p>
          </table:table-cell>
          <table:table-cell table:formula="of:=[.A59]*1000" office:value-type="float" office:value="1300" calcext:value-type="float">
            <text:p>1300</text:p>
          </table:table-cell>
          <table:table-cell table:number-columns-repeated="3"/>
          <table:table-cell table:formula="of:=([.$L$160]-[.L59])/[.$L$160]" office:value-type="float" office:value="0.999793700787401" calcext:value-type="float">
            <text:p>0,999793700787401</text:p>
          </table:table-cell>
          <table:table-cell table:formula="of:=[.M59]/[.$M$160]" office:value-type="float" office:value="0.00013" calcext:value-type="float">
            <text:p>0,000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keV</text:p>
          </table:table-cell>
          <table:table-cell office:value-type="float" office:value="0.02947" calcext:value-type="float">
            <text:p>0,02947</text:p>
          </table:table-cell>
          <table:table-cell office:value-type="float" office:value="0.01977" calcext:value-type="float">
            <text:p>0,01977</text:p>
          </table:table-cell>
          <table:table-cell office:value-type="float" office:value="15.33" calcext:value-type="float">
            <text:p>15,33</text:p>
          </table:table-cell>
          <table:table-cell office:value-type="string" calcext:value-type="string">
            <text:p>um</text:p>
          </table:table-cell>
          <table:table-cell office:value-type="float" office:value="26.16" calcext:value-type="float">
            <text:p>26,1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9,06 um</text:p>
          </table:table-cell>
          <table:table-cell table:number-columns-repeated="2"/>
          <table:table-cell table:formula="of:=[.E60]*0.000001" office:value-type="float" office:value="0.00001533" calcext:value-type="float">
            <text:p>1,533E-05</text:p>
          </table:table-cell>
          <table:table-cell table:formula="of:=[.A60]*1000" office:value-type="float" office:value="1400" calcext:value-type="float">
            <text:p>1400</text:p>
          </table:table-cell>
          <table:table-cell table:number-columns-repeated="3"/>
          <table:table-cell table:formula="of:=([.$L$160]-[.L60])/[.$L$160]" office:value-type="float" office:value="0.999780529706514" calcext:value-type="float">
            <text:p>0,999780529706514</text:p>
          </table:table-cell>
          <table:table-cell table:formula="of:=[.M60]/[.$M$160]" office:value-type="float" office:value="0.00014" calcext:value-type="float">
            <text:p>0,000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keV</text:p>
          </table:table-cell>
          <table:table-cell office:value-type="float" office:value="0.0305" calcext:value-type="float">
            <text:p>0,0305</text:p>
          </table:table-cell>
          <table:table-cell office:value-type="float" office:value="0.01989" calcext:value-type="float">
            <text:p>0,01989</text:p>
          </table:table-cell>
          <table:table-cell office:value-type="float" office:value="16.26" calcext:value-type="float">
            <text:p>16,26</text:p>
          </table:table-cell>
          <table:table-cell office:value-type="string" calcext:value-type="string">
            <text:p>um</text:p>
          </table:table-cell>
          <table:table-cell office:value-type="float" office:value="27.38" calcext:value-type="float">
            <text:p>27,3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0,02 um</text:p>
          </table:table-cell>
          <table:table-cell table:number-columns-repeated="2"/>
          <table:table-cell table:formula="of:=[.E61]*0.000001" office:value-type="float" office:value="0.00001626" calcext:value-type="float">
            <text:p>1,626E-05</text:p>
          </table:table-cell>
          <table:table-cell table:formula="of:=[.A61]*1000" office:value-type="float" office:value="1500" calcext:value-type="float">
            <text:p>1500</text:p>
          </table:table-cell>
          <table:table-cell table:number-columns-repeated="3"/>
          <table:table-cell table:formula="of:=([.$L$160]-[.L61])/[.$L$160]" office:value-type="float" office:value="0.999767215461704" calcext:value-type="float">
            <text:p>0,999767215461704</text:p>
          </table:table-cell>
          <table:table-cell table:formula="of:=[.M61]/[.$M$160]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keV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2" calcext:value-type="float">
            <text:p>0,0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um</text:p>
          </table:table-cell>
          <table:table-cell office:value-type="float" office:value="28.62" calcext:value-type="float">
            <text:p>28,6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0,94 um</text:p>
          </table:table-cell>
          <table:table-cell table:number-columns-repeated="2"/>
          <table:table-cell table:formula="of:=[.E62]*0.000001" office:value-type="float" office:value="0.00001718" calcext:value-type="float">
            <text:p>1,718E-05</text:p>
          </table:table-cell>
          <table:table-cell table:formula="of:=[.A62]*1000" office:value-type="float" office:value="1600" calcext:value-type="float">
            <text:p>1600</text:p>
          </table:table-cell>
          <table:table-cell table:number-columns-repeated="3"/>
          <table:table-cell table:formula="of:=([.$L$160]-[.L62])/[.$L$160]" office:value-type="float" office:value="0.999754044380816" calcext:value-type="float">
            <text:p>0,999754044380816</text:p>
          </table:table-cell>
          <table:table-cell table:formula="of:=[.M62]/[.$M$160]" office:value-type="float" office:value="0.00016" calcext:value-type="float">
            <text:p>0,000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keV</text:p>
          </table:table-cell>
          <table:table-cell office:value-type="float" office:value="0.03247" calcext:value-type="float">
            <text:p>0,03247</text:p>
          </table:table-cell>
          <table:table-cell office:value-type="float" office:value="0.02009" calcext:value-type="float">
            <text:p>0,02009</text:p>
          </table:table-cell>
          <table:table-cell office:value-type="float" office:value="18.11" calcext:value-type="float">
            <text:p>18,11</text:p>
          </table:table-cell>
          <table:table-cell office:value-type="string" calcext:value-type="string">
            <text:p>um</text:p>
          </table:table-cell>
          <table:table-cell office:value-type="float" office:value="29.84" calcext:value-type="float">
            <text:p>29,8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1,84 um</text:p>
          </table:table-cell>
          <table:table-cell table:number-columns-repeated="2"/>
          <table:table-cell table:formula="of:=[.E63]*0.000001" office:value-type="float" office:value="0.00001811" calcext:value-type="float">
            <text:p>1,811E-05</text:p>
          </table:table-cell>
          <table:table-cell table:formula="of:=[.A63]*1000" office:value-type="float" office:value="1700" calcext:value-type="float">
            <text:p>1700</text:p>
          </table:table-cell>
          <table:table-cell table:number-columns-repeated="3"/>
          <table:table-cell table:formula="of:=([.$L$160]-[.L63])/[.$L$160]" office:value-type="float" office:value="0.999740730136006" calcext:value-type="float">
            <text:p>0,999740730136006</text:p>
          </table:table-cell>
          <table:table-cell table:formula="of:=[.M63]/[.$M$160]" office:value-type="float" office:value="0.00017" calcext:value-type="float">
            <text:p>0,000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keV</text:p>
          </table:table-cell>
          <table:table-cell office:value-type="float" office:value="0.03341" calcext:value-type="float">
            <text:p>0,03341</text:p>
          </table:table-cell>
          <table:table-cell office:value-type="float" office:value="0.02016" calcext:value-type="float">
            <text:p>0,02016</text:p>
          </table:table-cell>
          <table:table-cell office:value-type="float" office:value="19.03" calcext:value-type="float">
            <text:p>19,03</text:p>
          </table:table-cell>
          <table:table-cell office:value-type="string" calcext:value-type="string">
            <text:p>um</text:p>
          </table:table-cell>
          <table:table-cell office:value-type="float" office:value="31.04" calcext:value-type="float">
            <text:p>31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2,74 um</text:p>
          </table:table-cell>
          <table:table-cell table:number-columns-repeated="2"/>
          <table:table-cell table:formula="of:=[.E64]*0.000001" office:value-type="float" office:value="0.00001903" calcext:value-type="float">
            <text:p>1,903E-05</text:p>
          </table:table-cell>
          <table:table-cell table:formula="of:=[.A64]*1000" office:value-type="float" office:value="1800" calcext:value-type="float">
            <text:p>1800</text:p>
          </table:table-cell>
          <table:table-cell table:number-columns-repeated="3"/>
          <table:table-cell table:formula="of:=([.$L$160]-[.L64])/[.$L$160]" office:value-type="float" office:value="0.999727559055118" calcext:value-type="float">
            <text:p>0,999727559055118</text:p>
          </table:table-cell>
          <table:table-cell table:formula="of:=[.M64]/[.$M$160]"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eV</text:p>
          </table:table-cell>
          <table:table-cell office:value-type="float" office:value="0.03522" calcext:value-type="float">
            <text:p>0,03522</text:p>
          </table:table-cell>
          <table:table-cell office:value-type="float" office:value="0.02027" calcext:value-type="float">
            <text:p>0,02027</text:p>
          </table:table-cell>
          <table:table-cell office:value-type="float" office:value="20.88" calcext:value-type="float">
            <text:p>20,88</text:p>
          </table:table-cell>
          <table:table-cell office:value-type="string" calcext:value-type="string">
            <text:p>um</text:p>
          </table:table-cell>
          <table:table-cell office:value-type="float" office:value="33.37" calcext:value-type="float">
            <text:p>33,3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4,51 um</text:p>
          </table:table-cell>
          <table:table-cell table:number-columns-repeated="2"/>
          <table:table-cell table:formula="of:=[.E65]*0.000001" office:value-type="float" office:value="0.00002088" calcext:value-type="float">
            <text:p>2,088E-05</text:p>
          </table:table-cell>
          <table:table-cell table:formula="of:=[.A65]*1000" office:value-type="float" office:value="2000" calcext:value-type="float">
            <text:p>2000</text:p>
          </table:table-cell>
          <table:table-cell table:number-columns-repeated="3"/>
          <table:table-cell table:formula="of:=([.$L$160]-[.L65])/[.$L$160]" office:value-type="float" office:value="0.99970107372942" calcext:value-type="float">
            <text:p>0,99970107372942</text:p>
          </table:table-cell>
          <table:table-cell table:formula="of:=[.M65]/[.$M$160]" office:value-type="float" office:value="0.0002" calcext:value-type="float">
            <text:p>0,000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keV</text:p>
          </table:table-cell>
          <table:table-cell office:value-type="float" office:value="0.03735" calcext:value-type="float">
            <text:p>0,03735</text:p>
          </table:table-cell>
          <table:table-cell office:value-type="float" office:value="0.02035" calcext:value-type="float">
            <text:p>0,02035</text:p>
          </table:table-cell>
          <table:table-cell office:value-type="float" office:value="23.18" calcext:value-type="float">
            <text:p>23,18</text:p>
          </table:table-cell>
          <table:table-cell office:value-type="string" calcext:value-type="string">
            <text:p>um</text:p>
          </table:table-cell>
          <table:table-cell office:value-type="float" office:value="36.22" calcext:value-type="float">
            <text:p>36,2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6,66 um</text:p>
          </table:table-cell>
          <table:table-cell table:number-columns-repeated="2"/>
          <table:table-cell table:formula="of:=[.E66]*0.000001" office:value-type="float" office:value="0.00002318" calcext:value-type="float">
            <text:p>2,318E-05</text:p>
          </table:table-cell>
          <table:table-cell table:formula="of:=[.A66]*1000" office:value-type="float" office:value="2250" calcext:value-type="float">
            <text:p>2250</text:p>
          </table:table-cell>
          <table:table-cell table:number-columns-repeated="3"/>
          <table:table-cell table:formula="of:=([.$L$160]-[.L66])/[.$L$160]" office:value-type="float" office:value="0.999668146027201" calcext:value-type="float">
            <text:p>0,999668146027201</text:p>
          </table:table-cell>
          <table:table-cell table:formula="of:=[.M66]/[.$M$160]" office:value-type="float" office:value="0.000225" calcext:value-type="float">
            <text:p>0,000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keV</text:p>
          </table:table-cell>
          <table:table-cell office:value-type="float" office:value="0.03938" calcext:value-type="float">
            <text:p>0,03938</text:p>
          </table:table-cell>
          <table:table-cell office:value-type="float" office:value="0.02039" calcext:value-type="float">
            <text:p>0,02039</text:p>
          </table:table-cell>
          <table:table-cell office:value-type="float" office:value="25.49" calcext:value-type="float">
            <text:p>25,49</text:p>
          </table:table-cell>
          <table:table-cell office:value-type="string" calcext:value-type="string">
            <text:p>um</text:p>
          </table:table-cell>
          <table:table-cell office:value-type="float" office:value="39.01" calcext:value-type="float">
            <text:p>39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8,76 um</text:p>
          </table:table-cell>
          <table:table-cell table:number-columns-repeated="2"/>
          <table:table-cell table:formula="of:=[.E67]*0.000001" office:value-type="float" office:value="0.00002549" calcext:value-type="float">
            <text:p>2,549E-05</text:p>
          </table:table-cell>
          <table:table-cell table:formula="of:=[.A67]*1000" office:value-type="float" office:value="2500" calcext:value-type="float">
            <text:p>2500</text:p>
          </table:table-cell>
          <table:table-cell table:number-columns-repeated="3"/>
          <table:table-cell table:formula="of:=([.$L$160]-[.L67])/[.$L$160]" office:value-type="float" office:value="0.999635075161059" calcext:value-type="float">
            <text:p>0,999635075161059</text:p>
          </table:table-cell>
          <table:table-cell table:formula="of:=[.M67]/[.$M$160]" office:value-type="float" office:value="0.00025" calcext:value-type="float">
            <text:p>0,000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keV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2039" calcext:value-type="float">
            <text:p>0,02039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um</text:p>
          </table:table-cell>
          <table:table-cell office:value-type="float" office:value="41.74" calcext:value-type="float">
            <text:p>41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0,80 um</text:p>
          </table:table-cell>
          <table:table-cell table:number-columns-repeated="2"/>
          <table:table-cell table:formula="of:=[.E68]*0.000001" office:value-type="float" office:value="0.0000278" calcext:value-type="float">
            <text:p>2,78E-05</text:p>
          </table:table-cell>
          <table:table-cell table:formula="of:=[.A68]*1000" office:value-type="float" office:value="2750" calcext:value-type="float">
            <text:p>2750</text:p>
          </table:table-cell>
          <table:table-cell table:number-columns-repeated="3"/>
          <table:table-cell table:formula="of:=([.$L$160]-[.L68])/[.$L$160]" office:value-type="float" office:value="0.999602004294918" calcext:value-type="float">
            <text:p>0,999602004294918</text:p>
          </table:table-cell>
          <table:table-cell table:formula="of:=[.M68]/[.$M$160]" office:value-type="float" office:value="0.000275" calcext:value-type="float">
            <text:p>0,000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eV</text:p>
          </table:table-cell>
          <table:table-cell office:value-type="float" office:value="0.04313" calcext:value-type="float">
            <text:p>0,04313</text:p>
          </table:table-cell>
          <table:table-cell office:value-type="float" office:value="0.02036" calcext:value-type="float">
            <text:p>0,02036</text:p>
          </table:table-cell>
          <table:table-cell office:value-type="float" office:value="30.12" calcext:value-type="float">
            <text:p>30,12</text:p>
          </table:table-cell>
          <table:table-cell office:value-type="string" calcext:value-type="string">
            <text:p>um</text:p>
          </table:table-cell>
          <table:table-cell office:value-type="float" office:value="44.4" calcext:value-type="float">
            <text:p>44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2,81 um</text:p>
          </table:table-cell>
          <table:table-cell table:number-columns-repeated="2"/>
          <table:table-cell table:formula="of:=[.E69]*0.000001" office:value-type="float" office:value="0.00003012" calcext:value-type="float">
            <text:p>3,012E-05</text:p>
          </table:table-cell>
          <table:table-cell table:formula="of:=[.A69]*1000" office:value-type="float" office:value="3000" calcext:value-type="float">
            <text:p>3000</text:p>
          </table:table-cell>
          <table:table-cell table:number-columns-repeated="3"/>
          <table:table-cell table:formula="of:=([.$L$160]-[.L69])/[.$L$160]" office:value-type="float" office:value="0.999568790264853" calcext:value-type="float">
            <text:p>0,999568790264853</text:p>
          </table:table-cell>
          <table:table-cell table:formula="of:=[.M69]/[.$M$160]" office:value-type="float" office:value="0.0003" calcext:value-type="float">
            <text:p>0,000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keV</text:p>
          </table:table-cell>
          <table:table-cell office:value-type="float" office:value="0.04489" calcext:value-type="float">
            <text:p>0,04489</text:p>
          </table:table-cell>
          <table:table-cell office:value-type="float" office:value="0.02031" calcext:value-type="float">
            <text:p>0,02031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um</text:p>
          </table:table-cell>
          <table:table-cell office:value-type="float" office:value="47.01" calcext:value-type="float">
            <text:p>47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4,78 um</text:p>
          </table:table-cell>
          <table:table-cell table:number-columns-repeated="2"/>
          <table:table-cell table:formula="of:=[.E70]*0.000001" office:value-type="float" office:value="0.00003244" calcext:value-type="float">
            <text:p>3,244E-05</text:p>
          </table:table-cell>
          <table:table-cell table:formula="of:=[.A70]*1000" office:value-type="float" office:value="3250" calcext:value-type="float">
            <text:p>3250</text:p>
          </table:table-cell>
          <table:table-cell table:number-columns-repeated="3"/>
          <table:table-cell table:formula="of:=([.$L$160]-[.L70])/[.$L$160]" office:value-type="float" office:value="0.999535576234789" calcext:value-type="float">
            <text:p>0,999535576234789</text:p>
          </table:table-cell>
          <table:table-cell table:formula="of:=[.M70]/[.$M$160]" office:value-type="float" office:value="0.000325" calcext:value-type="float">
            <text:p>0,000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keV</text:p>
          </table:table-cell>
          <table:table-cell office:value-type="float" office:value="0.04659" calcext:value-type="float">
            <text:p>0,04659</text:p>
          </table:table-cell>
          <table:table-cell office:value-type="float" office:value="0.02024" calcext:value-type="float">
            <text:p>0,02024</text:p>
          </table:table-cell>
          <table:table-cell office:value-type="float" office:value="34.76" calcext:value-type="float">
            <text:p>34,76</text:p>
          </table:table-cell>
          <table:table-cell office:value-type="string" calcext:value-type="string">
            <text:p>um</text:p>
          </table:table-cell>
          <table:table-cell office:value-type="float" office:value="49.56" calcext:value-type="float">
            <text:p>49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6,72 um</text:p>
          </table:table-cell>
          <table:table-cell table:number-columns-repeated="2"/>
          <table:table-cell table:formula="of:=[.E71]*0.000001" office:value-type="float" office:value="0.00003476" calcext:value-type="float">
            <text:p>3,476E-05</text:p>
          </table:table-cell>
          <table:table-cell table:formula="of:=[.A71]*1000" office:value-type="float" office:value="3500" calcext:value-type="float">
            <text:p>3500</text:p>
          </table:table-cell>
          <table:table-cell table:number-columns-repeated="3"/>
          <table:table-cell table:formula="of:=([.$L$160]-[.L71])/[.$L$160]" office:value-type="float" office:value="0.999502362204724" calcext:value-type="float">
            <text:p>0,999502362204724</text:p>
          </table:table-cell>
          <table:table-cell table:formula="of:=[.M71]/[.$M$160]" office:value-type="float" office:value="0.00035" calcext:value-type="float">
            <text:p>0,000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keV</text:p>
          </table:table-cell>
          <table:table-cell office:value-type="float" office:value="0.04822" calcext:value-type="float">
            <text:p>0,04822</text:p>
          </table:table-cell>
          <table:table-cell office:value-type="float" office:value="0.02017" calcext:value-type="float">
            <text:p>0,02017</text:p>
          </table:table-cell>
          <table:table-cell office:value-type="float" office:value="37.09" calcext:value-type="float">
            <text:p>37,09</text:p>
          </table:table-cell>
          <table:table-cell office:value-type="string" calcext:value-type="string">
            <text:p>um</text:p>
          </table:table-cell>
          <table:table-cell office:value-type="float" office:value="52.08" calcext:value-type="float">
            <text:p>52,0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8,63 um</text:p>
          </table:table-cell>
          <table:table-cell table:number-columns-repeated="2"/>
          <table:table-cell table:formula="of:=[.E72]*0.000001" office:value-type="float" office:value="0.00003709" calcext:value-type="float">
            <text:p>3,709E-05</text:p>
          </table:table-cell>
          <table:table-cell table:formula="of:=[.A72]*1000" office:value-type="float" office:value="3750" calcext:value-type="float">
            <text:p>3750</text:p>
          </table:table-cell>
          <table:table-cell table:number-columns-repeated="3"/>
          <table:table-cell table:formula="of:=([.$L$160]-[.L72])/[.$L$160]" office:value-type="float" office:value="0.999469005010737" calcext:value-type="float">
            <text:p>0,999469005010737</text:p>
          </table:table-cell>
          <table:table-cell table:formula="of:=[.M72]/[.$M$160]" office:value-type="float" office:value="0.000375" calcext:value-type="float">
            <text:p>0,000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eV</text:p>
          </table:table-cell>
          <table:table-cell office:value-type="float" office:value="0.04981" calcext:value-type="float">
            <text:p>0,04981</text:p>
          </table:table-cell>
          <table:table-cell office:value-type="float" office:value="0.02008" calcext:value-type="float">
            <text:p>0,02008</text:p>
          </table:table-cell>
          <table:table-cell office:value-type="float" office:value="39.44" calcext:value-type="float">
            <text:p>39,44</text:p>
          </table:table-cell>
          <table:table-cell office:value-type="string" calcext:value-type="string">
            <text:p>um</text:p>
          </table:table-cell>
          <table:table-cell office:value-type="float" office:value="54.55" calcext:value-type="float">
            <text:p>54,5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0,51 um</text:p>
          </table:table-cell>
          <table:table-cell table:number-columns-repeated="2"/>
          <table:table-cell table:formula="of:=[.E73]*0.000001" office:value-type="float" office:value="0.00003944" calcext:value-type="float">
            <text:p>3,944E-05</text:p>
          </table:table-cell>
          <table:table-cell table:formula="of:=[.A73]*1000" office:value-type="float" office:value="4000" calcext:value-type="float">
            <text:p>4000</text:p>
          </table:table-cell>
          <table:table-cell table:number-columns-repeated="3"/>
          <table:table-cell table:formula="of:=([.$L$160]-[.L73])/[.$L$160]" office:value-type="float" office:value="0.999435361488905" calcext:value-type="float">
            <text:p>0,999435361488905</text:p>
          </table:table-cell>
          <table:table-cell table:formula="of:=[.M73]/[.$M$160]" office:value-type="float" office:value="0.0004" calcext:value-type="float">
            <text:p>0,000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keV</text:p>
          </table:table-cell>
          <table:table-cell office:value-type="float" office:value="0.05283" calcext:value-type="float">
            <text:p>0,05283</text:p>
          </table:table-cell>
          <table:table-cell office:value-type="float" office:value="0.01988" calcext:value-type="float">
            <text:p>0,01988</text:p>
          </table:table-cell>
          <table:table-cell office:value-type="float" office:value="44.16" calcext:value-type="float">
            <text:p>44,16</text:p>
          </table:table-cell>
          <table:table-cell office:value-type="string" calcext:value-type="string">
            <text:p>um</text:p>
          </table:table-cell>
          <table:table-cell office:value-type="float" office:value="59.31" calcext:value-type="float">
            <text:p>59,3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4,24 um</text:p>
          </table:table-cell>
          <table:table-cell table:number-columns-repeated="2"/>
          <table:table-cell table:formula="of:=[.E74]*0.000001" office:value-type="float" office:value="0.00004416" calcext:value-type="float">
            <text:p>4,416E-05</text:p>
          </table:table-cell>
          <table:table-cell table:formula="of:=[.A74]*1000" office:value-type="float" office:value="4500" calcext:value-type="float">
            <text:p>4500</text:p>
          </table:table-cell>
          <table:table-cell table:number-columns-repeated="3"/>
          <table:table-cell table:formula="of:=([.$L$160]-[.L74])/[.$L$160]" office:value-type="float" office:value="0.999367788117394" calcext:value-type="float">
            <text:p>0,999367788117394</text:p>
          </table:table-cell>
          <table:table-cell table:formula="of:=[.M74]/[.$M$160]" office:value-type="float" office:value="0.00045" calcext:value-type="float">
            <text:p>0,00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eV</text:p>
          </table:table-cell>
          <table:table-cell office:value-type="float" office:value="0.05568" calcext:value-type="float">
            <text:p>0,05568</text:p>
          </table:table-cell>
          <table:table-cell office:value-type="float" office:value="0.01965" calcext:value-type="float">
            <text:p>0,01965</text:p>
          </table:table-cell>
          <table:table-cell office:value-type="float" office:value="48.9" calcext:value-type="float">
            <text:p>48,9</text:p>
          </table:table-cell>
          <table:table-cell office:value-type="string" calcext:value-type="string">
            <text:p>um</text:p>
          </table:table-cell>
          <table:table-cell office:value-type="float" office:value="63.99" calcext:value-type="float">
            <text:p>63,9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7,84 um</text:p>
          </table:table-cell>
          <table:table-cell table:number-columns-repeated="2"/>
          <table:table-cell table:formula="of:=[.E75]*0.000001" office:value-type="float" office:value="0.0000489" calcext:value-type="float">
            <text:p>4,89E-05</text:p>
          </table:table-cell>
          <table:table-cell table:formula="of:=[.A75]*1000" office:value-type="float" office:value="5000" calcext:value-type="float">
            <text:p>5000</text:p>
          </table:table-cell>
          <table:table-cell table:number-columns-repeated="3"/>
          <table:table-cell table:formula="of:=([.$L$160]-[.L75])/[.$L$160]" office:value-type="float" office:value="0.999299928418039" calcext:value-type="float">
            <text:p>0,999299928418039</text:p>
          </table:table-cell>
          <table:table-cell table:formula="of:=[.M75]/[.$M$160]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keV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1942" calcext:value-type="float">
            <text:p>0,01942</text:p>
          </table:table-cell>
          <table:table-cell office:value-type="float" office:value="53.67" calcext:value-type="float">
            <text:p>53,67</text:p>
          </table:table-cell>
          <table:table-cell office:value-type="string" calcext:value-type="string">
            <text:p>um</text:p>
          </table:table-cell>
          <table:table-cell office:value-type="float" office:value="68.54" calcext:value-type="float">
            <text:p>68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1,36 um</text:p>
          </table:table-cell>
          <table:table-cell table:number-columns-repeated="2"/>
          <table:table-cell table:formula="of:=[.E76]*0.000001" office:value-type="float" office:value="0.00005367" calcext:value-type="float">
            <text:p>5,367E-05</text:p>
          </table:table-cell>
          <table:table-cell table:formula="of:=[.A76]*1000" office:value-type="float" office:value="5500" calcext:value-type="float">
            <text:p>5500</text:p>
          </table:table-cell>
          <table:table-cell table:number-columns-repeated="3"/>
          <table:table-cell table:formula="of:=([.$L$160]-[.L76])/[.$L$160]" office:value-type="float" office:value="0.999231639226915" calcext:value-type="float">
            <text:p>0,999231639226915</text:p>
          </table:table-cell>
          <table:table-cell table:formula="of:=[.M76]/[.$M$160]" office:value-type="float" office:value="0.00055" calcext:value-type="float">
            <text:p>0,00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eV</text:p>
          </table:table-cell>
          <table:table-cell office:value-type="float" office:value="0.061" calcext:value-type="float">
            <text:p>0,061</text:p>
          </table:table-cell>
          <table:table-cell office:value-type="float" office:value="0.01918" calcext:value-type="float">
            <text:p>0,01918</text:p>
          </table:table-cell>
          <table:table-cell office:value-type="float" office:value="58.46" calcext:value-type="float">
            <text:p>58,46</text:p>
          </table:table-cell>
          <table:table-cell office:value-type="string" calcext:value-type="string">
            <text:p>um</text:p>
          </table:table-cell>
          <table:table-cell office:value-type="float" office:value="72.98" calcext:value-type="float">
            <text:p>72,9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4,81 um</text:p>
          </table:table-cell>
          <table:table-cell table:number-columns-repeated="2"/>
          <table:table-cell table:formula="of:=[.E77]*0.000001" office:value-type="float" office:value="0.00005846" calcext:value-type="float">
            <text:p>5,846E-05</text:p>
          </table:table-cell>
          <table:table-cell table:formula="of:=[.A77]*1000" office:value-type="float" office:value="6000" calcext:value-type="float">
            <text:p>6000</text:p>
          </table:table-cell>
          <table:table-cell table:number-columns-repeated="3"/>
          <table:table-cell table:formula="of:=([.$L$160]-[.L77])/[.$L$160]" office:value-type="float" office:value="0.999163063707946" calcext:value-type="float">
            <text:p>0,999163063707946</text:p>
          </table:table-cell>
          <table:table-cell table:formula="of:=[.M77]/[.$M$160]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keV</text:p>
          </table:table-cell>
          <table:table-cell office:value-type="float" office:value="0.06349" calcext:value-type="float">
            <text:p>0,06349</text:p>
          </table:table-cell>
          <table:table-cell office:value-type="float" office:value="0.01894" calcext:value-type="float">
            <text:p>0,01894</text:p>
          </table:table-cell>
          <table:table-cell office:value-type="float" office:value="63.28" calcext:value-type="float">
            <text:p>63,28</text:p>
          </table:table-cell>
          <table:table-cell office:value-type="string" calcext:value-type="string">
            <text:p>um</text:p>
          </table:table-cell>
          <table:table-cell office:value-type="float" office:value="77.32" calcext:value-type="float">
            <text:p>77,3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8,19 um</text:p>
          </table:table-cell>
          <table:table-cell table:number-columns-repeated="2"/>
          <table:table-cell table:formula="of:=[.E78]*0.000001" office:value-type="float" office:value="0.00006328" calcext:value-type="float">
            <text:p>6,328E-05</text:p>
          </table:table-cell>
          <table:table-cell table:formula="of:=[.A78]*1000" office:value-type="float" office:value="6500" calcext:value-type="float">
            <text:p>6500</text:p>
          </table:table-cell>
          <table:table-cell table:number-columns-repeated="3"/>
          <table:table-cell table:formula="of:=([.$L$160]-[.L78])/[.$L$160]" office:value-type="float" office:value="0.999094058697208" calcext:value-type="float">
            <text:p>0,999094058697208</text:p>
          </table:table-cell>
          <table:table-cell table:formula="of:=[.M78]/[.$M$160]" office:value-type="float" office:value="0.00065" calcext:value-type="float">
            <text:p>0,00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eV</text:p>
          </table:table-cell>
          <table:table-cell office:value-type="float" office:value="0.06589" calcext:value-type="float">
            <text:p>0,06589</text:p>
          </table:table-cell>
          <table:table-cell office:value-type="float" office:value="0.01869" calcext:value-type="float">
            <text:p>0,01869</text:p>
          </table:table-cell>
          <table:table-cell office:value-type="float" office:value="68.13" calcext:value-type="float">
            <text:p>68,13</text:p>
          </table:table-cell>
          <table:table-cell office:value-type="string" calcext:value-type="string">
            <text:p>um</text:p>
          </table:table-cell>
          <table:table-cell office:value-type="float" office:value="81.55" calcext:value-type="float">
            <text:p>81,5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1,51 um</text:p>
          </table:table-cell>
          <table:table-cell table:number-columns-repeated="2"/>
          <table:table-cell table:formula="of:=[.E79]*0.000001" office:value-type="float" office:value="0.00006813" calcext:value-type="float">
            <text:p>6,813E-05</text:p>
          </table:table-cell>
          <table:table-cell table:formula="of:=[.A79]*1000" office:value-type="float" office:value="7000" calcext:value-type="float">
            <text:p>7000</text:p>
          </table:table-cell>
          <table:table-cell table:number-columns-repeated="3"/>
          <table:table-cell table:formula="of:=([.$L$160]-[.L79])/[.$L$160]" office:value-type="float" office:value="0.999024624194703" calcext:value-type="float">
            <text:p>0,999024624194703</text:p>
          </table:table-cell>
          <table:table-cell table:formula="of:=[.M79]/[.$M$160]"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eV</text:p>
          </table:table-cell>
          <table:table-cell office:value-type="float" office:value="0.07044" calcext:value-type="float">
            <text:p>0,07044</text:p>
          </table:table-cell>
          <table:table-cell office:value-type="float" office:value="0.01821" calcext:value-type="float">
            <text:p>0,01821</text:p>
          </table:table-cell>
          <table:table-cell office:value-type="float" office:value="77.92" calcext:value-type="float">
            <text:p>77,92</text:p>
          </table:table-cell>
          <table:table-cell office:value-type="string" calcext:value-type="string">
            <text:p>um</text:p>
          </table:table-cell>
          <table:table-cell office:value-type="float" office:value="89.66" calcext:value-type="float">
            <text:p>89,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8,04 um</text:p>
          </table:table-cell>
          <table:table-cell table:number-columns-repeated="2"/>
          <table:table-cell table:formula="of:=[.E80]*0.000001" office:value-type="float" office:value="0.00007792" calcext:value-type="float">
            <text:p>7,792E-05</text:p>
          </table:table-cell>
          <table:table-cell table:formula="of:=[.A80]*1000" office:value-type="float" office:value="8000" calcext:value-type="float">
            <text:p>8000</text:p>
          </table:table-cell>
          <table:table-cell table:number-columns-repeated="3"/>
          <table:table-cell table:formula="of:=([.$L$160]-[.L80])/[.$L$160]" office:value-type="float" office:value="0.998884466714388" calcext:value-type="float">
            <text:p>0,998884466714388</text:p>
          </table:table-cell>
          <table:table-cell table:formula="of:=[.M80]/[.$M$160]"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eV</text:p>
          </table:table-cell>
          <table:table-cell office:value-type="float" office:value="0.07458" calcext:value-type="float">
            <text:p>0,07458</text:p>
          </table:table-cell>
          <table:table-cell office:value-type="float" office:value="0.01774" calcext:value-type="float">
            <text:p>0,01774</text:p>
          </table:table-cell>
          <table:table-cell office:value-type="float" office:value="87.78" calcext:value-type="float">
            <text:p>87,78</text:p>
          </table:table-cell>
          <table:table-cell office:value-type="string" calcext:value-type="string">
            <text:p>um</text:p>
          </table:table-cell>
          <table:table-cell office:value-type="float" office:value="97.53" calcext:value-type="float">
            <text:p>97,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74,33 um</text:p>
          </table:table-cell>
          <table:table-cell table:number-columns-repeated="2"/>
          <table:table-cell table:formula="of:=[.E81]*0.000001" office:value-type="float" office:value="0.00008778" calcext:value-type="float">
            <text:p>8,778E-05</text:p>
          </table:table-cell>
          <table:table-cell table:formula="of:=[.A81]*1000" office:value-type="float" office:value="9000" calcext:value-type="float">
            <text:p>9000</text:p>
          </table:table-cell>
          <table:table-cell table:number-columns-repeated="3"/>
          <table:table-cell table:formula="of:=([.$L$160]-[.L81])/[.$L$160]" office:value-type="float" office:value="0.998743307086614" calcext:value-type="float">
            <text:p>0,998743307086614</text:p>
          </table:table-cell>
          <table:table-cell table:formula="of:=[.M81]/[.$M$160]" office:value-type="float" office:value="0.0009" calcext:value-type="float">
            <text:p>0,0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eV</text:p>
          </table:table-cell>
          <table:table-cell office:value-type="float" office:value="0.07853" calcext:value-type="float">
            <text:p>0,07853</text:p>
          </table:table-cell>
          <table:table-cell office:value-type="float" office:value="0.01729" calcext:value-type="float">
            <text:p>0,01729</text:p>
          </table:table-cell>
          <table:table-cell office:value-type="float" office:value="97.72" calcext:value-type="float">
            <text:p>97,72</text:p>
          </table:table-cell>
          <table:table-cell office:value-type="string" calcext:value-type="string">
            <text:p>um</text:p>
          </table:table-cell>
          <table:table-cell office:value-type="float" office:value="105.12" calcext:value-type="float">
            <text:p>105,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80,45 um</text:p>
          </table:table-cell>
          <table:table-cell table:number-columns-repeated="2"/>
          <table:table-cell table:formula="of:=[.E82]*0.000001" office:value-type="float" office:value="0.00009772" calcext:value-type="float">
            <text:p>9,772E-05</text:p>
          </table:table-cell>
          <table:table-cell table:formula="of:=[.A82]*1000" office:value-type="float" office:value="10000" calcext:value-type="float">
            <text:p>10000</text:p>
          </table:table-cell>
          <table:table-cell table:number-columns-repeated="3"/>
          <table:table-cell table:formula="of:=([.$L$160]-[.L82])/[.$L$160]" office:value-type="float" office:value="0.998601002147459" calcext:value-type="float">
            <text:p>0,998601002147459</text:p>
          </table:table-cell>
          <table:table-cell table:formula="of:=[.M82]/[.$M$160]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eV</text:p>
          </table:table-cell>
          <table:table-cell office:value-type="float" office:value="0.08232" calcext:value-type="float">
            <text:p>0,08232</text:p>
          </table:table-cell>
          <table:table-cell office:value-type="float" office:value="0.01686" calcext:value-type="float">
            <text:p>0,01686</text:p>
          </table:table-cell>
          <table:table-cell office:value-type="float" office:value="107.71" calcext:value-type="float">
            <text:p>107,71</text:p>
          </table:table-cell>
          <table:table-cell office:value-type="string" calcext:value-type="string">
            <text:p>um</text:p>
          </table:table-cell>
          <table:table-cell office:value-type="float" office:value="112.46" calcext:value-type="float">
            <text:p>112,4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86,40 um</text:p>
          </table:table-cell>
          <table:table-cell table:number-columns-repeated="2"/>
          <table:table-cell table:formula="of:=[.E83]*0.000001" office:value-type="float" office:value="0.00010771" calcext:value-type="float">
            <text:p>0,00010771</text:p>
          </table:table-cell>
          <table:table-cell table:formula="of:=[.A83]*1000" office:value-type="float" office:value="11000" calcext:value-type="float">
            <text:p>11000</text:p>
          </table:table-cell>
          <table:table-cell table:number-columns-repeated="3"/>
          <table:table-cell table:formula="of:=([.$L$160]-[.L83])/[.$L$160]" office:value-type="float" office:value="0.99845798138869" calcext:value-type="float">
            <text:p>0,99845798138869</text:p>
          </table:table-cell>
          <table:table-cell table:formula="of:=[.M83]/[.$M$160]"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eV</text:p>
          </table:table-cell>
          <table:table-cell office:value-type="float" office:value="0.08598" calcext:value-type="float">
            <text:p>0,08598</text:p>
          </table:table-cell>
          <table:table-cell office:value-type="float" office:value="0.01645" calcext:value-type="float">
            <text:p>0,01645</text:p>
          </table:table-cell>
          <table:table-cell office:value-type="float" office:value="117.75" calcext:value-type="float">
            <text:p>117,75</text:p>
          </table:table-cell>
          <table:table-cell office:value-type="string" calcext:value-type="string">
            <text:p>um</text:p>
          </table:table-cell>
          <table:table-cell office:value-type="float" office:value="119.54" calcext:value-type="float">
            <text:p>119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92,21 um</text:p>
          </table:table-cell>
          <table:table-cell table:number-columns-repeated="2"/>
          <table:table-cell table:formula="of:=[.E84]*0.000001" office:value-type="float" office:value="0.00011775" calcext:value-type="float">
            <text:p>0,00011775</text:p>
          </table:table-cell>
          <table:table-cell table:formula="of:=[.A84]*1000" office:value-type="float" office:value="12000" calcext:value-type="float">
            <text:p>12000</text:p>
          </table:table-cell>
          <table:table-cell table:number-columns-repeated="3"/>
          <table:table-cell table:formula="of:=([.$L$160]-[.L84])/[.$L$160]" office:value-type="float" office:value="0.998314244810308" calcext:value-type="float">
            <text:p>0,998314244810308</text:p>
          </table:table-cell>
          <table:table-cell table:formula="of:=[.M84]/[.$M$160]" office:value-type="float" office:value="0.0012" calcext:value-type="float">
            <text:p>0,0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keV</text:p>
          </table:table-cell>
          <table:table-cell office:value-type="float" office:value="0.08953" calcext:value-type="float">
            <text:p>0,08953</text:p>
          </table:table-cell>
          <table:table-cell office:value-type="float" office:value="0.01606" calcext:value-type="float">
            <text:p>0,01606</text:p>
          </table:table-cell>
          <table:table-cell office:value-type="float" office:value="127.83" calcext:value-type="float">
            <text:p>127,83</text:p>
          </table:table-cell>
          <table:table-cell office:value-type="string" calcext:value-type="string">
            <text:p>um</text:p>
          </table:table-cell>
          <table:table-cell office:value-type="float" office:value="126.4" calcext:value-type="float">
            <text:p>126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97,88 um</text:p>
          </table:table-cell>
          <table:table-cell table:number-columns-repeated="2"/>
          <table:table-cell table:formula="of:=[.E85]*0.000001" office:value-type="float" office:value="0.00012783" calcext:value-type="float">
            <text:p>0,00012783</text:p>
          </table:table-cell>
          <table:table-cell table:formula="of:=[.A85]*1000" office:value-type="float" office:value="13000" calcext:value-type="float">
            <text:p>13000</text:p>
          </table:table-cell>
          <table:table-cell table:number-columns-repeated="3"/>
          <table:table-cell table:formula="of:=([.$L$160]-[.L85])/[.$L$160]" office:value-type="float" office:value="0.998169935576235" calcext:value-type="float">
            <text:p>0,998169935576235</text:p>
          </table:table-cell>
          <table:table-cell table:formula="of:=[.M85]/[.$M$160]" office:value-type="float" office:value="0.0013" calcext:value-type="float">
            <text:p>0,0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keV</text:p>
          </table:table-cell>
          <table:table-cell office:value-type="float" office:value="0.09297" calcext:value-type="float">
            <text:p>0,09297</text:p>
          </table:table-cell>
          <table:table-cell office:value-type="float" office:value="0.01569" calcext:value-type="float">
            <text:p>0,01569</text:p>
          </table:table-cell>
          <table:table-cell office:value-type="float" office:value="137.93" calcext:value-type="float">
            <text:p>137,93</text:p>
          </table:table-cell>
          <table:table-cell office:value-type="string" calcext:value-type="string">
            <text:p>um</text:p>
          </table:table-cell>
          <table:table-cell office:value-type="float" office:value="133.04" calcext:value-type="float">
            <text:p>133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03,41 um</text:p>
          </table:table-cell>
          <table:table-cell table:number-columns-repeated="2"/>
          <table:table-cell table:formula="of:=[.E86]*0.000001" office:value-type="float" office:value="0.00013793" calcext:value-type="float">
            <text:p>0,00013793</text:p>
          </table:table-cell>
          <table:table-cell table:formula="of:=[.A86]*1000" office:value-type="float" office:value="14000" calcext:value-type="float">
            <text:p>14000</text:p>
          </table:table-cell>
          <table:table-cell table:number-columns-repeated="3"/>
          <table:table-cell table:formula="of:=([.$L$160]-[.L86])/[.$L$160]" office:value-type="float" office:value="0.998025340014316" calcext:value-type="float">
            <text:p>0,998025340014316</text:p>
          </table:table-cell>
          <table:table-cell table:formula="of:=[.M86]/[.$M$160]" office:value-type="float" office:value="0.0014" calcext:value-type="float">
            <text:p>0,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keV</text:p>
          </table:table-cell>
          <table:table-cell office:value-type="float" office:value="0.09632" calcext:value-type="float">
            <text:p>0,09632</text:p>
          </table:table-cell>
          <table:table-cell office:value-type="float" office:value="0.01533" calcext:value-type="float">
            <text:p>0,01533</text:p>
          </table:table-cell>
          <table:table-cell office:value-type="float" office:value="148.05" calcext:value-type="float">
            <text:p>148,05</text:p>
          </table:table-cell>
          <table:table-cell office:value-type="string" calcext:value-type="string">
            <text:p>um</text:p>
          </table:table-cell>
          <table:table-cell office:value-type="float" office:value="139.48" calcext:value-type="float">
            <text:p>139,4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08,82 um</text:p>
          </table:table-cell>
          <table:table-cell table:number-columns-repeated="2"/>
          <table:table-cell table:formula="of:=[.E87]*0.000001" office:value-type="float" office:value="0.00014805" calcext:value-type="float">
            <text:p>0,00014805</text:p>
          </table:table-cell>
          <table:table-cell table:formula="of:=[.A87]*1000" office:value-type="float" office:value="15000" calcext:value-type="float">
            <text:p>15000</text:p>
          </table:table-cell>
          <table:table-cell table:number-columns-repeated="3"/>
          <table:table-cell table:formula="of:=([.$L$160]-[.L87])/[.$L$160]" office:value-type="float" office:value="0.997880458124553" calcext:value-type="float">
            <text:p>0,997880458124553</text:p>
          </table:table-cell>
          <table:table-cell table:formula="of:=[.M87]/[.$M$160]"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keV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015" calcext:value-type="float">
            <text:p>0,015</text:p>
          </table:table-cell>
          <table:table-cell office:value-type="float" office:value="158.18" calcext:value-type="float">
            <text:p>158,18</text:p>
          </table:table-cell>
          <table:table-cell office:value-type="string" calcext:value-type="string">
            <text:p>um</text:p>
          </table:table-cell>
          <table:table-cell office:value-type="float" office:value="145.71" calcext:value-type="float">
            <text:p>145,7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14,11 um</text:p>
          </table:table-cell>
          <table:table-cell table:number-columns-repeated="2"/>
          <table:table-cell table:formula="of:=[.E88]*0.000001" office:value-type="float" office:value="0.00015818" calcext:value-type="float">
            <text:p>0,00015818</text:p>
          </table:table-cell>
          <table:table-cell table:formula="of:=[.A88]*1000" office:value-type="float" office:value="16000" calcext:value-type="float">
            <text:p>16000</text:p>
          </table:table-cell>
          <table:table-cell table:number-columns-repeated="3"/>
          <table:table-cell table:formula="of:=([.$L$160]-[.L88])/[.$L$160]" office:value-type="float" office:value="0.997735433070866" calcext:value-type="float">
            <text:p>0,997735433070866</text:p>
          </table:table-cell>
          <table:table-cell table:formula="of:=[.M88]/[.$M$160]" office:value-type="float" office:value="0.0016" calcext:value-type="float">
            <text:p>0,0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keV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01468" calcext:value-type="float">
            <text:p>0,01468</text:p>
          </table:table-cell>
          <table:table-cell office:value-type="float" office:value="168.32" calcext:value-type="float">
            <text:p>168,32</text:p>
          </table:table-cell>
          <table:table-cell office:value-type="string" calcext:value-type="string">
            <text:p>um</text:p>
          </table:table-cell>
          <table:table-cell office:value-type="float" office:value="151.77" calcext:value-type="float">
            <text:p>151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19,28 um</text:p>
          </table:table-cell>
          <table:table-cell table:number-columns-repeated="2"/>
          <table:table-cell table:formula="of:=[.E89]*0.000001" office:value-type="float" office:value="0.00016832" calcext:value-type="float">
            <text:p>0,00016832</text:p>
          </table:table-cell>
          <table:table-cell table:formula="of:=[.A89]*1000" office:value-type="float" office:value="17000" calcext:value-type="float">
            <text:p>17000</text:p>
          </table:table-cell>
          <table:table-cell table:number-columns-repeated="3"/>
          <table:table-cell table:formula="of:=([.$L$160]-[.L89])/[.$L$160]" office:value-type="float" office:value="0.997590264853257" calcext:value-type="float">
            <text:p>0,997590264853257</text:p>
          </table:table-cell>
          <table:table-cell table:formula="of:=[.M89]/[.$M$160]" office:value-type="float" office:value="0.0017" calcext:value-type="float">
            <text:p>0,0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keV</text:p>
          </table:table-cell>
          <table:table-cell office:value-type="float" office:value="0.106" calcext:value-type="float">
            <text:p>0,106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178.45" calcext:value-type="float">
            <text:p>178,45</text:p>
          </table:table-cell>
          <table:table-cell office:value-type="string" calcext:value-type="string">
            <text:p>um</text:p>
          </table:table-cell>
          <table:table-cell office:value-type="float" office:value="157.65" calcext:value-type="float">
            <text:p>157,6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24,35 um</text:p>
          </table:table-cell>
          <table:table-cell table:number-columns-repeated="2"/>
          <table:table-cell table:formula="of:=[.E90]*0.000001" office:value-type="float" office:value="0.00017845" calcext:value-type="float">
            <text:p>0,00017845</text:p>
          </table:table-cell>
          <table:table-cell table:formula="of:=[.A90]*1000" office:value-type="float" office:value="18000" calcext:value-type="float">
            <text:p>18000</text:p>
          </table:table-cell>
          <table:table-cell table:number-columns-repeated="3"/>
          <table:table-cell table:formula="of:=([.$L$160]-[.L90])/[.$L$160]" office:value-type="float" office:value="0.997445239799571" calcext:value-type="float">
            <text:p>0,997445239799571</text:p>
          </table:table-cell>
          <table:table-cell table:formula="of:=[.M90]/[.$M$160]" office:value-type="float" office:value="0.0018" calcext:value-type="float">
            <text:p>0,0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keV</text:p>
          </table:table-cell>
          <table:table-cell office:value-type="float" office:value="0.1121" calcext:value-type="float">
            <text:p>0,1121</text:p>
          </table:table-cell>
          <table:table-cell office:value-type="float" office:value="0.01381" calcext:value-type="float">
            <text:p>0,01381</text:p>
          </table:table-cell>
          <table:table-cell office:value-type="float" office:value="198.72" calcext:value-type="float">
            <text:p>198,72</text:p>
          </table:table-cell>
          <table:table-cell office:value-type="string" calcext:value-type="string">
            <text:p>um</text:p>
          </table:table-cell>
          <table:table-cell office:value-type="float" office:value="168.83" calcext:value-type="float">
            <text:p>168,8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34,20 um</text:p>
          </table:table-cell>
          <table:table-cell table:number-columns-repeated="2"/>
          <table:table-cell table:formula="of:=[.E91]*0.000001" office:value-type="float" office:value="0.00019872" calcext:value-type="float">
            <text:p>0,00019872</text:p>
          </table:table-cell>
          <table:table-cell table:formula="of:=[.A91]*1000" office:value-type="float" office:value="20000" calcext:value-type="float">
            <text:p>20000</text:p>
          </table:table-cell>
          <table:table-cell table:number-columns-repeated="3"/>
          <table:table-cell table:formula="of:=([.$L$160]-[.L91])/[.$L$160]" office:value-type="float" office:value="0.997155046528275" calcext:value-type="float">
            <text:p>0,997155046528275</text:p>
          </table:table-cell>
          <table:table-cell table:formula="of:=[.M91]/[.$M$160]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string" calcext:value-type="string">
            <text:p><text:s/>keV</text:p>
          </table:table-cell>
          <table:table-cell office:value-type="float" office:value="0.1195" calcext:value-type="float">
            <text:p>0,1195</text:p>
          </table:table-cell>
          <table:table-cell office:value-type="float" office:value="0.01317" calcext:value-type="float">
            <text:p>0,01317</text:p>
          </table:table-cell>
          <table:table-cell office:value-type="float" office:value="223.96" calcext:value-type="float">
            <text:p>223,96</text:p>
          </table:table-cell>
          <table:table-cell office:value-type="string" calcext:value-type="string">
            <text:p>um</text:p>
          </table:table-cell>
          <table:table-cell office:value-type="float" office:value="181.97" calcext:value-type="float">
            <text:p>181,9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45,96 um</text:p>
          </table:table-cell>
          <table:table-cell table:number-columns-repeated="2"/>
          <table:table-cell table:formula="of:=[.E92]*0.000001" office:value-type="float" office:value="0.00022396" calcext:value-type="float">
            <text:p>0,00022396</text:p>
          </table:table-cell>
          <table:table-cell table:formula="of:=[.A92]*1000" office:value-type="float" office:value="22500" calcext:value-type="float">
            <text:p>22500</text:p>
          </table:table-cell>
          <table:table-cell table:number-columns-repeated="3"/>
          <table:table-cell table:formula="of:=([.$L$160]-[.L92])/[.$L$160]" office:value-type="float" office:value="0.996793700787402" calcext:value-type="float">
            <text:p>0,996793700787402</text:p>
          </table:table-cell>
          <table:table-cell table:formula="of:=[.M92]/[.$M$160]" office:value-type="float" office:value="0.00225" calcext:value-type="float">
            <text:p>0,00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keV</text:p>
          </table:table-cell>
          <table:table-cell office:value-type="float" office:value="0.1266" calcext:value-type="float">
            <text:p>0,1266</text:p>
          </table:table-cell>
          <table:table-cell office:value-type="float" office:value="0.0126" calcext:value-type="float">
            <text:p>0,0126</text:p>
          </table:table-cell>
          <table:table-cell office:value-type="float" office:value="249.03" calcext:value-type="float">
            <text:p>249,03</text:p>
          </table:table-cell>
          <table:table-cell office:value-type="string" calcext:value-type="string">
            <text:p>um</text:p>
          </table:table-cell>
          <table:table-cell office:value-type="float" office:value="194.3" calcext:value-type="float">
            <text:p>194,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57,13 um</text:p>
          </table:table-cell>
          <table:table-cell table:number-columns-repeated="2"/>
          <table:table-cell table:formula="of:=[.E93]*0.000001" office:value-type="float" office:value="0.00024903" calcext:value-type="float">
            <text:p>0,00024903</text:p>
          </table:table-cell>
          <table:table-cell table:formula="of:=[.A93]*1000" office:value-type="float" office:value="25000" calcext:value-type="float">
            <text:p>25000</text:p>
          </table:table-cell>
          <table:table-cell table:number-columns-repeated="3"/>
          <table:table-cell table:formula="of:=([.$L$160]-[.L93])/[.$L$160]" office:value-type="float" office:value="0.996434788833214" calcext:value-type="float">
            <text:p>0,996434788833214</text:p>
          </table:table-cell>
          <table:table-cell table:formula="of:=[.M93]/[.$M$160]" office:value-type="float" office:value="0.0025" calcext:value-type="float">
            <text:p>0,0025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string" calcext:value-type="string">
            <text:p><text:s/>keV</text:p>
          </table:table-cell>
          <table:table-cell office:value-type="float" office:value="0.1336" calcext:value-type="float">
            <text:p>0,1336</text:p>
          </table:table-cell>
          <table:table-cell office:value-type="float" office:value="0.01208" calcext:value-type="float">
            <text:p>0,01208</text:p>
          </table:table-cell>
          <table:table-cell office:value-type="float" office:value="273.91" calcext:value-type="float">
            <text:p>273,91</text:p>
          </table:table-cell>
          <table:table-cell office:value-type="string" calcext:value-type="string">
            <text:p>um</text:p>
          </table:table-cell>
          <table:table-cell office:value-type="float" office:value="205.87" calcext:value-type="float">
            <text:p>205,8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67,78 um</text:p>
          </table:table-cell>
          <table:table-cell table:number-columns-repeated="2"/>
          <table:table-cell table:formula="of:=[.E94]*0.000001" office:value-type="float" office:value="0.00027391" calcext:value-type="float">
            <text:p>0,00027391</text:p>
          </table:table-cell>
          <table:table-cell table:formula="of:=[.A94]*1000" office:value-type="float" office:value="27500" calcext:value-type="float">
            <text:p>27500</text:p>
          </table:table-cell>
          <table:table-cell table:number-columns-repeated="3"/>
          <table:table-cell table:formula="of:=([.$L$160]-[.L94])/[.$L$160]" office:value-type="float" office:value="0.996078596993558" calcext:value-type="float">
            <text:p>0,996078596993558</text:p>
          </table:table-cell>
          <table:table-cell table:formula="of:=[.M94]/[.$M$160]" office:value-type="float" office:value="0.00275" calcext:value-type="float">
            <text:p>0,00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keV</text:p>
          </table:table-cell>
          <table:table-cell office:value-type="float" office:value="0.1404" calcext:value-type="float">
            <text:p>0,1404</text:p>
          </table:table-cell>
          <table:table-cell office:value-type="float" office:value="0.01161" calcext:value-type="float">
            <text:p>0,01161</text:p>
          </table:table-cell>
          <table:table-cell office:value-type="float" office:value="298.54" calcext:value-type="float">
            <text:p>298,54</text:p>
          </table:table-cell>
          <table:table-cell office:value-type="string" calcext:value-type="string">
            <text:p>um</text:p>
          </table:table-cell>
          <table:table-cell office:value-type="float" office:value="216.74" calcext:value-type="float">
            <text:p>216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77,94 um</text:p>
          </table:table-cell>
          <table:table-cell table:number-columns-repeated="2"/>
          <table:table-cell table:formula="of:=[.E95]*0.000001" office:value-type="float" office:value="0.00029854" calcext:value-type="float">
            <text:p>0,00029854</text:p>
          </table:table-cell>
          <table:table-cell table:formula="of:=[.A95]*1000" office:value-type="float" office:value="30000" calcext:value-type="float">
            <text:p>30000</text:p>
          </table:table-cell>
          <table:table-cell table:number-columns-repeated="3"/>
          <table:table-cell table:formula="of:=([.$L$160]-[.L95])/[.$L$160]" office:value-type="float" office:value="0.995725984251969" calcext:value-type="float">
            <text:p>0,995725984251969</text:p>
          </table:table-cell>
          <table:table-cell table:formula="of:=[.M95]/[.$M$160]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string" calcext:value-type="string">
            <text:p><text:s/>keV</text:p>
          </table:table-cell>
          <table:table-cell office:value-type="float" office:value="0.147" calcext:value-type="float">
            <text:p>0,147</text:p>
          </table:table-cell>
          <table:table-cell office:value-type="float" office:value="0.01118" calcext:value-type="float">
            <text:p>0,01118</text:p>
          </table:table-cell>
          <table:table-cell office:value-type="float" office:value="322.93" calcext:value-type="float">
            <text:p>322,93</text:p>
          </table:table-cell>
          <table:table-cell office:value-type="string" calcext:value-type="string">
            <text:p>um</text:p>
          </table:table-cell>
          <table:table-cell office:value-type="float" office:value="226.97" calcext:value-type="float">
            <text:p>226,9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87,65 um</text:p>
          </table:table-cell>
          <table:table-cell table:number-columns-repeated="2"/>
          <table:table-cell table:formula="of:=[.E96]*0.000001" office:value-type="float" office:value="0.00032293" calcext:value-type="float">
            <text:p>0,00032293</text:p>
          </table:table-cell>
          <table:table-cell table:formula="of:=[.A96]*1000" office:value-type="float" office:value="32500" calcext:value-type="float">
            <text:p>32500</text:p>
          </table:table-cell>
          <table:table-cell table:number-columns-repeated="3"/>
          <table:table-cell table:formula="of:=([.$L$160]-[.L96])/[.$L$160]" office:value-type="float" office:value="0.995376807444524" calcext:value-type="float">
            <text:p>0,995376807444524</text:p>
          </table:table-cell>
          <table:table-cell table:formula="of:=[.M96]/[.$M$160]" office:value-type="float" office:value="0.00325" calcext:value-type="float">
            <text:p>0,003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keV</text:p>
          </table:table-cell>
          <table:table-cell office:value-type="float" office:value="0.1536" calcext:value-type="float">
            <text:p>0,1536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347.04" calcext:value-type="float">
            <text:p>347,04</text:p>
          </table:table-cell>
          <table:table-cell office:value-type="string" calcext:value-type="string">
            <text:p>um</text:p>
          </table:table-cell>
          <table:table-cell office:value-type="float" office:value="236.61" calcext:value-type="float">
            <text:p>236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96,94 um</text:p>
          </table:table-cell>
          <table:table-cell table:number-columns-repeated="2"/>
          <table:table-cell table:formula="of:=[.E97]*0.000001" office:value-type="float" office:value="0.00034704" calcext:value-type="float">
            <text:p>0,00034704</text:p>
          </table:table-cell>
          <table:table-cell table:formula="of:=[.A97]*1000" office:value-type="float" office:value="35000" calcext:value-type="float">
            <text:p>35000</text:p>
          </table:table-cell>
          <table:table-cell table:number-columns-repeated="3"/>
          <table:table-cell table:formula="of:=([.$L$160]-[.L97])/[.$L$160]" office:value-type="float" office:value="0.995031639226915" calcext:value-type="float">
            <text:p>0,995031639226915</text:p>
          </table:table-cell>
          <table:table-cell table:formula="of:=[.M97]/[.$M$160]" office:value-type="float" office:value="0.0035" calcext:value-type="float">
            <text:p>0,0035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string" calcext:value-type="string">
            <text:p><text:s/>keV</text:p>
          </table:table-cell>
          <table:table-cell office:value-type="float" office:value="0.16" calcext:value-type="float">
            <text:p>0,16</text:p>
          </table:table-cell>
          <table:table-cell office:value-type="float" office:value="0.01043" calcext:value-type="float">
            <text:p>0,01043</text:p>
          </table:table-cell>
          <table:table-cell office:value-type="float" office:value="370.87" calcext:value-type="float">
            <text:p>370,87</text:p>
          </table:table-cell>
          <table:table-cell office:value-type="string" calcext:value-type="string">
            <text:p>um</text:p>
          </table:table-cell>
          <table:table-cell office:value-type="float" office:value="245.72" calcext:value-type="float">
            <text:p>245,7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05,85 um</text:p>
          </table:table-cell>
          <table:table-cell table:number-columns-repeated="2"/>
          <table:table-cell table:formula="of:=[.E98]*0.000001" office:value-type="float" office:value="0.00037087" calcext:value-type="float">
            <text:p>0,00037087</text:p>
          </table:table-cell>
          <table:table-cell table:formula="of:=[.A98]*1000" office:value-type="float" office:value="37500" calcext:value-type="float">
            <text:p>37500</text:p>
          </table:table-cell>
          <table:table-cell table:number-columns-repeated="3"/>
          <table:table-cell table:formula="of:=([.$L$160]-[.L98])/[.$L$160]" office:value-type="float" office:value="0.994690479599141" calcext:value-type="float">
            <text:p>0,994690479599141</text:p>
          </table:table-cell>
          <table:table-cell table:formula="of:=[.M98]/[.$M$160]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keV</text:p>
          </table:table-cell>
          <table:table-cell office:value-type="float" office:value="0.1663" calcext:value-type="float">
            <text:p>0,1663</text:p>
          </table:table-cell>
          <table:table-cell office:value-type="float" office:value="0.01009" calcext:value-type="float">
            <text:p>0,01009</text:p>
          </table:table-cell>
          <table:table-cell office:value-type="float" office:value="394.41" calcext:value-type="float">
            <text:p>394,41</text:p>
          </table:table-cell>
          <table:table-cell office:value-type="string" calcext:value-type="string">
            <text:p>um</text:p>
          </table:table-cell>
          <table:table-cell office:value-type="float" office:value="254.34" calcext:value-type="float">
            <text:p>254,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14,39 um</text:p>
          </table:table-cell>
          <table:table-cell table:number-columns-repeated="2"/>
          <table:table-cell table:formula="of:=[.E99]*0.000001" office:value-type="float" office:value="0.00039441" calcext:value-type="float">
            <text:p>0,00039441</text:p>
          </table:table-cell>
          <table:table-cell table:formula="of:=[.A99]*1000" office:value-type="float" office:value="40000" calcext:value-type="float">
            <text:p>40000</text:p>
          </table:table-cell>
          <table:table-cell table:number-columns-repeated="3"/>
          <table:table-cell table:formula="of:=([.$L$160]-[.L99])/[.$L$160]" office:value-type="float" office:value="0.994353471725125" calcext:value-type="float">
            <text:p>0,994353471725125</text:p>
          </table:table-cell>
          <table:table-cell table:formula="of:=[.M99]/[.$M$160]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keV</text:p>
          </table:table-cell>
          <table:table-cell office:value-type="float" office:value="0.1788" calcext:value-type="float">
            <text:p>0,1788</text:p>
          </table:table-cell>
          <table:table-cell office:value-type="float" office:value="0.009495" calcext:value-type="float">
            <text:p>0,009495</text:p>
          </table:table-cell>
          <table:table-cell office:value-type="float" office:value="440.64" calcext:value-type="float">
            <text:p>440,64</text:p>
          </table:table-cell>
          <table:table-cell office:value-type="string" calcext:value-type="string">
            <text:p>um</text:p>
          </table:table-cell>
          <table:table-cell office:value-type="float" office:value="270.17" calcext:value-type="float">
            <text:p>270,1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30,51 um</text:p>
          </table:table-cell>
          <table:table-cell table:number-columns-repeated="2"/>
          <table:table-cell table:formula="of:=[.E100]*0.000001" office:value-type="float" office:value="0.00044064" calcext:value-type="float">
            <text:p>0,00044064</text:p>
          </table:table-cell>
          <table:table-cell table:formula="of:=[.A100]*1000" office:value-type="float" office:value="45000" calcext:value-type="float">
            <text:p>45000</text:p>
          </table:table-cell>
          <table:table-cell table:number-columns-repeated="3"/>
          <table:table-cell table:formula="of:=([.$L$160]-[.L100])/[.$L$160]" office:value-type="float" office:value="0.993691624910522" calcext:value-type="float">
            <text:p>0,993691624910522</text:p>
          </table:table-cell>
          <table:table-cell table:formula="of:=[.M100]/[.$M$160]" office:value-type="float" office:value="0.0045" calcext:value-type="float">
            <text:p>0,0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keV</text:p>
          </table:table-cell>
          <table:table-cell office:value-type="float" office:value="0.1909" calcext:value-type="float">
            <text:p>0,1909</text:p>
          </table:table-cell>
          <table:table-cell office:value-type="float" office:value="0.008975" calcext:value-type="float">
            <text:p>0,008975</text:p>
          </table:table-cell>
          <table:table-cell office:value-type="float" office:value="485.66" calcext:value-type="float">
            <text:p>485,66</text:p>
          </table:table-cell>
          <table:table-cell office:value-type="string" calcext:value-type="string">
            <text:p>um</text:p>
          </table:table-cell>
          <table:table-cell office:value-type="float" office:value="284.47" calcext:value-type="float">
            <text:p>284,4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45,42 um</text:p>
          </table:table-cell>
          <table:table-cell table:number-columns-repeated="2"/>
          <table:table-cell table:formula="of:=[.E101]*0.000001" office:value-type="float" office:value="0.00048566" calcext:value-type="float">
            <text:p>0,00048566</text:p>
          </table:table-cell>
          <table:table-cell table:formula="of:=[.A101]*1000" office:value-type="float" office:value="50000" calcext:value-type="float">
            <text:p>50000</text:p>
          </table:table-cell>
          <table:table-cell table:number-columns-repeated="3"/>
          <table:table-cell table:formula="of:=([.$L$160]-[.L101])/[.$L$160]" office:value-type="float" office:value="0.993047100930565" calcext:value-type="float">
            <text:p>0,993047100930565</text:p>
          </table:table-cell>
          <table:table-cell table:formula="of:=[.M101]/[.$M$160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keV</text:p>
          </table:table-cell>
          <table:table-cell office:value-type="float" office:value="0.2029" calcext:value-type="float">
            <text:p>0,2029</text:p>
          </table:table-cell>
          <table:table-cell office:value-type="float" office:value="0.008517" calcext:value-type="float">
            <text:p>0,008517</text:p>
          </table:table-cell>
          <table:table-cell office:value-type="float" office:value="529.5" calcext:value-type="float">
            <text:p>529,5</text:p>
          </table:table-cell>
          <table:table-cell office:value-type="string" calcext:value-type="string">
            <text:p>um</text:p>
          </table:table-cell>
          <table:table-cell office:value-type="float" office:value="297.44" calcext:value-type="float">
            <text:p>297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59,26 um</text:p>
          </table:table-cell>
          <table:table-cell table:number-columns-repeated="2"/>
          <table:table-cell table:formula="of:=[.E102]*0.000001" office:value-type="float" office:value="0.0005295" calcext:value-type="float">
            <text:p>0,0005295</text:p>
          </table:table-cell>
          <table:table-cell table:formula="of:=[.A102]*1000" office:value-type="float" office:value="55000" calcext:value-type="float">
            <text:p>55000</text:p>
          </table:table-cell>
          <table:table-cell table:number-columns-repeated="3"/>
          <table:table-cell table:formula="of:=([.$L$160]-[.L102])/[.$L$160]" office:value-type="float" office:value="0.992419470293486" calcext:value-type="float">
            <text:p>0,992419470293486</text:p>
          </table:table-cell>
          <table:table-cell table:formula="of:=[.M102]/[.$M$160]" office:value-type="float" office:value="0.0055" calcext:value-type="float">
            <text:p>0,0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keV</text:p>
          </table:table-cell>
          <table:table-cell office:value-type="float" office:value="0.2146" calcext:value-type="float">
            <text:p>0,2146</text:p>
          </table:table-cell>
          <table:table-cell office:value-type="float" office:value="0.008111" calcext:value-type="float">
            <text:p>0,008111</text:p>
          </table:table-cell>
          <table:table-cell office:value-type="float" office:value="572.17" calcext:value-type="float">
            <text:p>572,17</text:p>
          </table:table-cell>
          <table:table-cell office:value-type="string" calcext:value-type="string">
            <text:p>um</text:p>
          </table:table-cell>
          <table:table-cell office:value-type="float" office:value="309.25" calcext:value-type="float">
            <text:p>309,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72,14 um</text:p>
          </table:table-cell>
          <table:table-cell table:number-columns-repeated="2"/>
          <table:table-cell table:formula="of:=[.E103]*0.000001" office:value-type="float" office:value="0.00057217" calcext:value-type="float">
            <text:p>0,00057217</text:p>
          </table:table-cell>
          <table:table-cell table:formula="of:=[.A103]*1000" office:value-type="float" office:value="60000" calcext:value-type="float">
            <text:p>60000</text:p>
          </table:table-cell>
          <table:table-cell table:number-columns-repeated="3"/>
          <table:table-cell table:formula="of:=([.$L$160]-[.L103])/[.$L$160]" office:value-type="float" office:value="0.991808589835362" calcext:value-type="float">
            <text:p>0,991808589835362</text:p>
          </table:table-cell>
          <table:table-cell table:formula="of:=[.M103]/[.$M$16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keV</text:p>
          </table:table-cell>
          <table:table-cell office:value-type="float" office:value="0.2262" calcext:value-type="float">
            <text:p>0,2262</text:p>
          </table:table-cell>
          <table:table-cell office:value-type="float" office:value="0.007747" calcext:value-type="float">
            <text:p>0,007747</text:p>
          </table:table-cell>
          <table:table-cell office:value-type="float" office:value="613.72" calcext:value-type="float">
            <text:p>613,72</text:p>
          </table:table-cell>
          <table:table-cell office:value-type="string" calcext:value-type="string">
            <text:p>um</text:p>
          </table:table-cell>
          <table:table-cell office:value-type="float" office:value="320.05" calcext:value-type="float">
            <text:p>320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84,17 um</text:p>
          </table:table-cell>
          <table:table-cell table:number-columns-repeated="2"/>
          <table:table-cell table:formula="of:=[.E104]*0.000001" office:value-type="float" office:value="0.00061372" calcext:value-type="float">
            <text:p>0,00061372</text:p>
          </table:table-cell>
          <table:table-cell table:formula="of:=[.A104]*1000" office:value-type="float" office:value="65000" calcext:value-type="float">
            <text:p>65000</text:p>
          </table:table-cell>
          <table:table-cell table:number-columns-repeated="3"/>
          <table:table-cell table:formula="of:=([.$L$160]-[.L104])/[.$L$160]" office:value-type="float" office:value="0.991213743736578" calcext:value-type="float">
            <text:p>0,991213743736578</text:p>
          </table:table-cell>
          <table:table-cell table:formula="of:=[.M104]/[.$M$160]" office:value-type="float" office:value="0.0065" calcext:value-type="float">
            <text:p>0,00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keV</text:p>
          </table:table-cell>
          <table:table-cell office:value-type="float" office:value="0.2376" calcext:value-type="float">
            <text:p>0,2376</text:p>
          </table:table-cell>
          <table:table-cell office:value-type="float" office:value="0.00742" calcext:value-type="float">
            <text:p>0,00742</text:p>
          </table:table-cell>
          <table:table-cell office:value-type="float" office:value="654.18" calcext:value-type="float">
            <text:p>654,18</text:p>
          </table:table-cell>
          <table:table-cell office:value-type="string" calcext:value-type="string">
            <text:p>um</text:p>
          </table:table-cell>
          <table:table-cell office:value-type="float" office:value="329.96" calcext:value-type="float">
            <text:p>329,9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95,43 um</text:p>
          </table:table-cell>
          <table:table-cell table:number-columns-repeated="2"/>
          <table:table-cell table:formula="of:=[.E105]*0.000001" office:value-type="float" office:value="0.00065418" calcext:value-type="float">
            <text:p>0,00065418</text:p>
          </table:table-cell>
          <table:table-cell table:formula="of:=[.A105]*1000" office:value-type="float" office:value="70000" calcext:value-type="float">
            <text:p>70000</text:p>
          </table:table-cell>
          <table:table-cell table:number-columns-repeated="3"/>
          <table:table-cell table:formula="of:=([.$L$160]-[.L105])/[.$L$160]" office:value-type="float" office:value="0.990634502505369" calcext:value-type="float">
            <text:p>0,990634502505369</text:p>
          </table:table-cell>
          <table:table-cell table:formula="of:=[.M105]/[.$M$160]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keV</text:p>
          </table:table-cell>
          <table:table-cell office:value-type="float" office:value="0.26" calcext:value-type="float">
            <text:p>0,26</text:p>
          </table:table-cell>
          <table:table-cell office:value-type="float" office:value="0.006852" calcext:value-type="float">
            <text:p>0,006852</text:p>
          </table:table-cell>
          <table:table-cell office:value-type="float" office:value="732.04" calcext:value-type="float">
            <text:p>732,04</text:p>
          </table:table-cell>
          <table:table-cell office:value-type="string" calcext:value-type="string">
            <text:p>um</text:p>
          </table:table-cell>
          <table:table-cell office:value-type="float" office:value="347.47" calcext:value-type="float">
            <text:p>347,4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15,96 um</text:p>
          </table:table-cell>
          <table:table-cell table:number-columns-repeated="2"/>
          <table:table-cell table:formula="of:=[.E106]*0.000001" office:value-type="float" office:value="0.00073204" calcext:value-type="float">
            <text:p>0,00073204</text:p>
          </table:table-cell>
          <table:table-cell table:formula="of:=[.A106]*1000" office:value-type="float" office:value="80000" calcext:value-type="float">
            <text:p>80000</text:p>
          </table:table-cell>
          <table:table-cell table:number-columns-repeated="3"/>
          <table:table-cell table:formula="of:=([.$L$160]-[.L106])/[.$L$160]" office:value-type="float" office:value="0.989519828203293" calcext:value-type="float">
            <text:p>0,989519828203293</text:p>
          </table:table-cell>
          <table:table-cell table:formula="of:=[.M106]/[.$M$160]"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keV</text:p>
          </table:table-cell>
          <table:table-cell office:value-type="float" office:value="0.2818" calcext:value-type="float">
            <text:p>0,2818</text:p>
          </table:table-cell>
          <table:table-cell office:value-type="float" office:value="0.006376" calcext:value-type="float">
            <text:p>0,006376</text:p>
          </table:table-cell>
          <table:table-cell office:value-type="float" office:value="806.08" calcext:value-type="float">
            <text:p>806,08</text:p>
          </table:table-cell>
          <table:table-cell office:value-type="string" calcext:value-type="string">
            <text:p>um</text:p>
          </table:table-cell>
          <table:table-cell office:value-type="float" office:value="362.5" calcext:value-type="float">
            <text:p>362,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34,19 um</text:p>
          </table:table-cell>
          <table:table-cell table:number-columns-repeated="2"/>
          <table:table-cell table:formula="of:=[.E107]*0.000001" office:value-type="float" office:value="0.00080608" calcext:value-type="float">
            <text:p>0,00080608</text:p>
          </table:table-cell>
          <table:table-cell table:formula="of:=[.A107]*1000" office:value-type="float" office:value="90000" calcext:value-type="float">
            <text:p>90000</text:p>
          </table:table-cell>
          <table:table-cell table:number-columns-repeated="3"/>
          <table:table-cell table:formula="of:=([.$L$160]-[.L107])/[.$L$160]" office:value-type="float" office:value="0.988459842519685" calcext:value-type="float">
            <text:p>0,988459842519685</text:p>
          </table:table-cell>
          <table:table-cell table:formula="of:=[.M107]/[.$M$160]"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keV</text:p>
          </table:table-cell>
          <table:table-cell office:value-type="float" office:value="0.3032" calcext:value-type="float">
            <text:p>0,3032</text:p>
          </table:table-cell>
          <table:table-cell office:value-type="float" office:value="0.005971" calcext:value-type="float">
            <text:p>0,005971</text:p>
          </table:table-cell>
          <table:table-cell office:value-type="float" office:value="876.63" calcext:value-type="float">
            <text:p>876,63</text:p>
          </table:table-cell>
          <table:table-cell office:value-type="string" calcext:value-type="string">
            <text:p>um</text:p>
          </table:table-cell>
          <table:table-cell office:value-type="float" office:value="375.54" calcext:value-type="float">
            <text:p>375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50,51 um</text:p>
          </table:table-cell>
          <table:table-cell table:number-columns-repeated="2"/>
          <table:table-cell table:formula="of:=[.E108]*0.000001" office:value-type="float" office:value="0.00087663" calcext:value-type="float">
            <text:p>0,00087663</text:p>
          </table:table-cell>
          <table:table-cell table:formula="of:=[.A108]*1000" office:value-type="float" office:value="100000" calcext:value-type="float">
            <text:p>100000</text:p>
          </table:table-cell>
          <table:table-cell table:number-columns-repeated="3"/>
          <table:table-cell table:formula="of:=([.$L$160]-[.L108])/[.$L$160]" office:value-type="float" office:value="0.987449821045097" calcext:value-type="float">
            <text:p>0,987449821045097</text:p>
          </table:table-cell>
          <table:table-cell table:formula="of:=[.M108]/[.$M$160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keV</text:p>
          </table:table-cell>
          <table:table-cell office:value-type="float" office:value="0.324" calcext:value-type="float">
            <text:p>0,324</text:p>
          </table:table-cell>
          <table:table-cell office:value-type="float" office:value="0.005621" calcext:value-type="float">
            <text:p>0,005621</text:p>
          </table:table-cell>
          <table:table-cell office:value-type="float" office:value="944.03" calcext:value-type="float">
            <text:p>944,03</text:p>
          </table:table-cell>
          <table:table-cell office:value-type="string" calcext:value-type="string">
            <text:p>um</text:p>
          </table:table-cell>
          <table:table-cell office:value-type="float" office:value="386.95" calcext:value-type="float">
            <text:p>386,9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65,22 um</text:p>
          </table:table-cell>
          <table:table-cell table:number-columns-repeated="2"/>
          <table:table-cell table:formula="of:=[.E109]*0.000001" office:value-type="float" office:value="0.00094403" calcext:value-type="float">
            <text:p>0,00094403</text:p>
          </table:table-cell>
          <table:table-cell table:formula="of:=[.A109]*1000" office:value-type="float" office:value="110000" calcext:value-type="float">
            <text:p>110000</text:p>
          </table:table-cell>
          <table:table-cell table:number-columns-repeated="3"/>
          <table:table-cell table:formula="of:=([.$L$160]-[.L109])/[.$L$160]" office:value-type="float" office:value="0.986484896206156" calcext:value-type="float">
            <text:p>0,986484896206156</text:p>
          </table:table-cell>
          <table:table-cell table:formula="of:=[.M109]/[.$M$160]"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eV</text:p>
          </table:table-cell>
          <table:table-cell office:value-type="float" office:value="0.3443" calcext:value-type="float">
            <text:p>0,3443</text:p>
          </table:table-cell>
          <table:table-cell office:value-type="float" office:value="0.005315" calcext:value-type="float">
            <text:p>0,005315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mm</text:p>
          </table:table-cell>
          <table:table-cell office:value-type="float" office:value="397.02" calcext:value-type="float">
            <text:p>397,0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78,57 um</text:p>
          </table:table-cell>
          <table:table-cell table:number-columns-repeated="2"/>
          <table:table-cell table:formula="of:=[.E110]*0.001" office:value-type="float" office:value="0.00101" calcext:value-type="float">
            <text:p>0,00101</text:p>
          </table:table-cell>
          <table:table-cell table:formula="of:=[.A110]*1000" office:value-type="float" office:value="120000" calcext:value-type="float">
            <text:p>120000</text:p>
          </table:table-cell>
          <table:table-cell table:number-columns-repeated="3"/>
          <table:table-cell table:formula="of:=([.$L$160]-[.L110])/[.$L$160]" office:value-type="float" office:value="0.98554044380816" calcext:value-type="float">
            <text:p>0,98554044380816</text:p>
          </table:table-cell>
          <table:table-cell table:formula="of:=[.M110]/[.$M$160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keV</text:p>
          </table:table-cell>
          <table:table-cell office:value-type="float" office:value="0.3641" calcext:value-type="float">
            <text:p>0,3641</text:p>
          </table:table-cell>
          <table:table-cell office:value-type="float" office:value="0.005044" calcext:value-type="float">
            <text:p>0,00504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mm</text:p>
          </table:table-cell>
          <table:table-cell office:value-type="float" office:value="405.98" calcext:value-type="float">
            <text:p>405,9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90,75 um</text:p>
          </table:table-cell>
          <table:table-cell table:number-columns-repeated="2"/>
          <table:table-cell table:formula="of:=[.E111]*0.001" office:value-type="float" office:value="0.00107" calcext:value-type="float">
            <text:p>0,00107</text:p>
          </table:table-cell>
          <table:table-cell table:formula="of:=[.A111]*1000" office:value-type="float" office:value="130000" calcext:value-type="float">
            <text:p>130000</text:p>
          </table:table-cell>
          <table:table-cell table:number-columns-repeated="3"/>
          <table:table-cell table:formula="of:=([.$L$160]-[.L111])/[.$L$160]" office:value-type="float" office:value="0.984681460272011" calcext:value-type="float">
            <text:p>0,984681460272011</text:p>
          </table:table-cell>
          <table:table-cell table:formula="of:=[.M111]/[.$M$160]"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keV</text:p>
          </table:table-cell>
          <table:table-cell office:value-type="float" office:value="0.3834" calcext:value-type="float">
            <text:p>0,3834</text:p>
          </table:table-cell>
          <table:table-cell office:value-type="float" office:value="0.004803" calcext:value-type="float">
            <text:p>0,004803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m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01,91 um</text:p>
          </table:table-cell>
          <table:table-cell table:number-columns-repeated="2"/>
          <table:table-cell table:formula="of:=[.E112]*0.001" office:value-type="float" office:value="0.00113" calcext:value-type="float">
            <text:p>0,00113</text:p>
          </table:table-cell>
          <table:table-cell table:formula="of:=[.A112]*1000" office:value-type="float" office:value="140000" calcext:value-type="float">
            <text:p>140000</text:p>
          </table:table-cell>
          <table:table-cell table:number-columns-repeated="3"/>
          <table:table-cell table:formula="of:=([.$L$160]-[.L112])/[.$L$160]" office:value-type="float" office:value="0.983822476735862" calcext:value-type="float">
            <text:p>0,983822476735862</text:p>
          </table:table-cell>
          <table:table-cell table:formula="of:=[.M112]/[.$M$160]"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keV</text:p>
          </table:table-cell>
          <table:table-cell office:value-type="float" office:value="0.4021" calcext:value-type="float">
            <text:p>0,4021</text:p>
          </table:table-cell>
          <table:table-cell office:value-type="float" office:value="0.004587" calcext:value-type="float">
            <text:p>0,004587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mm</text:p>
          </table:table-cell>
          <table:table-cell office:value-type="float" office:value="421.23" calcext:value-type="float">
            <text:p>421,2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12,21 um</text:p>
          </table:table-cell>
          <table:table-cell table:number-columns-repeated="2"/>
          <table:table-cell table:formula="of:=[.E113]*0.001" office:value-type="float" office:value="0.00119" calcext:value-type="float">
            <text:p>0,00119</text:p>
          </table:table-cell>
          <table:table-cell table:formula="of:=[.A113]*1000" office:value-type="float" office:value="150000" calcext:value-type="float">
            <text:p>150000</text:p>
          </table:table-cell>
          <table:table-cell table:number-columns-repeated="3"/>
          <table:table-cell table:formula="of:=([.$L$160]-[.L113])/[.$L$160]" office:value-type="float" office:value="0.982963493199714" calcext:value-type="float">
            <text:p>0,982963493199714</text:p>
          </table:table-cell>
          <table:table-cell table:formula="of:=[.M113]/[.$M$160]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keV</text:p>
          </table:table-cell>
          <table:table-cell office:value-type="float" office:value="0.4203" calcext:value-type="float">
            <text:p>0,4203</text:p>
          </table:table-cell>
          <table:table-cell office:value-type="float" office:value="0.004393" calcext:value-type="float">
            <text:p>0,004393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mm</text:p>
          </table:table-cell>
          <table:table-cell office:value-type="float" office:value="427.78" calcext:value-type="float">
            <text:p>427,7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21,74 um</text:p>
          </table:table-cell>
          <table:table-cell table:number-columns-repeated="2"/>
          <table:table-cell table:formula="of:=[.E114]*0.001" office:value-type="float" office:value="0.00124" calcext:value-type="float">
            <text:p>0,00124</text:p>
          </table:table-cell>
          <table:table-cell table:formula="of:=[.A114]*1000" office:value-type="float" office:value="160000" calcext:value-type="float">
            <text:p>160000</text:p>
          </table:table-cell>
          <table:table-cell table:number-columns-repeated="3"/>
          <table:table-cell table:formula="of:=([.$L$160]-[.L114])/[.$L$160]" office:value-type="float" office:value="0.982247673586256" calcext:value-type="float">
            <text:p>0,982247673586256</text:p>
          </table:table-cell>
          <table:table-cell table:formula="of:=[.M114]/[.$M$160]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keV</text:p>
          </table:table-cell>
          <table:table-cell office:value-type="float" office:value="0.438" calcext:value-type="float">
            <text:p>0,438</text:p>
          </table:table-cell>
          <table:table-cell office:value-type="float" office:value="0.004216" calcext:value-type="float">
            <text:p>0,004216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mm</text:p>
          </table:table-cell>
          <table:table-cell office:value-type="float" office:value="433.74" calcext:value-type="float">
            <text:p>433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30,60 um</text:p>
          </table:table-cell>
          <table:table-cell table:number-columns-repeated="2"/>
          <table:table-cell table:formula="of:=[.E115]*0.001" office:value-type="float" office:value="0.0013" calcext:value-type="float">
            <text:p>0,0013</text:p>
          </table:table-cell>
          <table:table-cell table:formula="of:=[.A115]*1000" office:value-type="float" office:value="170000" calcext:value-type="float">
            <text:p>170000</text:p>
          </table:table-cell>
          <table:table-cell table:number-columns-repeated="3"/>
          <table:table-cell table:formula="of:=([.$L$160]-[.L115])/[.$L$160]" office:value-type="float" office:value="0.981388690050107" calcext:value-type="float">
            <text:p>0,981388690050107</text:p>
          </table:table-cell>
          <table:table-cell table:formula="of:=[.M115]/[.$M$160]"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keV</text:p>
          </table:table-cell>
          <table:table-cell office:value-type="float" office:value="0.4551" calcext:value-type="float">
            <text:p>0,4551</text:p>
          </table:table-cell>
          <table:table-cell office:value-type="float" office:value="0.004054" calcext:value-type="float">
            <text:p>0,004054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mm</text:p>
          </table:table-cell>
          <table:table-cell office:value-type="float" office:value="439.2" calcext:value-type="float">
            <text:p>439,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38,86 um</text:p>
          </table:table-cell>
          <table:table-cell table:number-columns-repeated="2"/>
          <table:table-cell table:formula="of:=[.E116]*0.001" office:value-type="float" office:value="0.00135" calcext:value-type="float">
            <text:p>0,00135</text:p>
          </table:table-cell>
          <table:table-cell table:formula="of:=[.A116]*1000" office:value-type="float" office:value="180000" calcext:value-type="float">
            <text:p>180000</text:p>
          </table:table-cell>
          <table:table-cell table:number-columns-repeated="3"/>
          <table:table-cell table:formula="of:=([.$L$160]-[.L116])/[.$L$160]" office:value-type="float" office:value="0.98067287043665" calcext:value-type="float">
            <text:p>0,98067287043665</text:p>
          </table:table-cell>
          <table:table-cell table:formula="of:=[.M116]/[.$M$160]"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keV</text:p>
          </table:table-cell>
          <table:table-cell office:value-type="float" office:value="0.4875" calcext:value-type="float">
            <text:p>0,4875</text:p>
          </table:table-cell>
          <table:table-cell office:value-type="float" office:value="0.00377" calcext:value-type="float">
            <text:p>0,00377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mm</text:p>
          </table:table-cell>
          <table:table-cell office:value-type="float" office:value="448.93" calcext:value-type="float">
            <text:p>448,9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53,87 um</text:p>
          </table:table-cell>
          <table:table-cell table:number-columns-repeated="2"/>
          <table:table-cell table:formula="of:=[.E117]*0.001" office:value-type="float" office:value="0.00145" calcext:value-type="float">
            <text:p>0,00145</text:p>
          </table:table-cell>
          <table:table-cell table:formula="of:=[.A117]*1000" office:value-type="float" office:value="200000" calcext:value-type="float">
            <text:p>200000</text:p>
          </table:table-cell>
          <table:table-cell table:number-columns-repeated="3"/>
          <table:table-cell table:formula="of:=([.$L$160]-[.L117])/[.$L$160]" office:value-type="float" office:value="0.979241231209735" calcext:value-type="float">
            <text:p>0,979241231209735</text:p>
          </table:table-cell>
          <table:table-cell table:formula="of:=[.M117]/[.$M$160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keV</text:p>
          </table:table-cell>
          <table:table-cell office:value-type="float" office:value="0.525" calcext:value-type="float">
            <text:p>0,525</text:p>
          </table:table-cell>
          <table:table-cell office:value-type="float" office:value="0.003472" calcext:value-type="float">
            <text:p>0,003472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mm</text:p>
          </table:table-cell>
          <table:table-cell office:value-type="float" office:value="459.26" calcext:value-type="float">
            <text:p>459,2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70,31 um</text:p>
          </table:table-cell>
          <table:table-cell table:number-columns-repeated="2"/>
          <table:table-cell table:formula="of:=[.E118]*0.001" office:value-type="float" office:value="0.00157" calcext:value-type="float">
            <text:p>0,00157</text:p>
          </table:table-cell>
          <table:table-cell table:formula="of:=[.A118]*1000" office:value-type="float" office:value="225000" calcext:value-type="float">
            <text:p>225000</text:p>
          </table:table-cell>
          <table:table-cell table:number-columns-repeated="3"/>
          <table:table-cell table:formula="of:=([.$L$160]-[.L118])/[.$L$160]" office:value-type="float" office:value="0.977523264137437" calcext:value-type="float">
            <text:p>0,977523264137437</text:p>
          </table:table-cell>
          <table:table-cell table:formula="of:=[.M118]/[.$M$160]" office:value-type="float" office:value="0.0225" calcext:value-type="float">
            <text:p>0,0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keV</text:p>
          </table:table-cell>
          <table:table-cell office:value-type="float" office:value="0.5589" calcext:value-type="float">
            <text:p>0,5589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mm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84,73 um</text:p>
          </table:table-cell>
          <table:table-cell table:number-columns-repeated="2"/>
          <table:table-cell table:formula="of:=[.E119]*0.001" office:value-type="float" office:value="0.00168" calcext:value-type="float">
            <text:p>0,00168</text:p>
          </table:table-cell>
          <table:table-cell table:formula="of:=[.A119]*1000" office:value-type="float" office:value="250000" calcext:value-type="float">
            <text:p>250000</text:p>
          </table:table-cell>
          <table:table-cell table:number-columns-repeated="3"/>
          <table:table-cell table:formula="of:=([.$L$160]-[.L119])/[.$L$160]" office:value-type="float" office:value="0.975948460987831" calcext:value-type="float">
            <text:p>0,975948460987831</text:p>
          </table:table-cell>
          <table:table-cell table:formula="of:=[.M119]/[.$M$16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keV</text:p>
          </table:table-cell>
          <table:table-cell office:value-type="float" office:value="0.5893" calcext:value-type="float">
            <text:p>0,5893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mm</text:p>
          </table:table-cell>
          <table:table-cell office:value-type="float" office:value="475.53" calcext:value-type="float">
            <text:p>475,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97,56 um</text:p>
          </table:table-cell>
          <table:table-cell table:number-columns-repeated="2"/>
          <table:table-cell table:formula="of:=[.E120]*0.001" office:value-type="float" office:value="0.00178" calcext:value-type="float">
            <text:p>0,00178</text:p>
          </table:table-cell>
          <table:table-cell table:formula="of:=[.A120]*1000" office:value-type="float" office:value="275000" calcext:value-type="float">
            <text:p>275000</text:p>
          </table:table-cell>
          <table:table-cell table:number-columns-repeated="3"/>
          <table:table-cell table:formula="of:=([.$L$160]-[.L120])/[.$L$160]" office:value-type="float" office:value="0.974516821760916" calcext:value-type="float">
            <text:p>0,974516821760916</text:p>
          </table:table-cell>
          <table:table-cell table:formula="of:=[.M120]/[.$M$160]" office:value-type="float" office:value="0.0275" calcext:value-type="float">
            <text:p>0,0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keV</text:p>
          </table:table-cell>
          <table:table-cell office:value-type="float" office:value="0.6165" calcext:value-type="float">
            <text:p>0,6165</text:p>
          </table:table-cell>
          <table:table-cell office:value-type="float" office:value="0.002826" calcext:value-type="float">
            <text:p>0,002826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mm</text:p>
          </table:table-cell>
          <table:table-cell office:value-type="float" office:value="482.13" calcext:value-type="float">
            <text:p>482,1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09,13 um</text:p>
          </table:table-cell>
          <table:table-cell table:number-columns-repeated="2"/>
          <table:table-cell table:formula="of:=[.E121]*0.001" office:value-type="float" office:value="0.00189" calcext:value-type="float">
            <text:p>0,00189</text:p>
          </table:table-cell>
          <table:table-cell table:formula="of:=[.A121]*1000" office:value-type="float" office:value="300000" calcext:value-type="float">
            <text:p>300000</text:p>
          </table:table-cell>
          <table:table-cell table:number-columns-repeated="3"/>
          <table:table-cell table:formula="of:=([.$L$160]-[.L121])/[.$L$160]" office:value-type="float" office:value="0.97294201861131" calcext:value-type="float">
            <text:p>0,97294201861131</text:p>
          </table:table-cell>
          <table:table-cell table:formula="of:=[.M121]/[.$M$160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keV</text:p>
          </table:table-cell>
          <table:table-cell office:value-type="float" office:value="0.6406" calcext:value-type="float">
            <text:p>0,6406</text:p>
          </table:table-cell>
          <table:table-cell office:value-type="float" office:value="0.002666" calcext:value-type="float">
            <text:p>0,002666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mm</text:p>
          </table:table-cell>
          <table:table-cell office:value-type="float" office:value="487.99" calcext:value-type="float">
            <text:p>487,9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19,67 um</text:p>
          </table:table-cell>
          <table:table-cell table:number-columns-repeated="2"/>
          <table:table-cell table:formula="of:=[.E122]*0.001" office:value-type="float" office:value="0.00199" calcext:value-type="float">
            <text:p>0,00199</text:p>
          </table:table-cell>
          <table:table-cell table:formula="of:=[.A122]*1000" office:value-type="float" office:value="325000" calcext:value-type="float">
            <text:p>325000</text:p>
          </table:table-cell>
          <table:table-cell table:number-columns-repeated="3"/>
          <table:table-cell table:formula="of:=([.$L$160]-[.L122])/[.$L$160]" office:value-type="float" office:value="0.971510379384395" calcext:value-type="float">
            <text:p>0,971510379384395</text:p>
          </table:table-cell>
          <table:table-cell table:formula="of:=[.M122]/[.$M$160]" office:value-type="float" office:value="0.0325" calcext:value-type="float">
            <text:p>0,03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keV</text:p>
          </table:table-cell>
          <table:table-cell office:value-type="float" office:value="0.6618" calcext:value-type="float">
            <text:p>0,6618</text:p>
          </table:table-cell>
          <table:table-cell office:value-type="float" office:value="0.002525" calcext:value-type="float">
            <text:p>0,002525</text:p>
          </table:table-cell>
          <table:table-cell office:value-type="float" office:value="2.08" calcext:value-type="float">
            <text:p>2,08</text:p>
          </table:table-cell>
          <table:table-cell office:value-type="string" calcext:value-type="string">
            <text:p>mm</text:p>
          </table:table-cell>
          <table:table-cell office:value-type="float" office:value="493.26" calcext:value-type="float">
            <text:p>493,2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29,38 um</text:p>
          </table:table-cell>
          <table:table-cell table:number-columns-repeated="2"/>
          <table:table-cell table:formula="of:=[.E123]*0.001" office:value-type="float" office:value="0.00208" calcext:value-type="float">
            <text:p>0,00208</text:p>
          </table:table-cell>
          <table:table-cell table:formula="of:=[.A123]*1000" office:value-type="float" office:value="350000" calcext:value-type="float">
            <text:p>350000</text:p>
          </table:table-cell>
          <table:table-cell table:number-columns-repeated="3"/>
          <table:table-cell table:formula="of:=([.$L$160]-[.L123])/[.$L$160]" office:value-type="float" office:value="0.970221904080172" calcext:value-type="float">
            <text:p>0,970221904080172</text:p>
          </table:table-cell>
          <table:table-cell table:formula="of:=[.M123]/[.$M$160]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keV</text:p>
          </table:table-cell>
          <table:table-cell office:value-type="float" office:value="0.6802" calcext:value-type="float">
            <text:p>0,6802</text:p>
          </table:table-cell>
          <table:table-cell office:value-type="float" office:value="0.0024" calcext:value-type="float">
            <text:p>0,0024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mm</text:p>
          </table:table-cell>
          <table:table-cell office:value-type="float" office:value="498.05" calcext:value-type="float">
            <text:p>498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38,39 um</text:p>
          </table:table-cell>
          <table:table-cell table:number-columns-repeated="2"/>
          <table:table-cell table:formula="of:=[.E124]*0.001" office:value-type="float" office:value="0.00218" calcext:value-type="float">
            <text:p>0,00218</text:p>
          </table:table-cell>
          <table:table-cell table:formula="of:=[.A124]*1000" office:value-type="float" office:value="375000" calcext:value-type="float">
            <text:p>375000</text:p>
          </table:table-cell>
          <table:table-cell table:number-columns-repeated="3"/>
          <table:table-cell table:formula="of:=([.$L$160]-[.L124])/[.$L$160]" office:value-type="float" office:value="0.968790264853257" calcext:value-type="float">
            <text:p>0,968790264853257</text:p>
          </table:table-cell>
          <table:table-cell table:formula="of:=[.M124]/[.$M$160]" office:value-type="float" office:value="0.0375" calcext:value-type="float">
            <text:p>0,0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keV</text:p>
          </table:table-cell>
          <table:table-cell office:value-type="float" office:value="0.6962" calcext:value-type="float">
            <text:p>0,6962</text:p>
          </table:table-cell>
          <table:table-cell office:value-type="float" office:value="0.002288" calcext:value-type="float">
            <text:p>0,002288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mm</text:p>
          </table:table-cell>
          <table:table-cell office:value-type="float" office:value="502.44" calcext:value-type="float">
            <text:p>502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46,82 um</text:p>
          </table:table-cell>
          <table:table-cell table:number-columns-repeated="2"/>
          <table:table-cell table:formula="of:=[.E125]*0.001" office:value-type="float" office:value="0.00227" calcext:value-type="float">
            <text:p>0,00227</text:p>
          </table:table-cell>
          <table:table-cell table:formula="of:=[.A125]*1000" office:value-type="float" office:value="400000" calcext:value-type="float">
            <text:p>400000</text:p>
          </table:table-cell>
          <table:table-cell table:number-columns-repeated="3"/>
          <table:table-cell table:formula="of:=([.$L$160]-[.L125])/[.$L$160]" office:value-type="float" office:value="0.967501789549034" calcext:value-type="float">
            <text:p>0,967501789549034</text:p>
          </table:table-cell>
          <table:table-cell table:formula="of:=[.M125]/[.$M$160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keV</text:p>
          </table:table-cell>
          <table:table-cell office:value-type="float" office:value="0.7217" calcext:value-type="float">
            <text:p>0,7217</text:p>
          </table:table-cell>
          <table:table-cell office:value-type="float" office:value="0.002095" calcext:value-type="float">
            <text:p>0,002095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mm</text:p>
          </table:table-cell>
          <table:table-cell office:value-type="float" office:value="510.56" calcext:value-type="float">
            <text:p>510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62,28 um</text:p>
          </table:table-cell>
          <table:table-cell table:number-columns-repeated="2"/>
          <table:table-cell table:formula="of:=[.E126]*0.001" office:value-type="float" office:value="0.00245" calcext:value-type="float">
            <text:p>0,00245</text:p>
          </table:table-cell>
          <table:table-cell table:formula="of:=[.A126]*1000" office:value-type="float" office:value="450000" calcext:value-type="float">
            <text:p>450000</text:p>
          </table:table-cell>
          <table:table-cell table:number-columns-repeated="3"/>
          <table:table-cell table:formula="of:=([.$L$160]-[.L126])/[.$L$160]" office:value-type="float" office:value="0.964924838940587" calcext:value-type="float">
            <text:p>0,964924838940587</text:p>
          </table:table-cell>
          <table:table-cell table:formula="of:=[.M126]/[.$M$160]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keV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mm</text:p>
          </table:table-cell>
          <table:table-cell office:value-type="float" office:value="517.7" calcext:value-type="float">
            <text:p>517,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76,30 um</text:p>
          </table:table-cell>
          <table:table-cell table:number-columns-repeated="2"/>
          <table:table-cell table:formula="of:=[.E127]*0.001" office:value-type="float" office:value="0.00262" calcext:value-type="float">
            <text:p>0,00262</text:p>
          </table:table-cell>
          <table:table-cell table:formula="of:=[.A127]*1000" office:value-type="float" office:value="500000" calcext:value-type="float">
            <text:p>500000</text:p>
          </table:table-cell>
          <table:table-cell table:number-columns-repeated="3"/>
          <table:table-cell table:formula="of:=([.$L$160]-[.L127])/[.$L$160]" office:value-type="float" office:value="0.962491052254832" calcext:value-type="float">
            <text:p>0,962491052254832</text:p>
          </table:table-cell>
          <table:table-cell table:formula="of:=[.M127]/[.$M$160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keV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0018" calcext:value-type="float">
            <text:p>0,0018</text:p>
          </table:table-cell>
          <table:table-cell office:value-type="float" office:value="2.79" calcext:value-type="float">
            <text:p>2,79</text:p>
          </table:table-cell>
          <table:table-cell office:value-type="string" calcext:value-type="string">
            <text:p>mm</text:p>
          </table:table-cell>
          <table:table-cell office:value-type="float" office:value="524.14" calcext:value-type="float">
            <text:p>524,1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89,25 um</text:p>
          </table:table-cell>
          <table:table-cell table:number-columns-repeated="2"/>
          <table:table-cell table:formula="of:=[.E128]*0.001" office:value-type="float" office:value="0.00279" calcext:value-type="float">
            <text:p>0,00279</text:p>
          </table:table-cell>
          <table:table-cell table:formula="of:=[.A128]*1000" office:value-type="float" office:value="550000" calcext:value-type="float">
            <text:p>550000</text:p>
          </table:table-cell>
          <table:table-cell table:number-columns-repeated="3"/>
          <table:table-cell table:formula="of:=([.$L$160]-[.L128])/[.$L$160]" office:value-type="float" office:value="0.960057265569077" calcext:value-type="float">
            <text:p>0,960057265569077</text:p>
          </table:table-cell>
          <table:table-cell table:formula="of:=[.M128]/[.$M$160]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keV</text:p>
          </table:table-cell>
          <table:table-cell office:value-type="float" office:value="0.7587" calcext:value-type="float">
            <text:p>0,7587</text:p>
          </table:table-cell>
          <table:table-cell office:value-type="float" office:value="0.001684" calcext:value-type="float">
            <text:p>0,001684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mm</text:p>
          </table:table-cell>
          <table:table-cell office:value-type="float" office:value="530.03" calcext:value-type="float">
            <text:p>530,0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01,37 um</text:p>
          </table:table-cell>
          <table:table-cell table:number-columns-repeated="2"/>
          <table:table-cell table:formula="of:=[.E129]*0.001" office:value-type="float" office:value="0.00296" calcext:value-type="float">
            <text:p>0,00296</text:p>
          </table:table-cell>
          <table:table-cell table:formula="of:=[.A129]*1000" office:value-type="float" office:value="600000" calcext:value-type="float">
            <text:p>600000</text:p>
          </table:table-cell>
          <table:table-cell table:number-columns-repeated="3"/>
          <table:table-cell table:formula="of:=([.$L$160]-[.L129])/[.$L$160]" office:value-type="float" office:value="0.957623478883321" calcext:value-type="float">
            <text:p>0,957623478883321</text:p>
          </table:table-cell>
          <table:table-cell table:formula="of:=[.M129]/[.$M$16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keV</text:p>
          </table:table-cell>
          <table:table-cell office:value-type="float" office:value="0.7621" calcext:value-type="float">
            <text:p>0,7621</text:p>
          </table:table-cell>
          <table:table-cell office:value-type="float" office:value="0.001583" calcext:value-type="float">
            <text:p>0,001583</text:p>
          </table:table-cell>
          <table:table-cell office:value-type="float" office:value="3.13" calcext:value-type="float">
            <text:p>3,13</text:p>
          </table:table-cell>
          <table:table-cell office:value-type="string" calcext:value-type="string">
            <text:p>mm</text:p>
          </table:table-cell>
          <table:table-cell office:value-type="float" office:value="535.52" calcext:value-type="float">
            <text:p>535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12,86 um</text:p>
          </table:table-cell>
          <table:table-cell table:number-columns-repeated="2"/>
          <table:table-cell table:formula="of:=[.E130]*0.001" office:value-type="float" office:value="0.00313" calcext:value-type="float">
            <text:p>0,00313</text:p>
          </table:table-cell>
          <table:table-cell table:formula="of:=[.A130]*1000" office:value-type="float" office:value="650000" calcext:value-type="float">
            <text:p>650000</text:p>
          </table:table-cell>
          <table:table-cell table:number-columns-repeated="3"/>
          <table:table-cell table:formula="of:=([.$L$160]-[.L130])/[.$L$160]" office:value-type="float" office:value="0.955189692197566" calcext:value-type="float">
            <text:p>0,955189692197566</text:p>
          </table:table-cell>
          <table:table-cell table:formula="of:=[.M130]/[.$M$160]"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keV</text:p>
          </table:table-cell>
          <table:table-cell office:value-type="float" office:value="0.7625" calcext:value-type="float">
            <text:p>0,7625</text:p>
          </table:table-cell>
          <table:table-cell office:value-type="float" office:value="0.001495" calcext:value-type="float">
            <text:p>0,001495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mm</text:p>
          </table:table-cell>
          <table:table-cell office:value-type="float" office:value="540.68" calcext:value-type="float">
            <text:p>540,6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23,86 um</text:p>
          </table:table-cell>
          <table:table-cell table:number-columns-repeated="2"/>
          <table:table-cell table:formula="of:=[.E131]*0.001" office:value-type="float" office:value="0.0033" calcext:value-type="float">
            <text:p>0,0033</text:p>
          </table:table-cell>
          <table:table-cell table:formula="of:=[.A131]*1000" office:value-type="float" office:value="700000" calcext:value-type="float">
            <text:p>700000</text:p>
          </table:table-cell>
          <table:table-cell table:number-columns-repeated="3"/>
          <table:table-cell table:formula="of:=([.$L$160]-[.L131])/[.$L$160]" office:value-type="float" office:value="0.952755905511811" calcext:value-type="float">
            <text:p>0,952755905511811</text:p>
          </table:table-cell>
          <table:table-cell table:formula="of:=[.M131]/[.$M$160]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keV</text:p>
          </table:table-cell>
          <table:table-cell office:value-type="float" office:value="0.757" calcext:value-type="float">
            <text:p>0,757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3.65" calcext:value-type="float">
            <text:p>3,65</text:p>
          </table:table-cell>
          <table:table-cell office:value-type="string" calcext:value-type="string">
            <text:p>mm</text:p>
          </table:table-cell>
          <table:table-cell office:value-type="float" office:value="551.32" calcext:value-type="float">
            <text:p>551,3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44,79 um</text:p>
          </table:table-cell>
          <table:table-cell table:number-columns-repeated="2"/>
          <table:table-cell table:formula="of:=[.E132]*0.001" office:value-type="float" office:value="0.00365" calcext:value-type="float">
            <text:p>0,00365</text:p>
          </table:table-cell>
          <table:table-cell table:formula="of:=[.A132]*1000" office:value-type="float" office:value="800000" calcext:value-type="float">
            <text:p>800000</text:p>
          </table:table-cell>
          <table:table-cell table:number-columns-repeated="3"/>
          <table:table-cell table:formula="of:=([.$L$160]-[.L132])/[.$L$160]" office:value-type="float" office:value="0.947745168217609" calcext:value-type="float">
            <text:p>0,947745168217609</text:p>
          </table:table-cell>
          <table:table-cell table:formula="of:=[.M132]/[.$M$160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keV</text:p>
          </table:table-cell>
          <table:table-cell office:value-type="float" office:value="0.7459" calcext:value-type="float">
            <text:p>0,7459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mm</text:p>
          </table:table-cell>
          <table:table-cell office:value-type="float" office:value="561.3" calcext:value-type="float">
            <text:p>561,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64,74 um</text:p>
          </table:table-cell>
          <table:table-cell table:number-columns-repeated="2"/>
          <table:table-cell table:formula="of:=[.E133]*0.001" office:value-type="float" office:value="0.00399" calcext:value-type="float">
            <text:p>0,00399</text:p>
          </table:table-cell>
          <table:table-cell table:formula="of:=[.A133]*1000" office:value-type="float" office:value="900000" calcext:value-type="float">
            <text:p>900000</text:p>
          </table:table-cell>
          <table:table-cell table:number-columns-repeated="3"/>
          <table:table-cell table:formula="of:=([.$L$160]-[.L133])/[.$L$160]" office:value-type="float" office:value="0.942877594846099" calcext:value-type="float">
            <text:p>0,942877594846099</text:p>
          </table:table-cell>
          <table:table-cell table:formula="of:=[.M133]/[.$M$160]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eV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001131" calcext:value-type="float">
            <text:p>0,001131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mm</text:p>
          </table:table-cell>
          <table:table-cell office:value-type="float" office:value="570.88" calcext:value-type="float">
            <text:p>570,8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84,10 um</text:p>
          </table:table-cell>
          <table:table-cell table:number-columns-repeated="2"/>
          <table:table-cell table:formula="of:=[.E134]*0.001" office:value-type="float" office:value="0.00435" calcext:value-type="float">
            <text:p>0,00435</text:p>
          </table:table-cell>
          <table:table-cell table:formula="of:=[.A134]*1000000" office:value-type="float" office:value="1000000" calcext:value-type="float">
            <text:p>1000000</text:p>
          </table:table-cell>
          <table:table-cell table:number-columns-repeated="3"/>
          <table:table-cell table:formula="of:=([.$L$160]-[.L134])/[.$L$160]" office:value-type="float" office:value="0.937723693629205" calcext:value-type="float">
            <text:p>0,937723693629205</text:p>
          </table:table-cell>
          <table:table-cell table:formula="of:=[.M134]/[.$M$16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MeV</text:p>
          </table:table-cell>
          <table:table-cell office:value-type="float" office:value="0.7159" calcext:value-type="float">
            <text:p>0,7159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mm</text:p>
          </table:table-cell>
          <table:table-cell office:value-type="float" office:value="580.22" calcext:value-type="float">
            <text:p>580,2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03,12 um</text:p>
          </table:table-cell>
          <table:table-cell table:number-columns-repeated="2"/>
          <table:table-cell table:formula="of:=[.E135]*0.001" office:value-type="float" office:value="0.00471" calcext:value-type="float">
            <text:p>0,00471</text:p>
          </table:table-cell>
          <table:table-cell table:formula="of:=[.A135]*1000000" office:value-type="float" office:value="1100000" calcext:value-type="float">
            <text:p>1100000</text:p>
          </table:table-cell>
          <table:table-cell table:number-columns-repeated="3"/>
          <table:table-cell table:formula="of:=([.$L$160]-[.L135])/[.$L$160]" office:value-type="float" office:value="0.932569792412312" calcext:value-type="float">
            <text:p>0,932569792412312</text:p>
          </table:table-cell>
          <table:table-cell table:formula="of:=[.M135]/[.$M$160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MeV</text:p>
          </table:table-cell>
          <table:table-cell office:value-type="float" office:value="0.6995" calcext:value-type="float">
            <text:p>0,6995</text:p>
          </table:table-cell>
          <table:table-cell office:value-type="float" office:value="0.0009783" calcext:value-type="float">
            <text:p>0,0009783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mm</text:p>
          </table:table-cell>
          <table:table-cell office:value-type="float" office:value="589.44" calcext:value-type="float">
            <text:p>589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21,99 um</text:p>
          </table:table-cell>
          <table:table-cell table:number-columns-repeated="2"/>
          <table:table-cell table:formula="of:=[.E136]*0.001" office:value-type="float" office:value="0.00508" calcext:value-type="float">
            <text:p>0,00508</text:p>
          </table:table-cell>
          <table:table-cell table:formula="of:=[.A136]*1000000" office:value-type="float" office:value="1200000" calcext:value-type="float">
            <text:p>1200000</text:p>
          </table:table-cell>
          <table:table-cell table:number-columns-repeated="3"/>
          <table:table-cell table:formula="of:=([.$L$160]-[.L136])/[.$L$160]" office:value-type="float" office:value="0.927272727272727" calcext:value-type="float">
            <text:p>0,927272727272727</text:p>
          </table:table-cell>
          <table:table-cell table:formula="of:=[.M136]/[.$M$160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MeV</text:p>
          </table:table-cell>
          <table:table-cell office:value-type="float" office:value="0.6831" calcext:value-type="float">
            <text:p>0,6831</text:p>
          </table:table-cell>
          <table:table-cell office:value-type="float" office:value="0.0009176" calcext:value-type="float">
            <text:p>0,0009176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mm</text:p>
          </table:table-cell>
          <table:table-cell office:value-type="float" office:value="598.62" calcext:value-type="float">
            <text:p>598,6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40,83 um</text:p>
          </table:table-cell>
          <table:table-cell table:number-columns-repeated="2"/>
          <table:table-cell table:formula="of:=[.E137]*0.001" office:value-type="float" office:value="0.00546" calcext:value-type="float">
            <text:p>0,00546</text:p>
          </table:table-cell>
          <table:table-cell table:formula="of:=[.A137]*1000000" office:value-type="float" office:value="1300000" calcext:value-type="float">
            <text:p>1300000</text:p>
          </table:table-cell>
          <table:table-cell table:number-columns-repeated="3"/>
          <table:table-cell table:formula="of:=([.$L$160]-[.L137])/[.$L$160]" office:value-type="float" office:value="0.921832498210451" calcext:value-type="float">
            <text:p>0,921832498210451</text:p>
          </table:table-cell>
          <table:table-cell table:formula="of:=[.M137]/[.$M$160]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MeV</text:p>
          </table:table-cell>
          <table:table-cell office:value-type="float" office:value="0.6668" calcext:value-type="float">
            <text:p>0,6668</text:p>
          </table:table-cell>
          <table:table-cell office:value-type="float" office:value="0.0008646" calcext:value-type="float">
            <text:p>0,0008646</text:p>
          </table:table-cell>
          <table:table-cell office:value-type="float" office:value="5.85" calcext:value-type="float">
            <text:p>5,85</text:p>
          </table:table-cell>
          <table:table-cell office:value-type="string" calcext:value-type="string">
            <text:p>mm</text:p>
          </table:table-cell>
          <table:table-cell office:value-type="float" office:value="607.81" calcext:value-type="float">
            <text:p>607,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59,74 um</text:p>
          </table:table-cell>
          <table:table-cell table:number-columns-repeated="2"/>
          <table:table-cell table:formula="of:=[.E138]*0.001" office:value-type="float" office:value="0.00585" calcext:value-type="float">
            <text:p>0,00585</text:p>
          </table:table-cell>
          <table:table-cell table:formula="of:=[.A138]*1000000" office:value-type="float" office:value="1400000" calcext:value-type="float">
            <text:p>1400000</text:p>
          </table:table-cell>
          <table:table-cell table:number-columns-repeated="3"/>
          <table:table-cell table:formula="of:=([.$L$160]-[.L138])/[.$L$160]" office:value-type="float" office:value="0.916249105225483" calcext:value-type="float">
            <text:p>0,916249105225483</text:p>
          </table:table-cell>
          <table:table-cell table:formula="of:=[.M138]/[.$M$160]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MeV</text:p>
          </table:table-cell>
          <table:table-cell office:value-type="float" office:value="0.6511" calcext:value-type="float">
            <text:p>0,6511</text:p>
          </table:table-cell>
          <table:table-cell office:value-type="float" office:value="0.0008178" calcext:value-type="float">
            <text:p>0,0008178</text:p>
          </table:table-cell>
          <table:table-cell office:value-type="float" office:value="6.25" calcext:value-type="float">
            <text:p>6,25</text:p>
          </table:table-cell>
          <table:table-cell office:value-type="string" calcext:value-type="string">
            <text:p>mm</text:p>
          </table:table-cell>
          <table:table-cell office:value-type="float" office:value="617.05" calcext:value-type="float">
            <text:p>617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78,80 um</text:p>
          </table:table-cell>
          <table:table-cell table:number-columns-repeated="2"/>
          <table:table-cell table:formula="of:=[.E139]*0.001" office:value-type="float" office:value="0.00625" calcext:value-type="float">
            <text:p>0,00625</text:p>
          </table:table-cell>
          <table:table-cell table:formula="of:=[.A139]*1000000" office:value-type="float" office:value="1500000" calcext:value-type="float">
            <text:p>1500000</text:p>
          </table:table-cell>
          <table:table-cell table:number-columns-repeated="3"/>
          <table:table-cell table:formula="of:=([.$L$160]-[.L139])/[.$L$160]" office:value-type="float" office:value="0.910522548317824" calcext:value-type="float">
            <text:p>0,910522548317824</text:p>
          </table:table-cell>
          <table:table-cell table:formula="of:=[.M139]/[.$M$160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MeV</text:p>
          </table:table-cell>
          <table:table-cell office:value-type="float" office:value="0.6359" calcext:value-type="float">
            <text:p>0,6359</text:p>
          </table:table-cell>
          <table:table-cell office:value-type="float" office:value="0.0007763" calcext:value-type="float">
            <text:p>0,0007763</text:p>
          </table:table-cell>
          <table:table-cell office:value-type="float" office:value="6.66" calcext:value-type="float">
            <text:p>6,66</text:p>
          </table:table-cell>
          <table:table-cell office:value-type="string" calcext:value-type="string">
            <text:p>mm</text:p>
          </table:table-cell>
          <table:table-cell office:value-type="float" office:value="626.38" calcext:value-type="float">
            <text:p>626,3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98,05 um</text:p>
          </table:table-cell>
          <table:table-cell table:number-columns-repeated="2"/>
          <table:table-cell table:formula="of:=[.E140]*0.001" office:value-type="float" office:value="0.00666" calcext:value-type="float">
            <text:p>0,00666</text:p>
          </table:table-cell>
          <table:table-cell table:formula="of:=[.A140]*1000000" office:value-type="float" office:value="1600000" calcext:value-type="float">
            <text:p>1600000</text:p>
          </table:table-cell>
          <table:table-cell table:number-columns-repeated="3"/>
          <table:table-cell table:formula="of:=([.$L$160]-[.L140])/[.$L$160]" office:value-type="float" office:value="0.904652827487473" calcext:value-type="float">
            <text:p>0,904652827487473</text:p>
          </table:table-cell>
          <table:table-cell table:formula="of:=[.M140]/[.$M$160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MeV</text:p>
          </table:table-cell>
          <table:table-cell office:value-type="float" office:value="0.6213" calcext:value-type="float">
            <text:p>0,6213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mm</text:p>
          </table:table-cell>
          <table:table-cell office:value-type="float" office:value="635.83" calcext:value-type="float">
            <text:p>635,8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17,54 um</text:p>
          </table:table-cell>
          <table:table-cell table:number-columns-repeated="2"/>
          <table:table-cell table:formula="of:=[.E141]*0.001" office:value-type="float" office:value="0.00708" calcext:value-type="float">
            <text:p>0,00708</text:p>
          </table:table-cell>
          <table:table-cell table:formula="of:=[.A141]*1000000" office:value-type="float" office:value="1700000" calcext:value-type="float">
            <text:p>1700000</text:p>
          </table:table-cell>
          <table:table-cell table:number-columns-repeated="3"/>
          <table:table-cell table:formula="of:=([.$L$160]-[.L141])/[.$L$160]" office:value-type="float" office:value="0.898639942734431" calcext:value-type="float">
            <text:p>0,898639942734431</text:p>
          </table:table-cell>
          <table:table-cell table:formula="of:=[.M141]/[.$M$160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MeV</text:p>
          </table:table-cell>
          <table:table-cell office:value-type="float" office:value="0.6075" calcext:value-type="float">
            <text:p>0,6075</text:p>
          </table:table-cell>
          <table:table-cell office:value-type="float" office:value="0.0007055" calcext:value-type="float">
            <text:p>0,0007055</text:p>
          </table:table-cell>
          <table:table-cell office:value-type="float" office:value="7.51" calcext:value-type="float">
            <text:p>7,51</text:p>
          </table:table-cell>
          <table:table-cell office:value-type="string" calcext:value-type="string">
            <text:p>mm</text:p>
          </table:table-cell>
          <table:table-cell office:value-type="float" office:value="645.41" calcext:value-type="float">
            <text:p>645,4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37,31 um</text:p>
          </table:table-cell>
          <table:table-cell table:number-columns-repeated="2"/>
          <table:table-cell table:formula="of:=[.E142]*0.001" office:value-type="float" office:value="0.00751" calcext:value-type="float">
            <text:p>0,00751</text:p>
          </table:table-cell>
          <table:table-cell table:formula="of:=[.A142]*1000000" office:value-type="float" office:value="1800000" calcext:value-type="float">
            <text:p>1800000</text:p>
          </table:table-cell>
          <table:table-cell table:number-columns-repeated="3"/>
          <table:table-cell table:formula="of:=([.$L$160]-[.L142])/[.$L$160]" office:value-type="float" office:value="0.892483894058697" calcext:value-type="float">
            <text:p>0,892483894058697</text:p>
          </table:table-cell>
          <table:table-cell table:formula="of:=[.M142]/[.$M$160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eV</text:p>
          </table:table-cell>
          <table:table-cell office:value-type="float" office:value="0.5816" calcext:value-type="float">
            <text:p>0,5816</text:p>
          </table:table-cell>
          <table:table-cell office:value-type="float" office:value="0.0006474" calcext:value-type="float">
            <text:p>0,0006474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mm</text:p>
          </table:table-cell>
          <table:table-cell office:value-type="float" office:value="670.79" calcext:value-type="float">
            <text:p>670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77,78 um</text:p>
          </table:table-cell>
          <table:table-cell table:number-columns-repeated="2"/>
          <table:table-cell table:formula="of:=[.E143]*0.001" office:value-type="float" office:value="0.0084" calcext:value-type="float">
            <text:p>0,0084</text:p>
          </table:table-cell>
          <table:table-cell table:formula="of:=[.A143]*1000000" office:value-type="float" office:value="2000000" calcext:value-type="float">
            <text:p>2000000</text:p>
          </table:table-cell>
          <table:table-cell table:number-columns-repeated="3"/>
          <table:table-cell table:formula="of:=([.$L$160]-[.L143])/[.$L$160]" office:value-type="float" office:value="0.879742304939155" calcext:value-type="float">
            <text:p>0,879742304939155</text:p>
          </table:table-cell>
          <table:table-cell table:formula="of:=[.M143]/[.$M$160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MeV</text:p>
          </table:table-cell>
          <table:table-cell office:value-type="float" office:value="0.5526" calcext:value-type="float">
            <text:p>0,5526</text:p>
          </table:table-cell>
          <table:table-cell office:value-type="float" office:value="0.0005878" calcext:value-type="float">
            <text:p>0,0005878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mm</text:p>
          </table:table-cell>
          <table:table-cell office:value-type="float" office:value="707.4" calcext:value-type="float">
            <text:p>707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30,28 um</text:p>
          </table:table-cell>
          <table:table-cell table:number-columns-repeated="2"/>
          <table:table-cell table:formula="of:=[.E144]*0.001" office:value-type="float" office:value="0.00957" calcext:value-type="float">
            <text:p>0,00957</text:p>
          </table:table-cell>
          <table:table-cell table:formula="of:=[.A144]*1000000" office:value-type="float" office:value="2250000" calcext:value-type="float">
            <text:p>2250000</text:p>
          </table:table-cell>
          <table:table-cell table:number-columns-repeated="3"/>
          <table:table-cell table:formula="of:=([.$L$160]-[.L144])/[.$L$160]" office:value-type="float" office:value="0.862992125984252" calcext:value-type="float">
            <text:p>0,862992125984252</text:p>
          </table:table-cell>
          <table:table-cell table:formula="of:=[.M144]/[.$M$160]"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MeV</text:p>
          </table:table-cell>
          <table:table-cell office:value-type="float" office:value="0.527" calcext:value-type="float">
            <text:p>0,527</text:p>
          </table:table-cell>
          <table:table-cell office:value-type="float" office:value="0.000539" calcext:value-type="float">
            <text:p>0,000539</text:p>
          </table:table-cell>
          <table:table-cell office:value-type="float" office:value="10.79" calcext:value-type="float">
            <text:p>10,79</text:p>
          </table:table-cell>
          <table:table-cell office:value-type="string" calcext:value-type="string">
            <text:p>mm</text:p>
          </table:table-cell>
          <table:table-cell office:value-type="float" office:value="745.3" calcext:value-type="float">
            <text:p>745,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85,04 um</text:p>
          </table:table-cell>
          <table:table-cell table:number-columns-repeated="2"/>
          <table:table-cell table:formula="of:=[.E145]*0.001" office:value-type="float" office:value="0.01079" calcext:value-type="float">
            <text:p>0,01079</text:p>
          </table:table-cell>
          <table:table-cell table:formula="of:=[.A145]*1000000" office:value-type="float" office:value="2500000" calcext:value-type="float">
            <text:p>2500000</text:p>
          </table:table-cell>
          <table:table-cell table:number-columns-repeated="3"/>
          <table:table-cell table:formula="of:=([.$L$160]-[.L145])/[.$L$160]" office:value-type="float" office:value="0.845526127415891" calcext:value-type="float">
            <text:p>0,845526127415891</text:p>
          </table:table-cell>
          <table:table-cell table:formula="of:=[.M145]/[.$M$160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MeV</text:p>
          </table:table-cell>
          <table:table-cell office:value-type="float" office:value="0.5041" calcext:value-type="float">
            <text:p>0,5041</text:p>
          </table:table-cell>
          <table:table-cell office:value-type="float" office:value="0.0004982" calcext:value-type="float">
            <text:p>0,0004982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mm</text:p>
          </table:table-cell>
          <table:table-cell office:value-type="float" office:value="784.48" calcext:value-type="float">
            <text:p>784,4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4 mm</text:p>
          </table:table-cell>
          <table:table-cell table:number-columns-repeated="2"/>
          <table:table-cell table:formula="of:=[.E146]*0.001" office:value-type="float" office:value="0.01208" calcext:value-type="float">
            <text:p>0,01208</text:p>
          </table:table-cell>
          <table:table-cell table:formula="of:=[.A146]*1000000" office:value-type="float" office:value="2750000" calcext:value-type="float">
            <text:p>2750000</text:p>
          </table:table-cell>
          <table:table-cell table:number-columns-repeated="3"/>
          <table:table-cell table:formula="of:=([.$L$160]-[.L146])/[.$L$160]" office:value-type="float" office:value="0.82705798138869" calcext:value-type="float">
            <text:p>0,82705798138869</text:p>
          </table:table-cell>
          <table:table-cell table:formula="of:=[.M146]/[.$M$160]"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eV</text:p>
          </table:table-cell>
          <table:table-cell office:value-type="float" office:value="0.4837" calcext:value-type="float">
            <text:p>0,4837</text:p>
          </table:table-cell>
          <table:table-cell office:value-type="float" office:value="0.0004635" calcext:value-type="float">
            <text:p>0,0004635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mm</text:p>
          </table:table-cell>
          <table:table-cell office:value-type="float" office:value="824.89" calcext:value-type="float">
            <text:p>824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0 mm</text:p>
          </table:table-cell>
          <table:table-cell table:number-columns-repeated="2"/>
          <table:table-cell table:formula="of:=[.E147]*0.001" office:value-type="float" office:value="0.01342" calcext:value-type="float">
            <text:p>0,01342</text:p>
          </table:table-cell>
          <table:table-cell table:formula="of:=[.A147]*1000000" office:value-type="float" office:value="3000000" calcext:value-type="float">
            <text:p>3000000</text:p>
          </table:table-cell>
          <table:table-cell table:number-columns-repeated="3"/>
          <table:table-cell table:formula="of:=([.$L$160]-[.L147])/[.$L$160]" office:value-type="float" office:value="0.807874015748031" calcext:value-type="float">
            <text:p>0,807874015748031</text:p>
          </table:table-cell>
          <table:table-cell table:formula="of:=[.M147]/[.$M$16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MeV</text:p>
          </table:table-cell>
          <table:table-cell office:value-type="float" office:value="0.4654" calcext:value-type="float">
            <text:p>0,4654</text:p>
          </table:table-cell>
          <table:table-cell office:value-type="float" office:value="0.0004337" calcext:value-type="float">
            <text:p>0,0004337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mm</text:p>
          </table:table-cell>
          <table:table-cell office:value-type="float" office:value="866.5" calcext:value-type="float">
            <text:p>866,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6 mm</text:p>
          </table:table-cell>
          <table:table-cell table:number-columns-repeated="2"/>
          <table:table-cell table:formula="of:=[.E148]*0.001" office:value-type="float" office:value="0.01482" calcext:value-type="float">
            <text:p>0,01482</text:p>
          </table:table-cell>
          <table:table-cell table:formula="of:=[.A148]*1000000" office:value-type="float" office:value="3250000" calcext:value-type="float">
            <text:p>3250000</text:p>
          </table:table-cell>
          <table:table-cell table:number-columns-repeated="3"/>
          <table:table-cell table:formula="of:=([.$L$160]-[.L148])/[.$L$160]" office:value-type="float" office:value="0.787831066571224" calcext:value-type="float">
            <text:p>0,787831066571224</text:p>
          </table:table-cell>
          <table:table-cell table:formula="of:=[.M148]/[.$M$160]" office:value-type="float" office:value="0.325" calcext:value-type="float">
            <text:p>0,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MeV</text:p>
          </table:table-cell>
          <table:table-cell office:value-type="float" office:value="0.4488" calcext:value-type="float">
            <text:p>0,4488</text:p>
          </table:table-cell>
          <table:table-cell office:value-type="float" office:value="0.0004077" calcext:value-type="float">
            <text:p>0,0004077</text:p>
          </table:table-cell>
          <table:table-cell office:value-type="float" office:value="16.27" calcext:value-type="float">
            <text:p>16,27</text:p>
          </table:table-cell>
          <table:table-cell office:value-type="string" calcext:value-type="string">
            <text:p>mm</text:p>
          </table:table-cell>
          <table:table-cell office:value-type="float" office:value="909.22" calcext:value-type="float">
            <text:p>909,2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3 mm</text:p>
          </table:table-cell>
          <table:table-cell table:number-columns-repeated="2"/>
          <table:table-cell table:formula="of:=[.E149]*0.001" office:value-type="float" office:value="0.01627" calcext:value-type="float">
            <text:p>0,01627</text:p>
          </table:table-cell>
          <table:table-cell table:formula="of:=[.A149]*1000000" office:value-type="float" office:value="3500000" calcext:value-type="float">
            <text:p>3500000</text:p>
          </table:table-cell>
          <table:table-cell table:number-columns-repeated="3"/>
          <table:table-cell table:formula="of:=([.$L$160]-[.L149])/[.$L$160]" office:value-type="float" office:value="0.767072297780959" calcext:value-type="float">
            <text:p>0,767072297780959</text:p>
          </table:table-cell>
          <table:table-cell table:formula="of:=[.M149]/[.$M$160]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MeV</text:p>
          </table:table-cell>
          <table:table-cell office:value-type="float" office:value="0.4337" calcext:value-type="float">
            <text:p>0,4337</text:p>
          </table:table-cell>
          <table:table-cell office:value-type="float" office:value="0.0003848" calcext:value-type="float">
            <text:p>0,0003848</text:p>
          </table:table-cell>
          <table:table-cell office:value-type="float" office:value="17.77" calcext:value-type="float">
            <text:p>17,77</text:p>
          </table:table-cell>
          <table:table-cell office:value-type="string" calcext:value-type="string">
            <text:p>mm</text:p>
          </table:table-cell>
          <table:table-cell office:value-type="float" office:value="953.01" calcext:value-type="float">
            <text:p>953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9 mm</text:p>
          </table:table-cell>
          <table:table-cell table:number-columns-repeated="2"/>
          <table:table-cell table:formula="of:=[.E150]*0.001" office:value-type="float" office:value="0.01777" calcext:value-type="float">
            <text:p>0,01777</text:p>
          </table:table-cell>
          <table:table-cell table:formula="of:=[.A150]*1000000" office:value-type="float" office:value="3750000" calcext:value-type="float">
            <text:p>3750000</text:p>
          </table:table-cell>
          <table:table-cell table:number-columns-repeated="3"/>
          <table:table-cell table:formula="of:=([.$L$160]-[.L150])/[.$L$160]" office:value-type="float" office:value="0.745597709377237" calcext:value-type="float">
            <text:p>0,745597709377237</text:p>
          </table:table-cell>
          <table:table-cell table:formula="of:=[.M150]/[.$M$160]"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eV</text:p>
          </table:table-cell>
          <table:table-cell office:value-type="float" office:value="0.4199" calcext:value-type="float">
            <text:p>0,4199</text:p>
          </table:table-cell>
          <table:table-cell office:value-type="float" office:value="0.0003646" calcext:value-type="float">
            <text:p>0,0003646</text:p>
          </table:table-cell>
          <table:table-cell office:value-type="float" office:value="19.32" calcext:value-type="float">
            <text:p>19,32</text:p>
          </table:table-cell>
          <table:table-cell office:value-type="string" calcext:value-type="string">
            <text:p>mm</text:p>
          </table:table-cell>
          <table:table-cell office:value-type="float" office:value="997.8" calcext:value-type="float">
            <text:p>997,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6 mm</text:p>
          </table:table-cell>
          <table:table-cell table:number-columns-repeated="2"/>
          <table:table-cell table:formula="of:=[.E151]*0.001" office:value-type="float" office:value="0.01932" calcext:value-type="float">
            <text:p>0,01932</text:p>
          </table:table-cell>
          <table:table-cell table:formula="of:=[.A151]*1000000" office:value-type="float" office:value="4000000" calcext:value-type="float">
            <text:p>4000000</text:p>
          </table:table-cell>
          <table:table-cell table:number-columns-repeated="3"/>
          <table:table-cell table:formula="of:=([.$L$160]-[.L151])/[.$L$160]" office:value-type="float" office:value="0.723407301360057" calcext:value-type="float">
            <text:p>0,723407301360057</text:p>
          </table:table-cell>
          <table:table-cell table:formula="of:=[.M151]/[.$M$160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MeV</text:p>
          </table:table-cell>
          <table:table-cell office:value-type="float" office:value="0.3957" calcext:value-type="float">
            <text:p>0,3957</text:p>
          </table:table-cell>
          <table:table-cell office:value-type="float" office:value="0.0003303" calcext:value-type="float">
            <text:p>0,0003303</text:p>
          </table:table-cell>
          <table:table-cell office:value-type="float" office:value="22.58" calcext:value-type="float">
            <text:p>22,58</text:p>
          </table:table-cell>
          <table:table-cell office:value-type="string" calcext:value-type="string">
            <text:p>mm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50 mm</text:p>
          </table:table-cell>
          <table:table-cell table:number-columns-repeated="2"/>
          <table:table-cell table:formula="of:=[.E152]*0.001" office:value-type="float" office:value="0.02258" calcext:value-type="float">
            <text:p>0,02258</text:p>
          </table:table-cell>
          <table:table-cell table:formula="of:=[.A152]*1000000" office:value-type="float" office:value="4500000" calcext:value-type="float">
            <text:p>4500000</text:p>
          </table:table-cell>
          <table:table-cell table:number-columns-repeated="3"/>
          <table:table-cell table:formula="of:=([.$L$160]-[.L152])/[.$L$160]" office:value-type="float" office:value="0.676735862562634" calcext:value-type="float">
            <text:p>0,676735862562634</text:p>
          </table:table-cell>
          <table:table-cell table:formula="of:=[.M152]/[.$M$160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eV</text:p>
          </table:table-cell>
          <table:table-cell office:value-type="float" office:value="0.3749" calcext:value-type="float">
            <text:p>0,3749</text:p>
          </table:table-cell>
          <table:table-cell office:value-type="float" office:value="0.0003022" calcext:value-type="float">
            <text:p>0,0003022</text:p>
          </table:table-cell>
          <table:table-cell office:value-type="float" office:value="26.03" calcext:value-type="float">
            <text:p>26,03</text:p>
          </table:table-cell>
          <table:table-cell office:value-type="string" calcext:value-type="string">
            <text:p>mm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66 mm</text:p>
          </table:table-cell>
          <table:table-cell table:number-columns-repeated="2"/>
          <table:table-cell table:formula="of:=[.E153]*0.001" office:value-type="float" office:value="0.02603" calcext:value-type="float">
            <text:p>0,02603</text:p>
          </table:table-cell>
          <table:table-cell table:formula="of:=[.A153]*1000000" office:value-type="float" office:value="5000000" calcext:value-type="float">
            <text:p>5000000</text:p>
          </table:table-cell>
          <table:table-cell table:number-columns-repeated="3"/>
          <table:table-cell table:formula="of:=([.$L$160]-[.L153])/[.$L$160]" office:value-type="float" office:value="0.627344309234073" calcext:value-type="float">
            <text:p>0,627344309234073</text:p>
          </table:table-cell>
          <table:table-cell table:formula="of:=[.M153]/[.$M$160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MeV</text:p>
          </table:table-cell>
          <table:table-cell office:value-type="float" office:value="0.3569" calcext:value-type="float">
            <text:p>0,3569</text:p>
          </table:table-cell>
          <table:table-cell office:value-type="float" office:value="0.0002788" calcext:value-type="float">
            <text:p>0,0002788</text:p>
          </table:table-cell>
          <table:table-cell office:value-type="float" office:value="29.66" calcext:value-type="float">
            <text:p>29,66</text:p>
          </table:table-cell>
          <table:table-cell office:value-type="string" calcext:value-type="string">
            <text:p>mm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81 mm</text:p>
          </table:table-cell>
          <table:table-cell table:number-columns-repeated="2"/>
          <table:table-cell table:formula="of:=[.E154]*0.001" office:value-type="float" office:value="0.02966" calcext:value-type="float">
            <text:p>0,02966</text:p>
          </table:table-cell>
          <table:table-cell table:formula="of:=[.A154]*1000000" office:value-type="float" office:value="5500000" calcext:value-type="float">
            <text:p>5500000</text:p>
          </table:table-cell>
          <table:table-cell table:number-columns-repeated="3"/>
          <table:table-cell table:formula="of:=([.$L$160]-[.L154])/[.$L$160]" office:value-type="float" office:value="0.575375805297065" calcext:value-type="float">
            <text:p>0,575375805297065</text:p>
          </table:table-cell>
          <table:table-cell table:formula="of:=[.M154]/[.$M$160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eV</text:p>
          </table:table-cell>
          <table:table-cell office:value-type="float" office:value="0.3411" calcext:value-type="float">
            <text:p>0,3411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33.47" calcext:value-type="float">
            <text:p>33,47</text:p>
          </table:table-cell>
          <table:table-cell office:value-type="string" calcext:value-type="string">
            <text:p>mm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98 mm</text:p>
          </table:table-cell>
          <table:table-cell table:number-columns-repeated="2"/>
          <table:table-cell table:formula="of:=[.E155]*0.001" office:value-type="float" office:value="0.03347" calcext:value-type="float">
            <text:p>0,03347</text:p>
          </table:table-cell>
          <table:table-cell table:formula="of:=[.A155]*1000000" office:value-type="float" office:value="6000000" calcext:value-type="float">
            <text:p>6000000</text:p>
          </table:table-cell>
          <table:table-cell table:number-columns-repeated="3"/>
          <table:table-cell table:formula="of:=([.$L$160]-[.L155])/[.$L$160]" office:value-type="float" office:value="0.520830350751611" calcext:value-type="float">
            <text:p>0,520830350751611</text:p>
          </table:table-cell>
          <table:table-cell table:formula="of:=[.M155]/[.$M$160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MeV</text:p>
          </table:table-cell>
          <table:table-cell office:value-type="float" office:value="0.3272" calcext:value-type="float">
            <text:p>0,3272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37.45" calcext:value-type="float">
            <text:p>37,45</text:p>
          </table:table-cell>
          <table:table-cell office:value-type="string" calcext:value-type="string">
            <text:p>mm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15 mm</text:p>
          </table:table-cell>
          <table:table-cell table:number-columns-repeated="2"/>
          <table:table-cell table:formula="of:=[.E156]*0.001" office:value-type="float" office:value="0.03745" calcext:value-type="float">
            <text:p>0,03745</text:p>
          </table:table-cell>
          <table:table-cell table:formula="of:=[.A156]*1000000" office:value-type="float" office:value="6500000" calcext:value-type="float">
            <text:p>6500000</text:p>
          </table:table-cell>
          <table:table-cell table:number-columns-repeated="3"/>
          <table:table-cell table:formula="of:=([.$L$160]-[.L156])/[.$L$160]" office:value-type="float" office:value="0.463851109520401" calcext:value-type="float">
            <text:p>0,463851109520401</text:p>
          </table:table-cell>
          <table:table-cell table:formula="of:=[.M156]/[.$M$160]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eV</text:p>
          </table:table-cell>
          <table:table-cell office:value-type="float" office:value="0.3147" calcext:value-type="float">
            <text:p>0,3147</text:p>
          </table:table-cell>
          <table:table-cell office:value-type="float" office:value="0.0002272" calcext:value-type="float">
            <text:p>0,0002272</text:p>
          </table:table-cell>
          <table:table-cell office:value-type="float" office:value="41.59" calcext:value-type="float">
            <text:p>41,59</text:p>
          </table:table-cell>
          <table:table-cell office:value-type="string" calcext:value-type="string">
            <text:p>mm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33 mm</text:p>
          </table:table-cell>
          <table:table-cell table:number-columns-repeated="2"/>
          <table:table-cell table:formula="of:=[.E157]*0.001" office:value-type="float" office:value="0.04159" calcext:value-type="float">
            <text:p>0,04159</text:p>
          </table:table-cell>
          <table:table-cell table:formula="of:=[.A157]*1000000" office:value-type="float" office:value="7000000" calcext:value-type="float">
            <text:p>7000000</text:p>
          </table:table-cell>
          <table:table-cell table:number-columns-repeated="3"/>
          <table:table-cell table:formula="of:=([.$L$160]-[.L157])/[.$L$160]" office:value-type="float" office:value="0.404581245526127" calcext:value-type="float">
            <text:p>0,404581245526127</text:p>
          </table:table-cell>
          <table:table-cell table:formula="of:=[.M157]/[.$M$160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eV</text:p>
          </table:table-cell>
          <table:table-cell office:value-type="float" office:value="0.2933" calcext:value-type="float">
            <text:p>0,2933</text:p>
          </table:table-cell>
          <table:table-cell office:value-type="float" office:value="0.0002027" calcext:value-type="float">
            <text:p>0,0002027</text:p>
          </table:table-cell>
          <table:table-cell office:value-type="float" office:value="50.34" calcext:value-type="float">
            <text:p>50,34</text:p>
          </table:table-cell>
          <table:table-cell office:value-type="string" calcext:value-type="string">
            <text:p>mm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70 mm</text:p>
          </table:table-cell>
          <table:table-cell table:number-columns-repeated="2"/>
          <table:table-cell table:formula="of:=[.E158]*0.001" office:value-type="float" office:value="0.05034" calcext:value-type="float">
            <text:p>0,05034</text:p>
          </table:table-cell>
          <table:table-cell table:formula="of:=[.A158]*1000000" office:value-type="float" office:value="8000000" calcext:value-type="float">
            <text:p>8000000</text:p>
          </table:table-cell>
          <table:table-cell table:number-columns-repeated="3"/>
          <table:table-cell table:formula="of:=([.$L$160]-[.L158])/[.$L$160]" office:value-type="float" office:value="0.279312813171081" calcext:value-type="float">
            <text:p>0,279312813171081</text:p>
          </table:table-cell>
          <table:table-cell table:formula="of:=[.M158]/[.$M$160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eV</text:p>
          </table:table-cell>
          <table:table-cell office:value-type="float" office:value="0.2729" calcext:value-type="float">
            <text:p>0,2729</text:p>
          </table:table-cell>
          <table:table-cell office:value-type="float" office:value="0.0001833" calcext:value-type="float">
            <text:p>0,0001833</text:p>
          </table:table-cell>
          <table:table-cell office:value-type="float" office:value="59.75" calcext:value-type="float">
            <text:p>59,75</text:p>
          </table:table-cell>
          <table:table-cell office:value-type="string" calcext:value-type="string">
            <text:p>mm</text:p>
          </table:table-cell>
          <table:table-cell office:value-type="float" office:value="2.73" calcext:value-type="float">
            <text:p>2,7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3,10 mm</text:p>
          </table:table-cell>
          <table:table-cell table:number-columns-repeated="2"/>
          <table:table-cell table:formula="of:=[.E159]*0.001" office:value-type="float" office:value="0.05975" calcext:value-type="float">
            <text:p>0,05975</text:p>
          </table:table-cell>
          <table:table-cell table:formula="of:=[.A159]*1000000" office:value-type="float" office:value="9000000" calcext:value-type="float">
            <text:p>9000000</text:p>
          </table:table-cell>
          <table:table-cell table:number-columns-repeated="3"/>
          <table:table-cell table:formula="of:=([.$L$160]-[.L159])/[.$L$160]" office:value-type="float" office:value="0.144595561918396" calcext:value-type="float">
            <text:p>0,144595561918396</text:p>
          </table:table-cell>
          <table:table-cell table:formula="of:=[.M159]/[.$M$160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eV</text:p>
          </table:table-cell>
          <table:table-cell office:value-type="float" office:value="0.2542" calcext:value-type="float">
            <text:p>0,2542</text:p>
          </table:table-cell>
          <table:table-cell office:value-type="float" office:value="0.0001674" calcext:value-type="float">
            <text:p>0,0001674</text:p>
          </table:table-cell>
          <table:table-cell office:value-type="float" office:value="69.85" calcext:value-type="float">
            <text:p>69,85</text:p>
          </table:table-cell>
          <table:table-cell office:value-type="string" calcext:value-type="string">
            <text:p>mm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3,51 mm</text:p>
          </table:table-cell>
          <table:table-cell table:number-columns-repeated="2"/>
          <table:table-cell table:formula="of:=[.E160]*0.001" office:value-type="float" office:value="0.06985" calcext:value-type="float">
            <text:p>0,06985</text:p>
          </table:table-cell>
          <table:table-cell table:formula="of:=[.A160]*1000000" office:value-type="float" office:value="10000000" calcext:value-type="float">
            <text:p>10000000</text:p>
          </table:table-cell>
          <table:table-cell table:number-columns-repeated="3"/>
          <table:table-cell table:formula="of:=([.$L$160]-[.L160])/[.$L$160]" office:value-type="float" office:value="0" calcext:value-type="float">
            <text:p>0</text:p>
          </table:table-cell>
          <table:table-cell table:formula="of:=[.M160]/[.$M$1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Multip</text:p>
          </table:table-cell>
          <table:table-cell office:value-type="string" calcext:value-type="string">
            <text:p>ly Sto</text:p>
          </table:table-cell>
          <table:table-cell office:value-type="string" calcext:value-type="string">
            <text:p>pping by</text:p>
          </table:table-cell>
          <table:table-cell office:value-type="string" calcext:value-type="string">
            <text:p><text:s text:c="5"/>for Sto</text:p>
          </table:table-cell>
          <table:table-cell office:value-type="string" calcext:value-type="string">
            <text:p>pping U</text:p>
          </table:table-cell>
          <table:table-cell office:value-type="string" calcext:value-type="string">
            <text:p>n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<text:s text:c="4"/>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table:number-columns-repeated="12"/>
        </table:table-row>
        <table:table-row table:style-name="ro1">
          <table:table-cell office:value-type="float" office:value="3.739" calcext:value-type="float">
            <text:p>3,739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<text:s text:c="5"/>eV / An</text:p>
          </table:table-cell>
          <table:table-cell office:value-type="string" calcext:value-type="string">
            <text:p>gstrom</text:p>
          </table:table-cell>
          <table:table-cell table:number-columns-repeated="13"/>
        </table:table-row>
        <table:table-row table:style-name="ro1">
          <table:table-cell office:value-type="float" office:value="3.739" calcext:value-type="float">
            <text:p>3,73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<text:s text:c="4"/>keV / mi</text:p>
          </table:table-cell>
          <table:table-cell office:value-type="string" calcext:value-type="string">
            <text:p>cron</text:p>
          </table:table-cell>
          <table:table-cell table:number-columns-repeated="13"/>
        </table:table-row>
        <table:table-row table:style-name="ro1">
          <table:table-cell office:value-type="float" office:value="3.739" calcext:value-type="float">
            <text:p>3,73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<text:s text:c="4"/>MeV / mm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u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M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.391" calcext:value-type="float">
            <text:p>1,39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<text:s text:c="5"/>eV / (1</text:p>
          </table:table-cell>
          <table:table-cell office:value-type="string" calcext:value-type="string">
            <text:p>E15 ato</text:p>
          </table:table-cell>
          <table:table-cell office:value-type="string" calcext:value-type="string">
            <text:p>ms/c</text:p>
          </table:table-cell>
          <table:table-cell office:value-type="string" calcext:value-type="string">
            <text:p>m2)</text:p>
          </table:table-cell>
          <table:table-cell table:number-columns-repeated="11"/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s text:c="4"/>L.S.S. r</text:p>
          </table:table-cell>
          <table:table-cell office:value-type="string" calcext:value-type="string">
            <text:p>educe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======</text:p>
          </table:table-cell>
          <table:table-cell table:formula="of:======" office:value-type="string" office:string-value="" calcext:value-type="error">
            <text:p>Err :510</text:p>
          </table:table-cell>
          <table:table-cell table:formula="of:===========" office:value-type="string" office:string-value="" calcext:value-type="error">
            <text:p>Err :510</text:p>
          </table:table-cell>
          <table:table-cell table:formula="of:============" office:value-type="string" office:string-value="" calcext:value-type="error">
            <text:p>Err :510</text:p>
          </table:table-cell>
          <table:table-cell table:formula="of: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C) 19</text:p>
          </table:table-cell>
          <table:table-cell office:value-type="float" office:value="84.198" calcext:value-type="float">
            <text:p>84,198</text:p>
          </table:table-cell>
          <table:table-cell office:value-type="string" calcext:value-type="string">
            <text:p>9,1992,1998</text:p>
          </table:table-cell>
          <table:table-cell office:value-type="string" calcext:value-type="string">
            <text:p>,2008 by J.P</text:p>
          </table:table-cell>
          <table:table-cell office:value-type="string" calcext:value-type="string">
            <text:p>. Biers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nd J.F.</text:p>
          </table:table-cell>
          <table:table-cell office:value-type="string" calcext:value-type="string">
            <text:p><text:s/>Zie</text:p>
          </table:table-cell>
          <table:table-cell office:value-type="string" calcext:value-type="string">
            <text:p>gl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22:22:57.942000000</dc:date>
    <meta:editing-duration>PT1M42S</meta:editing-duration>
    <meta:editing-cycles>1</meta:editing-cycles>
    <meta:document-statistic meta:table-count="1" meta:cell-count="2139" meta:object-count="0"/>
    <meta:generator>LibreOffice/6.0.0.3$Windows_X86_64 LibreOffice_project/64a0f66915f38c6217de274f0aa8e15618924765</meta:generator>
  </office:meta>
</office:document-meta>
</file>